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ine p=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arse p = 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cob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4.448693195" calcext:value-type="float">
            <text:p>2.66E+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219762954536" calcext:value-type="float">
            <text:p>7.22E+00</text:p>
          </table:table-cell>
          <table:table-cell table:formula="of:=[.B5]/[.B4]" office:value-type="float" office:value="0.00270966484472952" calcext:value-type="float">
            <text:p>0.0027096648447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57165871187" calcext:value-type="float">
            <text:p>5.96E-01</text:p>
          </table:table-cell>
          <table:table-cell table:formula="of:=[.B6]/[.B5]" office:value-type="float" office:value="0.0825119316063453" calcext:value-type="float">
            <text:p>0.0825119316063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409657761652" calcext:value-type="float">
            <text:p>8.41E-02</text:p>
          </table:table-cell>
          <table:table-cell table:formula="of:=[.B7]/[.B6]" office:value-type="float" office:value="0.141168769570895" calcext:value-type="float">
            <text:p>0.1411687695708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850892192467" calcext:value-type="float">
            <text:p>1.85E-02</text:p>
          </table:table-cell>
          <table:table-cell table:formula="of:=[.B8]/[.B7]" office:value-type="float" office:value="0.220091262323071" calcext:value-type="float">
            <text:p>0.2200912623230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899959287897" calcext:value-type="float">
            <text:p>4.90E-03</text:p>
          </table:table-cell>
          <table:table-cell table:formula="of:=[.B9]/[.B8]" office:value-type="float" office:value="0.264734991472733" calcext:value-type="float">
            <text:p>0.2647349914727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377200691499" calcext:value-type="float">
            <text:p>1.38E-03</text:p>
          </table:table-cell>
          <table:table-cell table:formula="of:=[.B10]/[.B9]" office:value-type="float" office:value="0.281063700855783" calcext:value-type="float">
            <text:p>0.2810637008557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969138176239" calcext:value-type="float">
            <text:p>3.97E-04</text:p>
          </table:table-cell>
          <table:table-cell table:formula="of:=[.B11]/[.B10]" office:value-type="float" office:value="0.288203324376699" calcext:value-type="float">
            <text:p>0.2882033243766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160236582405" calcext:value-type="float">
            <text:p>1.16E-04</text:p>
          </table:table-cell>
          <table:table-cell table:formula="of:=[.B12]/[.B11]" office:value-type="float" office:value="0.292314485131983" calcext:value-type="float">
            <text:p>0.29231448513198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3423627872337" calcext:value-type="float">
            <text:p>3.42E-05</text:p>
          </table:table-cell>
          <table:table-cell table:formula="of:=[.B13]/[.B12]" office:value-type="float" office:value="0.295080152122106" calcext:value-type="float">
            <text:p>0.2950801521221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017124426746" calcext:value-type="float">
            <text:p>1.02E-05</text:p>
          </table:table-cell>
          <table:table-cell table:formula="of:=[.B14]/[.B13]" office:value-type="float" office:value="0.297089655965355" calcext:value-type="float">
            <text:p>0.29708965596535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3037307208402" calcext:value-type="float">
            <text:p>3.04E-06</text:p>
          </table:table-cell>
          <table:table-cell table:formula="of:=[.B15]/[.B14]" office:value-type="float" office:value="0.298617074620752" calcext:value-type="float">
            <text:p>0.2986170746207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9106310862469" calcext:value-type="float">
            <text:p>9.11E-07</text:p>
          </table:table-cell>
          <table:table-cell table:formula="of:=[.B16]/[.B15]" office:value-type="float" office:value="0.299815271806504" calcext:value-type="float">
            <text:p>0.2998152718065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2738982463575" calcext:value-type="float">
            <text:p>2.74E-07</text:p>
          </table:table-cell>
          <table:table-cell table:formula="of:=[.B17]/[.B16]" office:value-type="float" office:value="0.300778493611888" calcext:value-type="float">
            <text:p>0.30077849361188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08259907886791" calcext:value-type="float">
            <text:p>8.26E-08</text:p>
          </table:table-cell>
          <table:table-cell table:formula="of:=[.B18]/[.B17]" office:value-type="float" office:value="0.301568483794158" calcext:value-type="float">
            <text:p>0.301568483794158</text:p>
          </table:table-cell>
          <table:table-cell table:formula="of:=AVERAGE([.C17:.C18])" office:value-type="float" office:value="0.301173488703023" calcext:value-type="float">
            <text:p>0.30117348870302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hebyshev 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4.797431746" calcext:value-type="float">
            <text:p>2.66E+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42706968092" calcext:value-type="float">
            <text:p>6.24E+00</text:p>
          </table:table-cell>
          <table:table-cell table:formula="of:=[.B22]/[.B21]" office:value-type="float" office:value="0.00234265722929706" calcext:value-type="float">
            <text:p>0.0023426572292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24166401747" calcext:value-type="float">
            <text:p>7.72E-01</text:p>
          </table:table-cell>
          <table:table-cell table:formula="of:=[.B23]/[.B22]" office:value-type="float" office:value="0.123731042338317" calcext:value-type="float">
            <text:p>0.1237310423383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612310906629" calcext:value-type="float">
            <text:p>1.61E-01</text:p>
          </table:table-cell>
          <table:table-cell table:formula="of:=[.B24]/[.B23]" office:value-type="float" office:value="0.208735910487938" calcext:value-type="float">
            <text:p>0.2087359104879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503114226348" calcext:value-type="float">
            <text:p>3.50E-02</text:p>
          </table:table-cell>
          <table:table-cell table:formula="of:=[.B25]/[.B24]" office:value-type="float" office:value="0.217272872864965" calcext:value-type="float">
            <text:p>0.2172728728649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7661724296607" calcext:value-type="float">
            <text:p>7.66E-03</text:p>
          </table:table-cell>
          <table:table-cell table:formula="of:=[.B26]/[.B25]" office:value-type="float" office:value="0.218711803314343" calcext:value-type="float">
            <text:p>0.2187118033143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682312210299" calcext:value-type="float">
            <text:p>1.68E-03</text:p>
          </table:table-cell>
          <table:table-cell table:formula="of:=[.B27]/[.B26]" office:value-type="float" office:value="0.219573577065937" calcext:value-type="float">
            <text:p>0.2195735770659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3705994159057" calcext:value-type="float">
            <text:p>3.71E-04</text:p>
          </table:table-cell>
          <table:table-cell table:formula="of:=[.B28]/[.B27]" office:value-type="float" office:value="0.220291699505547" calcext:value-type="float">
            <text:p>0.2202916995055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8187130834193" calcext:value-type="float">
            <text:p>8.19E-05</text:p>
          </table:table-cell>
          <table:table-cell table:formula="of:=[.B29]/[.B28]" office:value-type="float" office:value="0.220915913053577" calcext:value-type="float">
            <text:p>0.2209159130535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813165486992" calcext:value-type="float">
            <text:p>1.81E-05</text:p>
          </table:table-cell>
          <table:table-cell table:formula="of:=[.B30]/[.B29]" office:value-type="float" office:value="0.221465312294685" calcext:value-type="float">
            <text:p>0.2214653122946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4024374789069" calcext:value-type="float">
            <text:p>4.02E-06</text:p>
          </table:table-cell>
          <table:table-cell table:formula="of:=[.B31]/[.B30]" office:value-type="float" office:value="0.221952977703395" calcext:value-type="float">
            <text:p>0.2219529777033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08949762790963" calcext:value-type="float">
            <text:p>8.95E-07</text:p>
          </table:table-cell>
          <table:table-cell table:formula="of:=[.B32]/[.B31]" office:value-type="float" office:value="0.222388899147076" calcext:value-type="float">
            <text:p>0.2223888991470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01993836631894" calcext:value-type="float">
            <text:p>1.99E-07</text:p>
          </table:table-cell>
          <table:table-cell table:formula="of:=[.B33]/[.B32]" office:value-type="float" office:value="0.222780947212061" calcext:value-type="float">
            <text:p>0.222780947212061</text:p>
          </table:table-cell>
          <table:table-cell table:formula="of:=AVERAGE([.C28:.C33])" office:value-type="float" office:value="0.22163262481939" calcext:value-type="float">
            <text:p>0.221632624819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hebyshev 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4.812531594" calcext:value-type="float">
            <text:p>2.66E+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6843846086" calcext:value-type="float">
            <text:p>6.27E+00</text:p>
          </table:table-cell>
          <table:table-cell table:formula="of:=[.B37]/[.B36]" office:value-type="float" office:value="0.00235229997853186" calcext:value-type="float">
            <text:p>0.0023522999785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40035025247" calcext:value-type="float">
            <text:p>2.54E-01</text:p>
          </table:table-cell>
          <table:table-cell table:formula="of:=[.B38]/[.B37]" office:value-type="float" office:value="0.0405210171736857" calcext:value-type="float">
            <text:p>0.0405210171736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263829452021" calcext:value-type="float">
            <text:p>1.26E-02</text:p>
          </table:table-cell>
          <table:table-cell table:formula="of:=[.B39]/[.B38]" office:value-type="float" office:value="0.0497563789262356" calcext:value-type="float">
            <text:p>0.0497563789262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6955961409505" calcext:value-type="float">
            <text:p>6.96E-04</text:p>
          </table:table-cell>
          <table:table-cell table:formula="of:=[.B40]/[.B39]" office:value-type="float" office:value="0.055038766491647" calcext:value-type="float">
            <text:p>0.0550387664916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4016214961518" calcext:value-type="float">
            <text:p>4.02E-05</text:p>
          </table:table-cell>
          <table:table-cell table:formula="of:=[.B41]/[.B40]" office:value-type="float" office:value="0.0577377406957725" calcext:value-type="float">
            <text:p>0.0577377406957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2380039739372" calcext:value-type="float">
            <text:p>2.38E-06</text:p>
          </table:table-cell>
          <table:table-cell table:formula="of:=[.B42]/[.B41]" office:value-type="float" office:value="0.059260765725359" calcext:value-type="float">
            <text:p>0.0592607657253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01435420859234" calcext:value-type="float">
            <text:p>1.44E-07</text:p>
          </table:table-cell>
          <table:table-cell table:formula="of:=[.B43]/[.B42]" office:value-type="float" office:value="0.060310793785853" calcext:value-type="float">
            <text:p>0.060310793785853</text:p>
          </table:table-cell>
          <table:table-cell table:formula="of:=AVERAGE([.C40:.C43])" office:value-type="float" office:value="0.0580870166746579" calcext:value-type="float">
            <text:p>0.05808701667465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hebyshev 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5.10169228" calcext:value-type="float">
            <text:p>2.67E+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23502065508" calcext:value-type="float">
            <text:p>5.92E+00</text:p>
          </table:table-cell>
          <table:table-cell table:formula="of:=[.B47]/[.B46]" office:value-type="float" office:value="0.00222261765195175" calcext:value-type="float">
            <text:p>0.0022226176519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66444958468" calcext:value-type="float">
            <text:p>1.17E-01</text:p>
          </table:table-cell>
          <table:table-cell table:formula="of:=[.B48]/[.B47]" office:value-type="float" office:value="0.0196918131464847" calcext:value-type="float">
            <text:p>0.0196918131464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789910861537" calcext:value-type="float">
            <text:p>2.79E-03</text:p>
          </table:table-cell>
          <table:table-cell table:formula="of:=[.B49]/[.B48]" office:value-type="float" office:value="0.0239180669544943" calcext:value-type="float">
            <text:p>0.0239180669544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805106071652" calcext:value-type="float">
            <text:p>8.05E-05</text:p>
          </table:table-cell>
          <table:table-cell table:formula="of:=[.B50]/[.B49]" office:value-type="float" office:value="0.0288577704310042" calcext:value-type="float">
            <text:p>0.0288577704310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2623231666558" calcext:value-type="float">
            <text:p>2.62E-06</text:p>
          </table:table-cell>
          <table:table-cell table:formula="of:=[.B51]/[.B50]" office:value-type="float" office:value="0.032582435519029" calcext:value-type="float">
            <text:p>0.0325824355190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0909288284844" calcext:value-type="float">
            <text:p>9.09E-08</text:p>
          </table:table-cell>
          <table:table-cell table:formula="of:=[.B52]/[.B51]" office:value-type="float" office:value="0.034662904402839" calcext:value-type="float">
            <text:p>0.034662904402839</text:p>
          </table:table-cell>
          <table:table-cell table:formula="of:=AVERAGE([.C51:.C52])" office:value-type="float" office:value="0.033622669960934" calcext:value-type="float">
            <text:p>0.033622669960934</text:p>
          </table:table-cell>
        </table:table-row>
      </table:table>
      <table:table table:name="fine p = 4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arse p = 1</text:p>
          </table:table-cell>
          <table:table-cell table:style-name="Default"/>
          <table:table-cell table:number-columns-repeated="3"/>
          <table:table-cell office:value-type="string" calcext:value-type="string">
            <text:p>coarse p = 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acobi</text:p>
          </table:table-cell>
          <table:table-cell table:style-name="Default"/>
          <table:table-cell table:number-columns-repeated="3"/>
          <table:table-cell office:value-type="string" calcext:value-type="string">
            <text:p>Jacobi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90.068919117" calcext:value-type="float">
            <text:p>2.69E+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710.044709701" calcext:value-type="float">
            <text:p>2.71E+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52667863635" calcext:value-type="float">
            <text:p>1.85E+01</text:p>
          </table:table-cell>
          <table:table-cell table:formula="of:=[.B5]/[.B4]" office:value-type="float" office:value="0.00688706467878573" calcext:value-type="float">
            <text:p>0.0068870646787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308167516806" calcext:value-type="float">
            <text:p>5.31E-01</text:p>
          </table:table-cell>
          <table:table-cell table:formula="of:=[.G5]/[.G4]" office:value-type="float" office:value="0.000195870108629745" calcext:value-type="float">
            <text:p>0.000195870108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421815420611" calcext:value-type="float">
            <text:p>6.42E+00</text:p>
          </table:table-cell>
          <table:table-cell table:formula="of:=[.B6]/[.B5]" office:value-type="float" office:value="0.346625293538107" calcext:value-type="float">
            <text:p>0.3466252935381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916546675464" calcext:value-type="float">
            <text:p>1.92E-01</text:p>
          </table:table-cell>
          <table:table-cell table:formula="of:=[.G6]/[.G5]" office:value-type="float" office:value="0.361056177936376" calcext:value-type="float">
            <text:p>0.3610561779363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61985070222" calcext:value-type="float">
            <text:p>3.56E+00</text:p>
          </table:table-cell>
          <table:table-cell table:formula="of:=[.B7]/[.B6]" office:value-type="float" office:value="0.554669487819551" calcext:value-type="float">
            <text:p>0.5546694878195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7617097600041" calcext:value-type="float">
            <text:p>7.62E-02</text:p>
          </table:table-cell>
          <table:table-cell table:formula="of:=[.G7]/[.G6]" office:value-type="float" office:value="0.397438669120692" calcext:value-type="float">
            <text:p>0.3974386691206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15430468238" calcext:value-type="float">
            <text:p>2.22E+00</text:p>
          </table:table-cell>
          <table:table-cell table:formula="of:=[.B8]/[.B7]" office:value-type="float" office:value="0.621965119045242" calcext:value-type="float">
            <text:p>0.6219651190452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3124604533972" calcext:value-type="float">
            <text:p>3.12E-02</text:p>
          </table:table-cell>
          <table:table-cell table:formula="of:=[.G8]/[.G7]" office:value-type="float" office:value="0.410209334058577" calcext:value-type="float">
            <text:p>0.4102093340585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83719931512" calcext:value-type="float">
            <text:p>1.48E+00</text:p>
          </table:table-cell>
          <table:table-cell table:formula="of:=[.B9]/[.B8]" office:value-type="float" office:value="0.669720829781694" calcext:value-type="float">
            <text:p>0.66972082978169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1297728869603" calcext:value-type="float">
            <text:p>1.30E-02</text:p>
          </table:table-cell>
          <table:table-cell table:formula="of:=[.G9]/[.G8]" office:value-type="float" office:value="0.415325797390854" calcext:value-type="float">
            <text:p>0.4153257973908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49412786839" calcext:value-type="float">
            <text:p>1.05E+00</text:p>
          </table:table-cell>
          <table:table-cell table:formula="of:=[.B10]/[.B9]" office:value-type="float" office:value="0.707284956244798" calcext:value-type="float">
            <text:p>0.70728495624479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5422348347431" calcext:value-type="float">
            <text:p>5.42E-03</text:p>
          </table:table-cell>
          <table:table-cell table:formula="of:=[.G10]/[.G9]" office:value-type="float" office:value="0.417833684249453" calcext:value-type="float">
            <text:p>0.4178336842494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10547298075" calcext:value-type="float">
            <text:p>7.71E-01</text:p>
          </table:table-cell>
          <table:table-cell table:formula="of:=[.B11]/[.B10]" office:value-type="float" office:value="0.734748746610989" calcext:value-type="float">
            <text:p>0.73474874661098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2276165392677" calcext:value-type="float">
            <text:p>2.28E-03</text:p>
          </table:table-cell>
          <table:table-cell table:formula="of:=[.G11]/[.G10]" office:value-type="float" office:value="0.419774836811324" calcext:value-type="float">
            <text:p>0.4197748368113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11070314487" calcext:value-type="float">
            <text:p>5.81E-01</text:p>
          </table:table-cell>
          <table:table-cell table:formula="of:=[.B12]/[.B11]" office:value-type="float" office:value="0.753652119602169" calcext:value-type="float">
            <text:p>0.7536521196021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9624572808004" calcext:value-type="float">
            <text:p>9.62E-04</text:p>
          </table:table-cell>
          <table:table-cell table:formula="of:=[.G12]/[.G11]" office:value-type="float" office:value="0.422841540380531" calcext:value-type="float">
            <text:p>0.4228415403805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53771568255" calcext:value-type="float">
            <text:p>4.45E-01</text:p>
          </table:table-cell>
          <table:table-cell table:formula="of:=[.B13]/[.B12]" office:value-type="float" office:value="0.76642878630323" calcext:value-type="float">
            <text:p>0.766428786303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4149884807114" calcext:value-type="float">
            <text:p>4.15E-04</text:p>
          </table:table-cell>
          <table:table-cell table:formula="of:=[.G13]/[.G12]" office:value-type="float" office:value="0.431176000213003" calcext:value-type="float">
            <text:p>0.4311760002130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52578642225" calcext:value-type="float">
            <text:p>3.45E-01</text:p>
          </table:table-cell>
          <table:table-cell table:formula="of:=[.B14]/[.B13]" office:value-type="float" office:value="0.775203350534147" calcext:value-type="float">
            <text:p>0.7752033505341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1912645560504" calcext:value-type="float">
            <text:p>1.91E-04</text:p>
          </table:table-cell>
          <table:table-cell table:formula="of:=[.G14]/[.G13]" office:value-type="float" office:value="0.460891241420779" calcext:value-type="float">
            <text:p>0.46089124142077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697989408538" calcext:value-type="float">
            <text:p>2.70E-01</text:p>
          </table:table-cell>
          <table:table-cell table:formula="of:=[.B15]/[.B14]" office:value-type="float" office:value="0.781441840467185" calcext:value-type="float">
            <text:p>0.7814418404671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01091516662456" calcext:value-type="float">
            <text:p>1.09E-04</text:p>
          </table:table-cell>
          <table:table-cell table:formula="of:=[.G15]/[.G14]" office:value-type="float" office:value="0.570684231828282" calcext:value-type="float">
            <text:p>0.57068423182828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20779076719" calcext:value-type="float">
            <text:p>2.12E-01</text:p>
          </table:table-cell>
          <table:table-cell table:formula="of:=[.B16]/[.B15]" office:value-type="float" office:value="0.786059081628574" calcext:value-type="float">
            <text:p>0.78605908162857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0009103258630671" calcext:value-type="float">
            <text:p>9.10E-05</text:p>
          </table:table-cell>
          <table:table-cell table:formula="of:=[.G16]/[.G15]" office:value-type="float" office:value="0.834000885537371" calcext:value-type="float">
            <text:p>0.83400088553737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74583768976" calcext:value-type="float">
            <text:p>1.67E-01</text:p>
          </table:table-cell>
          <table:table-cell table:formula="of:=[.B17]/[.B16]" office:value-type="float" office:value="0.789607832026853" calcext:value-type="float">
            <text:p>0.7896078320268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000992356889622" calcext:value-type="float">
            <text:p>9.92E-05</text:p>
          </table:table-cell>
          <table:table-cell table:formula="of:=[.G17]/[.G16]" office:value-type="float" office:value="1.09011171700485" calcext:value-type="float">
            <text:p>1.090111717004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26981106637" calcext:value-type="float">
            <text:p>1.33E-01</text:p>
          </table:table-cell>
          <table:table-cell table:formula="of:=[.B18]/[.B17]" office:value-type="float" office:value="0.792424440760251" calcext:value-type="float">
            <text:p>0.79242444076025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001195286505196" calcext:value-type="float">
            <text:p>1.20E-04</text:p>
          </table:table-cell>
          <table:table-cell table:formula="of:=[.G18]/[.G17]" office:value-type="float" office:value="1.20449257489541" calcext:value-type="float">
            <text:p>1.204492574895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54578841596" calcext:value-type="float">
            <text:p>1.05E-01</text:p>
          </table:table-cell>
          <table:table-cell table:formula="of:=[.B19]/[.B18]" office:value-type="float" office:value="0.79472031389252" calcext:value-type="float">
            <text:p>0.7947203138925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001492026080664" calcext:value-type="float">
            <text:p>1.49E-04</text:p>
          </table:table-cell>
          <table:table-cell table:formula="of:=[.G19]/[.G18]" office:value-type="float" office:value="1.24825811567189" calcext:value-type="float">
            <text:p>1.2482581156718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401156201455" calcext:value-type="float">
            <text:p>8.40E-02</text:p>
          </table:table-cell>
          <table:table-cell table:formula="of:=[.B20]/[.B19]" office:value-type="float" office:value="0.796636142323953" calcext:value-type="float">
            <text:p>0.7966361423239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001892585214752" calcext:value-type="float">
            <text:p>1.89E-04</text:p>
          </table:table-cell>
          <table:table-cell table:formula="of:=[.G20]/[.G19]" office:value-type="float" office:value="1.26846657660953" calcext:value-type="float">
            <text:p>1.2684665766095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706443996436" calcext:value-type="float">
            <text:p>6.71E-02</text:p>
          </table:table-cell>
          <table:table-cell table:formula="of:=[.B21]/[.B20]" office:value-type="float" office:value="0.798276312881137" calcext:value-type="float">
            <text:p>0.7982763128811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000242273518141" calcext:value-type="float">
            <text:p>2.42E-04</text:p>
          </table:table-cell>
          <table:table-cell table:formula="of:=[.G21]/[.G20]" office:value-type="float" office:value="1.28011946966809" calcext:value-type="float">
            <text:p>1.280119469668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36340287214" calcext:value-type="float">
            <text:p>5.36E-02</text:p>
          </table:table-cell>
          <table:table-cell table:formula="of:=[.B22]/[.B21]" office:value-type="float" office:value="0.799738710259904" calcext:value-type="float">
            <text:p>0.79973871025990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003121097959572" calcext:value-type="float">
            <text:p>3.12E-04</text:p>
          </table:table-cell>
          <table:table-cell table:formula="of:=[.G22]/[.G21]" office:value-type="float" office:value="1.2882538642773" calcext:value-type="float">
            <text:p>1.288253864277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296941148384" calcext:value-type="float">
            <text:p>4.30E-02</text:p>
          </table:table-cell>
          <table:table-cell table:formula="of:=[.B23]/[.B22]" office:value-type="float" office:value="0.801159497211053" calcext:value-type="float">
            <text:p>0.80115949721105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0004041092334955" calcext:value-type="float">
            <text:p>4.04E-04</text:p>
          </table:table-cell>
          <table:table-cell table:formula="of:=[.G23]/[.G22]" office:value-type="float" office:value="1.29476626087992" calcext:value-type="float">
            <text:p>1.2947662608799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449640599405" calcext:value-type="float">
            <text:p>3.45E-02</text:p>
          </table:table-cell>
          <table:table-cell table:formula="of:=[.B24]/[.B23]" office:value-type="float" office:value="0.802813089656196" calcext:value-type="float">
            <text:p>0.80281308965619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525511278329" calcext:value-type="float">
            <text:p>5.26E-04</text:p>
          </table:table-cell>
          <table:table-cell table:formula="of:=[.G24]/[.G23]" office:value-type="float" office:value="1.30041888373444" calcext:value-type="float">
            <text:p>1.3004188837344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778226342684" calcext:value-type="float">
            <text:p>2.78E-02</text:p>
          </table:table-cell>
          <table:table-cell table:formula="of:=[.B25]/[.B24]" office:value-type="float" office:value="0.805366896239334" calcext:value-type="float">
            <text:p>0.80536689623933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0006860725999888" calcext:value-type="float">
            <text:p>6.86E-04</text:p>
          </table:table-cell>
          <table:table-cell table:formula="of:=[.G25]/[.G24]" office:value-type="float" office:value="1.30553354091723" calcext:value-type="float">
            <text:p>1.3055335409172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251855845599" calcext:value-type="float">
            <text:p>2.25E-02</text:p>
          </table:table-cell>
          <table:table-cell table:formula="of:=[.B26]/[.B25]" office:value-type="float" office:value="0.810537216137515" calcext:value-type="float">
            <text:p>0.8105372161375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0008989302104109" calcext:value-type="float">
            <text:p>8.99E-04</text:p>
          </table:table-cell>
          <table:table-cell table:formula="of:=[.G26]/[.G25]" office:value-type="float" office:value="1.31025522725376" calcext:value-type="float">
            <text:p>1.3102552272537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852532094722" calcext:value-type="float">
            <text:p>1.85E-02</text:p>
          </table:table-cell>
          <table:table-cell table:formula="of:=[.B27]/[.B26]" office:value-type="float" office:value="0.822669043554705" calcext:value-type="float">
            <text:p>0.82266904355470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001181784257608" calcext:value-type="float">
            <text:p>1.18E-03</text:p>
          </table:table-cell>
          <table:table-cell table:formula="of:=[.G27]/[.G26]" office:value-type="float" office:value="1.31465629246992" calcext:value-type="float">
            <text:p>1.3146562924699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77901217407" calcext:value-type="float">
            <text:p>1.58E-02</text:p>
          </table:table-cell>
          <table:table-cell table:formula="of:=[.B28]/[.B27]" office:value-type="float" office:value="0.851753781703732" calcext:value-type="float">
            <text:p>0.8517537817037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001558511584195" calcext:value-type="float">
            <text:p>1.56E-03</text:p>
          </table:table-cell>
          <table:table-cell table:formula="of:=[.G28]/[.G27]" office:value-type="float" office:value="1.31877842690976" calcext:value-type="float">
            <text:p>1.3187784269097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4440483921" calcext:value-type="float">
            <text:p>1.44E-02</text:p>
          </table:table-cell>
          <table:table-cell table:formula="of:=[.B29]/[.B28]" office:value-type="float" office:value="0.915170339036202" calcext:value-type="float">
            <text:p>0.91517033903620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002061365063773" calcext:value-type="float">
            <text:p>2.06E-03</text:p>
          </table:table-cell>
          <table:table-cell table:formula="of:=[.G29]/[.G28]" office:value-type="float" office:value="1.32264981837638" calcext:value-type="float">
            <text:p>1.3226498183763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79221762362" calcext:value-type="float">
            <text:p>1.48E-02</text:p>
          </table:table-cell>
          <table:table-cell table:formula="of:=[.B30]/[.B29]" office:value-type="float" office:value="1.02435747337445" calcext:value-type="float">
            <text:p>1.0243574733744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002733972504874" calcext:value-type="float">
            <text:p>2.73E-03</text:p>
          </table:table-cell>
          <table:table-cell table:formula="of:=[.G30]/[.G29]" office:value-type="float" office:value="1.32629224823957" calcext:value-type="float">
            <text:p>1.3262922482395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705438537379" calcext:value-type="float">
            <text:p>1.71E-02</text:p>
          </table:table-cell>
          <table:table-cell table:formula="of:=[.B31]/[.B30]" office:value-type="float" office:value="1.15292958822873" calcext:value-type="float">
            <text:p>1.1529295882287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003635429038889" calcext:value-type="float">
            <text:p>3.64E-03</text:p>
          </table:table-cell>
          <table:table-cell table:formula="of:=[.G31]/[.G30]" office:value-type="float" office:value="1.32972406723474" calcext:value-type="float">
            <text:p>1.3297240672347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133813838935" calcext:value-type="float">
            <text:p>2.13E-02</text:p>
          </table:table-cell>
          <table:table-cell table:formula="of:=[.B32]/[.B31]" office:value-type="float" office:value="1.25118190551408" calcext:value-type="float">
            <text:p>1.2511819055140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004845886842311" calcext:value-type="float">
            <text:p>4.85E-03</text:p>
          </table:table-cell>
          <table:table-cell table:formula="of:=[.G32]/[.G31]" office:value-type="float" office:value="1.33296147180249" calcext:value-type="float">
            <text:p>1.3329614718024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783749868596" calcext:value-type="float">
            <text:p>2.78E-02</text:p>
          </table:table-cell>
          <table:table-cell table:formula="of:=[.B33]/[.B32]" office:value-type="float" office:value="1.30458890921121" calcext:value-type="float">
            <text:p>1.3045889092112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006474197267118" calcext:value-type="float">
            <text:p>6.47E-03</text:p>
          </table:table-cell>
          <table:table-cell table:formula="of:=[.G33]/[.G32]" office:value-type="float" office:value="1.33601907716658" calcext:value-type="float">
            <text:p>1.3360190771665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699663536266" calcext:value-type="float">
            <text:p>3.70E-02</text:p>
          </table:table-cell>
          <table:table-cell table:formula="of:=[.B34]/[.B33]" office:value-type="float" office:value="1.32902153961554" calcext:value-type="float">
            <text:p>1.3290215396155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008668368754805" calcext:value-type="float">
            <text:p>8.67E-03</text:p>
          </table:table-cell>
          <table:table-cell table:formula="of:=[.G34]/[.G33]" office:value-type="float" office:value="1.33891019954413" calcext:value-type="float">
            <text:p>1.3389101995441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4957737591364" calcext:value-type="float">
            <text:p>4.96E-02</text:p>
          </table:table-cell>
          <table:table-cell table:formula="of:=[.B35]/[.B34]" office:value-type="float" office:value="1.34005093781251" calcext:value-type="float">
            <text:p>1.3400509378125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01162989109249" calcext:value-type="float">
            <text:p>1.16E-02</text:p>
          </table:table-cell>
          <table:table-cell table:formula="of:=[.G35]/[.G34]" office:value-type="float" office:value="1.34164701819398" calcext:value-type="float">
            <text:p>1.3416470181939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671410970571" calcext:value-type="float">
            <text:p>6.67E-02</text:p>
          </table:table-cell>
          <table:table-cell table:formula="of:=[.B36]/[.B35]" office:value-type="float" office:value="1.34565632965167" calcext:value-type="float">
            <text:p>1.3456563296516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1563337279777" calcext:value-type="float">
            <text:p>1.56E-02</text:p>
          </table:table-cell>
          <table:table-cell table:formula="of:=[.G36]/[.G35]" office:value-type="float" office:value="1.3442406875044" calcext:value-type="float">
            <text:p>1.344240687504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9000693836759" calcext:value-type="float">
            <text:p>9.00E-02</text:p>
          </table:table-cell>
          <table:table-cell table:formula="of:=[.B37]/[.B36]" office:value-type="float" office:value="1.34914396316806" calcext:value-type="float">
            <text:p>1.3491439631680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02105348546202" calcext:value-type="float">
            <text:p>2.11E-02</text:p>
          </table:table-cell>
          <table:table-cell table:formula="of:=[.G37]/[.G36]" office:value-type="float" office:value="1.34670142741195" calcext:value-type="float">
            <text:p>1.3467014274119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216697253514" calcext:value-type="float">
            <text:p>1.22E-01</text:p>
          </table:table-cell>
          <table:table-cell table:formula="of:=[.B38]/[.B37]" office:value-type="float" office:value="1.35178162437321" calcext:value-type="float">
            <text:p>1.3517816243732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02840196461971" calcext:value-type="float">
            <text:p>2.84E-02</text:p>
          </table:table-cell>
          <table:table-cell table:formula="of:=[.G38]/[.G37]" office:value-type="float" office:value="1.34903860317792" calcext:value-type="float">
            <text:p>1.3490386031779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647460904524" calcext:value-type="float">
            <text:p>1.65E-01</text:p>
          </table:table-cell>
          <table:table-cell table:formula="of:=[.B39]/[.B38]" office:value-type="float" office:value="1.35404341529159" calcext:value-type="float">
            <text:p>1.3540434152915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0383784613917" calcext:value-type="float">
            <text:p>3.84E-02</text:p>
          </table:table-cell>
          <table:table-cell table:formula="of:=[.G39]/[.G38]" office:value-type="float" office:value="1.35126079852471" calcext:value-type="float">
            <text:p>1.3512607985247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34133283283" calcext:value-type="float">
            <text:p>2.23E-01</text:p>
          </table:table-cell>
          <table:table-cell table:formula="of:=[.B40]/[.B39]" office:value-type="float" office:value="1.35610701118793" calcext:value-type="float">
            <text:p>1.3561070111879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05194048409285" calcext:value-type="float">
            <text:p>5.19E-02</text:p>
          </table:table-cell>
          <table:table-cell table:formula="of:=[.G40]/[.G39]" office:value-type="float" office:value="1.35337588348664" calcext:value-type="float">
            <text:p>1.3533758834866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34044708836" calcext:value-type="float">
            <text:p>3.03E-01</text:p>
          </table:table-cell>
          <table:table-cell table:formula="of:=[.B41]/[.B40]" office:value-type="float" office:value="1.35804104953736" calcext:value-type="float">
            <text:p>1.3580410495373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07039966869028" calcext:value-type="float">
            <text:p>7.04E-02</text:p>
          </table:table-cell>
          <table:table-cell table:formula="of:=[.G41]/[.G40]" office:value-type="float" office:value="1.35539107730363" calcext:value-type="float">
            <text:p>1.3553910773036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125919050581" calcext:value-type="float">
            <text:p>4.13E-01</text:p>
          </table:table-cell>
          <table:table-cell table:formula="of:=[.B42]/[.B41]" office:value-type="float" office:value="1.35987417672691" calcext:value-type="float">
            <text:p>1.3598741767269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09555438596754" calcext:value-type="float">
            <text:p>9.56E-02</text:p>
          </table:table-cell>
          <table:table-cell table:formula="of:=[.G42]/[.G41]" office:value-type="float" office:value="1.35731300651324" calcext:value-type="float">
            <text:p>1.357313006513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617934932652" calcext:value-type="float">
            <text:p>5.62E-01</text:p>
          </table:table-cell>
          <table:table-cell table:formula="of:=[.B43]/[.B42]" office:value-type="float" office:value="1.36162025085318" calcext:value-type="float">
            <text:p>1.3616202508531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1298725294843" calcext:value-type="float">
            <text:p>1.30E-01</text:p>
          </table:table-cell>
          <table:table-cell table:formula="of:=[.G43]/[.G42]" office:value-type="float" office:value="1.35914775830822" calcext:value-type="float">
            <text:p>1.3591477583082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658860512833" calcext:value-type="float">
            <text:p>7.66E-01</text:p>
          </table:table-cell>
          <table:table-cell table:formula="of:=[.B44]/[.B43]" office:value-type="float" office:value="1.36328750771372" calcext:value-type="float">
            <text:p>1.363287507713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1767436460712" calcext:value-type="float">
            <text:p>1.77E-01</text:p>
          </table:table-cell>
          <table:table-cell table:formula="of:=[.G44]/[.G43]" office:value-type="float" office:value="1.36090092934215" calcext:value-type="float">
            <text:p>1.3609009293421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45344007376" calcext:value-type="float">
            <text:p>1.05E+00</text:p>
          </table:table-cell>
          <table:table-cell table:formula="of:=[.B45]/[.B44]" office:value-type="float" office:value="1.36488189806362" calcext:value-type="float">
            <text:p>1.3648818980636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2408269454841" calcext:value-type="float">
            <text:p>2.41E-01</text:p>
          </table:table-cell>
          <table:table-cell table:formula="of:=[.G45]/[.G44]" office:value-type="float" office:value="1.36257767018728" calcext:value-type="float">
            <text:p>1.3625776701872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28366742416" calcext:value-type="float">
            <text:p>1.43E+00</text:p>
          </table:table-cell>
          <table:table-cell table:formula="of:=[.B46]/[.B45]" office:value-type="float" office:value="1.36640831375832" calcext:value-type="float">
            <text:p>1.3664083137583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3285319589188" calcext:value-type="float">
            <text:p>3.29E-01</text:p>
          </table:table-cell>
          <table:table-cell table:formula="of:=[.G46]/[.G45]" office:value-type="float" office:value="1.36418272572614" calcext:value-type="float">
            <text:p>1.3641827257261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953821516196" calcext:value-type="float">
            <text:p>1.95E+00</text:p>
          </table:table-cell>
          <table:table-cell table:formula="of:=[.B47]/[.B46]" office:value-type="float" office:value="1.36787105032369" calcext:value-type="float">
            <text:p>1.3678710503236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486828219198" calcext:value-type="float">
            <text:p>4.49E-01</text:p>
          </table:table-cell>
          <table:table-cell table:formula="of:=[.G47]/[.G46]" office:value-type="float" office:value="1.36572047175081" calcext:value-type="float">
            <text:p>1.365720471750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675316988569" calcext:value-type="float">
            <text:p>2.68E+00</text:p>
          </table:table-cell>
          <table:table-cell table:formula="of:=[.B48]/[.B47]" office:value-type="float" office:value="1.36927399273283" calcext:value-type="float">
            <text:p>1.3692739927328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0.613436887427" calcext:value-type="float">
            <text:p>6.13E-01</text:p>
          </table:table-cell>
          <table:table-cell table:formula="of:=[.G48]/[.G47]" office:value-type="float" office:value="1.36719494809777" calcext:value-type="float">
            <text:p>1.3671949480977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666844843383" calcext:value-type="float">
            <text:p>3.67E+00</text:p>
          </table:table-cell>
          <table:table-cell table:formula="of:=[.B49]/[.B48]" office:value-type="float" office:value="1.37062069992101" calcext:value-type="float">
            <text:p>1.3706206999210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8395557901609" calcext:value-type="float">
            <text:p>8.40E-01</text:p>
          </table:table-cell>
          <table:table-cell table:formula="of:=[.G49]/[.G48]" office:value-type="float" office:value="1.36860988859397" calcext:value-type="float">
            <text:p>1.3686098885939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030597430963" calcext:value-type="float">
            <text:p>5.03E+00</text:p>
          </table:table-cell>
          <table:table-cell table:formula="of:=[.B50]/[.B49]" office:value-type="float" office:value="1.37191445120482" calcext:value-type="float">
            <text:p>1.3719144512048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.150165194822" calcext:value-type="float">
            <text:p>1.15E+00</text:p>
          </table:table-cell>
          <table:table-cell table:formula="of:=[.G50]/[.G49]" office:value-type="float" office:value="1.36996874811806" calcext:value-type="float">
            <text:p>1.3699687481180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90780650294" calcext:value-type="float">
            <text:p>6.91E+00</text:p>
          </table:table-cell>
          <table:table-cell table:formula="of:=[.B51]/[.B50]" office:value-type="float" office:value="1.37315827746878" calcext:value-type="float">
            <text:p>1.3731582774687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.577192463588" calcext:value-type="float">
            <text:p>1.58E+00</text:p>
          </table:table-cell>
          <table:table-cell table:formula="of:=[.G51]/[.G50]" office:value-type="float" office:value="1.37127472704657" calcext:value-type="float">
            <text:p>1.3712747270465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493778305716" calcext:value-type="float">
            <text:p>9.49E+00</text:p>
          </table:table-cell>
          <table:table-cell table:formula="of:=[.B52]/[.B51]" office:value-type="float" office:value="1.37435498543212" calcext:value-type="float">
            <text:p>1.3743549854321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.164745223295" calcext:value-type="float">
            <text:p>2.16E+00</text:p>
          </table:table-cell>
          <table:table-cell table:formula="of:=[.G52]/[.G51]" office:value-type="float" office:value="1.3725307933379" calcext:value-type="float">
            <text:p>1.372530793337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.05876020716" calcext:value-type="float">
            <text:p>1.31E+01</text:p>
          </table:table-cell>
          <table:table-cell table:formula="of:=[.B53]/[.B52]" office:value-type="float" office:value="1.37550717813767" calcext:value-type="float">
            <text:p>1.3755071781376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.973796459005" calcext:value-type="float">
            <text:p>2.97E+00</text:p>
          </table:table-cell>
          <table:table-cell table:formula="of:=[.G53]/[.G52]" office:value-type="float" office:value="1.37373970248495" calcext:value-type="float">
            <text:p>1.3737397024849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97691486408" calcext:value-type="float">
            <text:p>1.80E+01</text:p>
          </table:table-cell>
          <table:table-cell table:formula="of:=[.B54]/[.B53]" office:value-type="float" office:value="1.37661727291871" calcext:value-type="float">
            <text:p>1.3766172729187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.088684692946" calcext:value-type="float">
            <text:p>4.09E+00</text:p>
          </table:table-cell>
          <table:table-cell table:formula="of:=[.G54]/[.G53]" office:value-type="float" office:value="1.37490401556064" calcext:value-type="float">
            <text:p>1.3749040155606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.76657120991" calcext:value-type="float">
            <text:p>2.48E+01</text:p>
          </table:table-cell>
          <table:table-cell table:formula="of:=[.B55]/[.B54]" office:value-type="float" office:value="1.37768751741694" calcext:value-type="float">
            <text:p>1.3776875174169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.626136915685" calcext:value-type="float">
            <text:p>5.63E+00</text:p>
          </table:table-cell>
          <table:table-cell table:formula="of:=[.G55]/[.G54]" office:value-type="float" office:value="1.37602611553576" calcext:value-type="float">
            <text:p>1.3760261155357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.1461671567" calcext:value-type="float">
            <text:p>3.41E+01</text:p>
          </table:table-cell>
          <table:table-cell table:formula="of:=[.B56]/[.B55]" office:value-type="float" office:value="1.37872000396393" calcext:value-type="float">
            <text:p>1.3787200039639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7.747799404977" calcext:value-type="float">
            <text:p>7.75E+00</text:p>
          </table:table-cell>
          <table:table-cell table:formula="of:=[.G56]/[.G55]" office:value-type="float" office:value="1.37710822205145" calcext:value-type="float">
            <text:p>1.3771082220514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.11203647127" calcext:value-type="float">
            <text:p>4.71E+01</text:p>
          </table:table-cell>
          <table:table-cell table:formula="of:=[.B57]/[.B56]" office:value-type="float" office:value="1.37971668255088" calcext:value-type="float">
            <text:p>1.3797166825508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0.67764838192" calcext:value-type="float">
            <text:p>1.07E+01</text:p>
          </table:table-cell>
          <table:table-cell table:formula="of:=[.G57]/[.G56]" office:value-type="float" office:value="1.37815240480554" calcext:value-type="float">
            <text:p>1.3781524048055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.04661695431" calcext:value-type="float">
            <text:p>6.50E+01</text:p>
          </table:table-cell>
          <table:table-cell table:formula="of:=[.B58]/[.B57]" office:value-type="float" office:value="1.3806793725416" calcext:value-type="float">
            <text:p>1.380679372541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.726191903" calcext:value-type="float">
            <text:p>1.47E+01</text:p>
          </table:table-cell>
          <table:table-cell table:formula="of:=[.G58]/[.G57]" office:value-type="float" office:value="1.37916059569214" calcext:value-type="float">
            <text:p>1.3791605956921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.86904170255" calcext:value-type="float">
            <text:p>8.99E+01</text:p>
          </table:table-cell>
          <table:table-cell table:formula="of:=[.B59]/[.B58]" office:value-type="float" office:value="1.381609773275" calcext:value-type="float">
            <text:p>1.38160977327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0.32412696878" calcext:value-type="float">
            <text:p>2.03E+01</text:p>
          </table:table-cell>
          <table:table-cell table:formula="of:=[.G59]/[.G58]" office:value-type="float" office:value="1.38013459981053" calcext:value-type="float">
            <text:p>1.3801345998105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4.244801543" calcext:value-type="float">
            <text:p>1.24E+02</text:p>
          </table:table-cell>
          <table:table-cell table:formula="of:=[.B60]/[.B59]" office:value-type="float" office:value="1.38250947366533" calcext:value-type="float">
            <text:p>1.3825094736653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8.06916612143" calcext:value-type="float">
            <text:p>2.81E+01</text:p>
          </table:table-cell>
          <table:table-cell table:formula="of:=[.G60]/[.G59]" office:value-type="float" office:value="1.38107610548523" calcext:value-type="float">
            <text:p>1.3810761054852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1.8777687027" calcext:value-type="float">
            <text:p>1.72E+02</text:p>
          </table:table-cell>
          <table:table-cell table:formula="of:=[.B61]/[.B60]" office:value-type="float" office:value="1.38337996091703" calcext:value-type="float">
            <text:p>1.3833799609170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8.79121407335" calcext:value-type="float">
            <text:p>3.88E+01</text:p>
          </table:table-cell>
          <table:table-cell table:formula="of:=[.G61]/[.G60]" office:value-type="float" office:value="1.38198669335367" calcext:value-type="float">
            <text:p>1.3819866933536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7.9170967645" calcext:value-type="float">
            <text:p>2.38E+02</text:p>
          </table:table-cell>
          <table:table-cell table:formula="of:=[.B62]/[.B61]" office:value-type="float" office:value="1.3842226284426" calcext:value-type="float">
            <text:p>1.384222628442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3.64312259764" calcext:value-type="float">
            <text:p>5.36E+01</text:p>
          </table:table-cell>
          <table:table-cell table:formula="of:=[.G62]/[.G61]" office:value-type="float" office:value="1.38286784466727" calcext:value-type="float">
            <text:p>1.3828678446672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9.5244061713" calcext:value-type="float">
            <text:p>3.30E+02</text:p>
          </table:table-cell>
          <table:table-cell table:formula="of:=[.B63]/[.B62]" office:value-type="float" office:value="1.3850387830576" calcext:value-type="float">
            <text:p>1.385038783057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4.22711249903" calcext:value-type="float">
            <text:p>7.42E+01</text:p>
          </table:table-cell>
          <table:table-cell table:formula="of:=[.G63]/[.G62]" office:value-type="float" office:value="1.38372094883036" calcext:value-type="float">
            <text:p>1.3837209488303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6.6646929787" calcext:value-type="float">
            <text:p>4.57E+02</text:p>
          </table:table-cell>
          <table:table-cell table:formula="of:=[.B64]/[.B63]" office:value-type="float" office:value="1.38582965154122" calcext:value-type="float">
            <text:p>1.3858296515412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2.7709489617" calcext:value-type="float">
            <text:p>1.03E+02</text:p>
          </table:table-cell>
          <table:table-cell table:formula="of:=[.G64]/[.G63]" office:value-type="float" office:value="1.38454731029774" calcext:value-type="float">
            <text:p>1.3845473102977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3.2096131761" calcext:value-type="float">
            <text:p>6.33E+02</text:p>
          </table:table-cell>
          <table:table-cell table:formula="of:=[.B65]/[.B64]" office:value-type="float" office:value="1.38659638660884" calcext:value-type="float">
            <text:p>1.3865963866088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42.3735445174" calcext:value-type="float">
            <text:p>1.42E+02</text:p>
          </table:table-cell>
          <table:table-cell table:formula="of:=[.G65]/[.G64]" office:value-type="float" office:value="1.38534815486095" calcext:value-type="float">
            <text:p>1.3853481548609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8.4770705707" calcext:value-type="float">
            <text:p>8.78E+02</text:p>
          </table:table-cell>
          <table:table-cell table:formula="of:=[.B66]/[.B65]" office:value-type="float" office:value="1.38734007237251" calcext:value-type="float">
            <text:p>1.3873400723725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7.3474774855" calcext:value-type="float">
            <text:p>1.97E+02</text:p>
          </table:table-cell>
          <table:table-cell table:formula="of:=[.G66]/[.G65]" office:value-type="float" office:value="1.38612463540501" calcext:value-type="float">
            <text:p>1.3861246354050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19.38040175" calcext:value-type="float">
            <text:p>1.22E+03</text:p>
          </table:table-cell>
          <table:table-cell table:formula="of:=[.B67]/[.B66]" office:value-type="float" office:value="1.38806172932645" calcext:value-type="float">
            <text:p>1.3880617293264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273.696842745" calcext:value-type="float">
            <text:p>2.74E+02</text:p>
          </table:table-cell>
          <table:table-cell table:formula="of:=[.G67]/[.G66]" office:value-type="float" office:value="1.3868778371647" calcext:value-type="float">
            <text:p>1.386877837164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93.429554368" calcext:value-type="float">
            <text:p>1.69E+03</text:p>
          </table:table-cell>
          <table:table-cell table:formula="of:=[.B68]/[.B67]" office:value-type="float" office:value="1.38876231891022" calcext:value-type="float">
            <text:p>1.3887623189102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79.7841427512" calcext:value-type="float">
            <text:p>3.80E+02</text:p>
          </table:table-cell>
          <table:table-cell table:formula="of:=[.G68]/[.G67]" office:value-type="float" office:value="1.38760878255742" calcext:value-type="float">
            <text:p>1.3876087825574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52.923413035" calcext:value-type="float">
            <text:p>2.35E+03</text:p>
          </table:table-cell>
          <table:table-cell table:formula="of:=[.B69]/[.B68]" office:value-type="float" office:value="1.38944274768674" calcext:value-type="float">
            <text:p>1.3894427476867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27.2613269283" calcext:value-type="float">
            <text:p>5.27E+02</text:p>
          </table:table-cell>
          <table:table-cell table:formula="of:=[.G69]/[.G68]" office:value-type="float" office:value="1.38831843559544" calcext:value-type="float">
            <text:p>1.3883184355954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70.807945047" calcext:value-type="float">
            <text:p>3.27E+03</text:p>
          </table:table-cell>
          <table:table-cell table:formula="of:=[.B70]/[.B69]" office:value-type="float" office:value="1.39010387117872" calcext:value-type="float">
            <text:p>1.3901038711787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732.3700461541" calcext:value-type="float">
            <text:p>7.32E+02</text:p>
          </table:table-cell>
          <table:table-cell table:formula="of:=[.G70]/[.G69]" office:value-type="float" office:value="1.38900770595241" calcext:value-type="float">
            <text:p>1.3890077059524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48.864693199" calcext:value-type="float">
            <text:p>4.55E+03</text:p>
          </table:table-cell>
          <table:table-cell table:formula="of:=[.B71]/[.B70]" office:value-type="float" office:value="1.39074649738679" calcext:value-type="float">
            <text:p>1.3907464973867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017.758140168" calcext:value-type="float">
            <text:p>1.02E+03</text:p>
          </table:table-cell>
          <table:table-cell table:formula="of:=[.G71]/[.G70]" office:value-type="float" office:value="1.38967745269288" calcext:value-type="float">
            <text:p>1.3896774526928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29.160191195" calcext:value-type="float">
            <text:p>6.33E+03</text:p>
          </table:table-cell>
          <table:table-cell table:formula="of:=[.B72]/[.B71]" office:value-type="float" office:value="1.39137139002128" calcext:value-type="float">
            <text:p>1.3913713900212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415.018135868" calcext:value-type="float">
            <text:p>1.42E+03</text:p>
          </table:table-cell>
          <table:table-cell table:formula="of:=[.G72]/[.G71]" office:value-type="float" office:value="1.39032848770379" calcext:value-type="float">
            <text:p>1.3903284877037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10.059792043" calcext:value-type="float">
            <text:p>8.81E+03</text:p>
          </table:table-cell>
          <table:table-cell table:formula="of:=[.B73]/[.B72]" office:value-type="float" office:value="1.39197927148366" calcext:value-type="float">
            <text:p>1.3919792714836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968.235860378" calcext:value-type="float">
            <text:p>1.97E+03</text:p>
          </table:table-cell>
          <table:table-cell table:formula="of:=[.G73]/[.G72]" office:value-type="float" office:value="1.39096157885683" calcext:value-type="float">
            <text:p>1.3909615788568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68.63223822" calcext:value-type="float">
            <text:p>1.23E+04</text:p>
          </table:table-cell>
          <table:table-cell table:formula="of:=[.B74]/[.B73]" office:value-type="float" office:value="1.39257082560333" calcext:value-type="float">
            <text:p>1.3925708256033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738.952645321" calcext:value-type="float">
            <text:p>2.74E+03</text:p>
          </table:table-cell>
          <table:table-cell table:formula="of:=[.G74]/[.G73]" office:value-type="float" office:value="1.39157745291511" calcext:value-type="float">
            <text:p>1.3915774529151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092.00451823" calcext:value-type="float">
            <text:p>1.71E+04</text:p>
          </table:table-cell>
          <table:table-cell table:formula="of:=[.B75]/[.B74]" office:value-type="float" office:value="1.39314670016629" calcext:value-type="float">
            <text:p>1.3931467001662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813.106324273" calcext:value-type="float">
            <text:p>3.81E+03</text:p>
          </table:table-cell>
          <table:table-cell table:formula="of:=[.G75]/[.G74]" office:value-type="float" office:value="1.39217679823234" calcext:value-type="float">
            <text:p>1.3921767982323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821.25504516" calcext:value-type="float">
            <text:p>2.38E+04</text:p>
          </table:table-cell>
          <table:table-cell table:formula="of:=[.B76]/[.B75]" office:value-type="float" office:value="1.39370750924812" calcext:value-type="float">
            <text:p>1.3937075092481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310.742983141" calcext:value-type="float">
            <text:p>5.31E+03</text:p>
          </table:table-cell>
          <table:table-cell table:formula="of:=[.G76]/[.G75]" office:value-type="float" office:value="1.39276026722217" calcext:value-type="float">
            <text:p>1.3927602672221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212.87620997" calcext:value-type="float">
            <text:p>3.32E+04</text:p>
          </table:table-cell>
          <table:table-cell table:formula="of:=[.B77]/[.B76]" office:value-type="float" office:value="1.39425383536701" calcext:value-type="float">
            <text:p>1.3942538353670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399.609441255" calcext:value-type="float">
            <text:p>7.40E+03</text:p>
          </table:table-cell>
          <table:table-cell table:formula="of:=[.G77]/[.G76]" office:value-type="float" office:value="1.39332847866017" calcext:value-type="float">
            <text:p>1.3933284786601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324.8624455" calcext:value-type="float">
            <text:p>4.63E+04</text:p>
          </table:table-cell>
          <table:table-cell table:formula="of:=[.B78]/[.B77]" office:value-type="float" office:value="1.39478623147952" calcext:value-type="float">
            <text:p>1.3947862314795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314.18255372" calcext:value-type="float">
            <text:p>1.03E+04</text:p>
          </table:table-cell>
          <table:table-cell table:formula="of:=[.G78]/[.G77]" office:value-type="float" office:value="1.39388201980167" calcext:value-type="float">
            <text:p>1.3938820198016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637.32251675" calcext:value-type="float">
            <text:p>6.46E+04</text:p>
          </table:table-cell>
          <table:table-cell table:formula="of:=[.B79]/[.B78]" office:value-type="float" office:value="1.39530522282272" calcext:value-type="float">
            <text:p>1.3953052228227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4382.31737513" calcext:value-type="float">
            <text:p>1.44E+04</text:p>
          </table:table-cell>
          <table:table-cell table:formula="of:=[.G79]/[.G78]" office:value-type="float" office:value="1.39442144835247" calcext:value-type="float">
            <text:p>1.3944214483524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0221.50572794" calcext:value-type="float">
            <text:p>9.02E+04</text:p>
          </table:table-cell>
          <table:table-cell table:formula="of:=[.B80]/[.B79]" office:value-type="float" office:value="1.3958113086222" calcext:value-type="float">
            <text:p>1.395811308622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0062.57470792" calcext:value-type="float">
            <text:p>2.01E+04</text:p>
          </table:table-cell>
          <table:table-cell table:formula="of:=[.G80]/[.G79]" office:value-type="float" office:value="1.39494729428043" calcext:value-type="float">
            <text:p>1.3949472942804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5976.7362785" calcext:value-type="float">
            <text:p>1.26E+05</text:p>
          </table:table-cell>
          <table:table-cell table:formula="of:=[.B81]/[.B80]" office:value-type="float" office:value="1.39630496367882" calcext:value-type="float">
            <text:p>1.3963049636788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7996.52173612" calcext:value-type="float">
            <text:p>2.80E+04</text:p>
          </table:table-cell>
          <table:table-cell table:formula="of:=[.G81]/[.G80]" office:value-type="float" office:value="1.39546006151783" calcext:value-type="float">
            <text:p>1.3954600615178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5962.6221641" calcext:value-type="float">
            <text:p>1.76E+05</text:p>
          </table:table-cell>
          <table:table-cell table:formula="of:=[.B82]/[.B81]" office:value-type="float" office:value="1.39678663983718" calcext:value-type="float">
            <text:p>1.39678663983718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9082.03090845" calcext:value-type="float">
            <text:p>3.91E+04</text:p>
          </table:table-cell>
          <table:table-cell table:formula="of:=[.G82]/[.G81]" office:value-type="float" office:value="1.39596022951765" calcext:value-type="float">
            <text:p>1.3959602295176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5864.9646201" calcext:value-type="float">
            <text:p>2.46E+05</text:p>
          </table:table-cell>
          <table:table-cell table:formula="of:=[.B83]/[.B82]" office:value-type="float" office:value="1.39725676735375" calcext:value-type="float">
            <text:p>1.39725676735375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4576.03385311" calcext:value-type="float">
            <text:p>5.46E+04</text:p>
          </table:table-cell>
          <table:table-cell table:formula="of:=[.G83]/[.G82]" office:value-type="float" office:value="1.39644825472235" calcext:value-type="float">
            <text:p>1.3964482547223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3649.334939" calcext:value-type="float">
            <text:p>3.44E+05</text:p>
          </table:table-cell>
          <table:table-cell table:formula="of:=[.B84]/[.B83]" office:value-type="float" office:value="1.39771575616718" calcext:value-type="float">
            <text:p>1.3977157561671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238.60272676" calcext:value-type="float">
            <text:p>7.62E+04</text:p>
          </table:table-cell>
          <table:table-cell table:formula="of:=[.G84]/[.G83]" office:value-type="float" office:value="1.39692457190924" calcext:value-type="float">
            <text:p>1.3969245719092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0478.1277309" calcext:value-type="float">
            <text:p>4.80E+05</text:p>
          </table:table-cell>
          <table:table-cell table:formula="of:=[.B85]/[.B84]" office:value-type="float" office:value="1.39816399707623" calcext:value-type="float">
            <text:p>1.3981639970762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06535.0302227" calcext:value-type="float">
            <text:p>1.07E+05</text:p>
          </table:table-cell>
          <table:table-cell table:formula="of:=[.G85]/[.G84]" office:value-type="float" office:value="1.39738959545891" calcext:value-type="float">
            <text:p>1.3973895954589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1997.604501" calcext:value-type="float">
            <text:p>6.72E+05</text:p>
          </table:table-cell>
          <table:table-cell table:formula="of:=[.B86]/[.B85]" office:value-type="float" office:value="1.39860186284559" calcext:value-type="float">
            <text:p>1.3986018628455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919.3230129" calcext:value-type="float">
            <text:p>1.49E+05</text:p>
          </table:table-cell>
          <table:table-cell table:formula="of:=[.G86]/[.G85]" office:value-type="float" office:value="1.39784372052648" calcext:value-type="float">
            <text:p>1.3978437205264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0144.6132277" calcext:value-type="float">
            <text:p>9.40E+05</text:p>
          </table:table-cell>
          <table:table-cell table:formula="of:=[.B87]/[.B86]" office:value-type="float" office:value="1.39902970922912" calcext:value-type="float">
            <text:p>1.3990297092291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08232.0016885" calcext:value-type="float">
            <text:p>2.08E+05</text:p>
          </table:table-cell>
          <table:table-cell table:formula="of:=[.G87]/[.G86]" office:value-type="float" office:value="1.39828732414035" calcext:value-type="float">
            <text:p>1.3982873241403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15683.382045" calcext:value-type="float">
            <text:p>1.32E+06</text:p>
          </table:table-cell>
          <table:table-cell table:formula="of:=[.B88]/[.B87]" office:value-type="float" office:value="1.39944787592624" calcext:value-type="float">
            <text:p>1.3994478759262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91258.4249536" calcext:value-type="float">
            <text:p>2.91E+05</text:p>
          </table:table-cell>
          <table:table-cell table:formula="of:=[.G88]/[.G87]" office:value-type="float" office:value="1.39872076622162" calcext:value-type="float">
            <text:p>1.3987207662216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41768.18096" calcext:value-type="float">
            <text:p>1.84E+06</text:p>
          </table:table-cell>
          <table:table-cell table:formula="of:=[.B89]/[.B88]" office:value-type="float" office:value="1.39985668747848" calcext:value-type="float">
            <text:p>1.3998566874784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07512.5914702" calcext:value-type="float">
            <text:p>4.08E+05</text:p>
          </table:table-cell>
          <table:table-cell table:formula="of:=[.G89]/[.G88]" office:value-type="float" office:value="1.39914439053607" calcext:value-type="float">
            <text:p>1.3991443905360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78947.782339" calcext:value-type="float">
            <text:p>2.58E+06</text:p>
          </table:table-cell>
          <table:table-cell table:formula="of:=[.B90]/[.B89]" office:value-type="float" office:value="1.4002564540966" calcext:value-type="float">
            <text:p>1.400256454096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70337.7216776" calcext:value-type="float">
            <text:p>5.70E+05</text:p>
          </table:table-cell>
          <table:table-cell table:formula="of:=[.G90]/[.G89]" office:value-type="float" office:value="1.39955852559051" calcext:value-type="float">
            <text:p>1.3995585255905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12196.692916" calcext:value-type="float">
            <text:p>3.61E+06</text:p>
          </table:table-cell>
          <table:table-cell table:formula="of:=[.B91]/[.B90]" office:value-type="float" office:value="1.40064747245091" calcext:value-type="float">
            <text:p>1.400647472450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98451.9847302" calcext:value-type="float">
            <text:p>7.98E+05</text:p>
          </table:table-cell>
          <table:table-cell table:formula="of:=[.G91]/[.G90]" office:value-type="float" office:value="1.39996348546195" calcext:value-type="float">
            <text:p>1.3999634854619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60796.028015" calcext:value-type="float">
            <text:p>5.06E+06</text:p>
          </table:table-cell>
          <table:table-cell table:formula="of:=[.B92]/[.B91]" office:value-type="float" office:value="1.40103002639361" calcext:value-type="float">
            <text:p>1.4010300263936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118119.878465" calcext:value-type="float">
            <text:p>1.12E+06</text:p>
          </table:table-cell>
          <table:table-cell table:formula="of:=[.G92]/[.G91]" office:value-type="float" office:value="1.40035957057933" calcext:value-type="float">
            <text:p>1.4003595705793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92221.758626" calcext:value-type="float">
            <text:p>7.09E+06</text:p>
          </table:table-cell>
          <table:table-cell table:formula="of:=[.B93]/[.B92]" office:value-type="float" office:value="1.4014043876429" calcext:value-type="float">
            <text:p>1.401404387642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566203.141935" calcext:value-type="float">
            <text:p>1.57E+06</text:p>
          </table:table-cell>
          <table:table-cell table:formula="of:=[.G93]/[.G92]" office:value-type="float" office:value="1.40074706844954" calcext:value-type="float">
            <text:p>1.4007470684495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41669.484865" calcext:value-type="float">
            <text:p>9.94E+06</text:p>
          </table:table-cell>
          <table:table-cell table:formula="of:=[.B94]/[.B93]" office:value-type="float" office:value="1.40177081642622" calcext:value-type="float">
            <text:p>1.4017708164262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194448.341807" calcext:value-type="float">
            <text:p>2.19E+06</text:p>
          </table:table-cell>
          <table:table-cell table:formula="of:=[.G94]/[.G93]" office:value-type="float" office:value="1.40112625434771" calcext:value-type="float">
            <text:p>1.4011262543477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939508.68114" calcext:value-type="float">
            <text:p>1.39E+07</text:p>
          </table:table-cell>
          <table:table-cell table:formula="of:=[.B95]/[.B94]" office:value-type="float" office:value="1.4021295620782" calcext:value-type="float">
            <text:p>1.402129562078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075513.62782" calcext:value-type="float">
            <text:p>3.08E+06</text:p>
          </table:table-cell>
          <table:table-cell table:formula="of:=[.G95]/[.G94]" office:value-type="float" office:value="1.40149739195387" calcext:value-type="float">
            <text:p>1.4014973919538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549894.17331" calcext:value-type="float">
            <text:p>1.95E+07</text:p>
          </table:table-cell>
          <table:table-cell table:formula="of:=[.B96]/[.B95]" office:value-type="float" office:value="1.4024808636018" calcext:value-type="float">
            <text:p>1.402480863601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311441.791576" calcext:value-type="float">
            <text:p>4.31E+06</text:p>
          </table:table-cell>
          <table:table-cell table:formula="of:=[.G96]/[.G95]" office:value-type="float" office:value="1.40186073395229" calcext:value-type="float">
            <text:p>1.4018607339522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425079.32016" calcext:value-type="float">
            <text:p>2.74E+07</text:p>
          </table:table-cell>
          <table:table-cell table:formula="of:=[.B97]/[.B96]" office:value-type="float" office:value="1.40282495020364" calcext:value-type="float">
            <text:p>1.40282495020364</text:p>
          </table:table-cell>
          <table:table-cell table:formula="of:=AVERAGE([.C88:.C97])" office:value-type="float" office:value="1.40118490962986" calcext:value-type="float">
            <text:p>1.4011849096298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045574.916384" calcext:value-type="float">
            <text:p>6.05E+06</text:p>
          </table:table-cell>
          <table:table-cell table:formula="of:=[.G97]/[.G96]" office:value-type="float" office:value="1.40221652260185" calcext:value-type="float">
            <text:p>1.4022165226018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8479311.723718" calcext:value-type="float">
            <text:p>8.48E+06</text:p>
          </table:table-cell>
          <table:table-cell table:formula="of:=[.G98]/[.G97]" office:value-type="float" office:value="1.40256499026062" calcext:value-type="float">
            <text:p>1.40256499026062</text:p>
          </table:table-cell>
          <table:table-cell/>
        </table:table-row>
        <table:table-row table:style-name="ro1">
          <table:table-cell office:value-type="string" calcext:value-type="string">
            <text:p>Chebyshev 2</text:p>
          </table:table-cell>
          <table:table-cell table:style-name="Default"/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11895680.34468" calcext:value-type="float">
            <text:p>1.19E+07</text:p>
          </table:table-cell>
          <table:table-cell table:formula="of:=[.G99]/[.G98]" office:value-type="float" office:value="1.40290635988837" calcext:value-type="float">
            <text:p>1.4029063598883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89.273157579" calcext:value-type="float">
            <text:p>2.69E+0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6692504.54483" calcext:value-type="float">
            <text:p>1.67E+07</text:p>
          </table:table-cell>
          <table:table-cell table:formula="of:=[.G100]/[.G99]" office:value-type="float" office:value="1.40324084551374" calcext:value-type="float">
            <text:p>1.4032408455137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.46242314367" calcext:value-type="float">
            <text:p>2.25E+01</text:p>
          </table:table-cell>
          <table:table-cell table:formula="of:=[.B101]/[.B100]" office:value-type="float" office:value="0.0083526000623498" calcext:value-type="float">
            <text:p>0.0083526000623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3429076.11373" calcext:value-type="float">
            <text:p>2.34E+07</text:p>
          </table:table-cell>
          <table:table-cell table:formula="of:=[.G101]/[.G100]" office:value-type="float" office:value="1.4035686526733" calcext:value-type="float">
            <text:p>1.40356865267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88856914151" calcext:value-type="float">
            <text:p>4.89E+00</text:p>
          </table:table-cell>
          <table:table-cell table:formula="of:=[.B102]/[.B101]" office:value-type="float" office:value="0.21764601632165" calcext:value-type="float">
            <text:p>0.2176460163216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2891845.16933" calcext:value-type="float">
            <text:p>3.29E+07</text:p>
          </table:table-cell>
          <table:table-cell table:formula="of:=[.G102]/[.G101]" office:value-type="float" office:value="1.40388997883082" calcext:value-type="float">
            <text:p>1.40388997883082</text:p>
          </table:table-cell>
          <table:table-cell table:formula="of:=AVERAGE([.H93:.H102])" office:value-type="float" office:value="1.40236187984721" calcext:value-type="float">
            <text:p>1.40236187984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39119338696" calcext:value-type="float">
            <text:p>1.74E+00</text:p>
          </table:table-cell>
          <table:table-cell table:formula="of:=[.B103]/[.B102]" office:value-type="float" office:value="0.355731282227149" calcext:value-type="float">
            <text:p>0.35573128222714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09912054392" calcext:value-type="float">
            <text:p>8.11E-01</text:p>
          </table:table-cell>
          <table:table-cell table:formula="of:=[.B104]/[.B103]" office:value-type="float" office:value="0.466322918384247" calcext:value-type="float">
            <text:p>0.466322918384247</text:p>
          </table:table-cell>
          <table:table-cell table:number-columns-repeated="2"/>
          <table:table-cell office:value-type="string" calcext:value-type="string">
            <text:p>Chebyshev 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07615799652" calcext:value-type="float">
            <text:p>4.21E-01</text:p>
          </table:table-cell>
          <table:table-cell table:formula="of:=[.B105]/[.B104]" office:value-type="float" office:value="0.51882385054636" calcext:value-type="float">
            <text:p>0.518823850546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09.849471406" calcext:value-type="float">
            <text:p>2.71E+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80693052474" calcext:value-type="float">
            <text:p>2.28E-01</text:p>
          </table:table-cell>
          <table:table-cell table:formula="of:=[.B106]/[.B105]" office:value-type="float" office:value="0.542039283306862" calcext:value-type="float">
            <text:p>0.5420392833068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42791835964" calcext:value-type="float">
            <text:p>4.43E-01</text:p>
          </table:table-cell>
          <table:table-cell table:formula="of:=[.G106]/[.G105]" office:value-type="float" office:value="0.000163400897590912" calcext:value-type="float">
            <text:p>0.0001634008975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64071578204" calcext:value-type="float">
            <text:p>1.26E-01</text:p>
          </table:table-cell>
          <table:table-cell table:formula="of:=[.B107]/[.B106]" office:value-type="float" office:value="0.554248883615789" calcext:value-type="float">
            <text:p>0.5542488836157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5311836773253" calcext:value-type="float">
            <text:p>5.31E-02</text:p>
          </table:table-cell>
          <table:table-cell table:formula="of:=[.G107]/[.G106]" office:value-type="float" office:value="0.119962391846919" calcext:value-type="float">
            <text:p>0.1199623918469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101001271403" calcext:value-type="float">
            <text:p>7.10E-02</text:p>
          </table:table-cell>
          <table:table-cell table:formula="of:=[.B108]/[.B107]" office:value-type="float" office:value="0.561756263952405" calcext:value-type="float">
            <text:p>0.5617562639524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059606314617" calcext:value-type="float">
            <text:p>1.06E-02</text:p>
          </table:table-cell>
          <table:table-cell table:formula="of:=[.G108]/[.G107]" office:value-type="float" office:value="0.199480209925218" calcext:value-type="float">
            <text:p>0.1994802099252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025298512835" calcext:value-type="float">
            <text:p>4.03E-02</text:p>
          </table:table-cell>
          <table:table-cell table:formula="of:=[.B109]/[.B108]" office:value-type="float" office:value="0.566863511072107" calcext:value-type="float">
            <text:p>0.5668635110721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424587174375" calcext:value-type="float">
            <text:p>2.42E-03</text:p>
          </table:table-cell>
          <table:table-cell table:formula="of:=[.G109]/[.G108]" office:value-type="float" office:value="0.228819622998508" calcext:value-type="float">
            <text:p>0.2288196229985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296730574757" calcext:value-type="float">
            <text:p>2.30E-02</text:p>
          </table:table-cell>
          <table:table-cell table:formula="of:=[.B110]/[.B109]" office:value-type="float" office:value="0.570573975429073" calcext:value-type="float">
            <text:p>0.5705739754290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5829370469524" calcext:value-type="float">
            <text:p>5.83E-04</text:p>
          </table:table-cell>
          <table:table-cell table:formula="of:=[.G110]/[.G109]" office:value-type="float" office:value="0.240427340832844" calcext:value-type="float">
            <text:p>0.2404273408328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316936284363" calcext:value-type="float">
            <text:p>1.32E-02</text:p>
          </table:table-cell>
          <table:table-cell table:formula="of:=[.B111]/[.B110]" office:value-type="float" office:value="0.573396069542173" calcext:value-type="float">
            <text:p>0.57339606954217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1435922171691" calcext:value-type="float">
            <text:p>1.44E-04</text:p>
          </table:table-cell>
          <table:table-cell table:formula="of:=[.G111]/[.G110]" office:value-type="float" office:value="0.246325427282073" calcext:value-type="float">
            <text:p>0.24632542728207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580505785523" calcext:value-type="float">
            <text:p>7.58E-03</text:p>
          </table:table-cell>
          <table:table-cell table:formula="of:=[.B112]/[.B111]" office:value-type="float" office:value="0.575616745892128" calcext:value-type="float">
            <text:p>0.5756167458921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3589118124037" calcext:value-type="float">
            <text:p>3.59E-05</text:p>
          </table:table-cell>
          <table:table-cell table:formula="of:=[.G112]/[.G111]" office:value-type="float" office:value="0.249952134927362" calcext:value-type="float">
            <text:p>0.24995213492736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4377066898819" calcext:value-type="float">
            <text:p>4.38E-03</text:p>
          </table:table-cell>
          <table:table-cell table:formula="of:=[.B113]/[.B112]" office:value-type="float" office:value="0.577410930439256" calcext:value-type="float">
            <text:p>0.5774109304392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09062927511777" calcext:value-type="float">
            <text:p>9.06E-06</text:p>
          </table:table-cell>
          <table:table-cell table:formula="of:=[.G113]/[.G112]" office:value-type="float" office:value="0.252511263173002" calcext:value-type="float">
            <text:p>0.2525112631730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533847093118" calcext:value-type="float">
            <text:p>2.53E-03</text:p>
          </table:table-cell>
          <table:table-cell table:formula="of:=[.B114]/[.B113]" office:value-type="float" office:value="0.57889156179031" calcext:value-type="float">
            <text:p>0.5788915617903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00002306449487514" calcext:value-type="float">
            <text:p>2.31E-06</text:p>
          </table:table-cell>
          <table:table-cell table:formula="of:=[.G114]/[.G113]" office:value-type="float" office:value="0.254492765667257" calcext:value-type="float">
            <text:p>0.2544927656672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469973110092" calcext:value-type="float">
            <text:p>1.47E-03</text:p>
          </table:table-cell>
          <table:table-cell table:formula="of:=[.B115]/[.B114]" office:value-type="float" office:value="0.580134892150552" calcext:value-type="float">
            <text:p>0.5801348921505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05907298390657" calcext:value-type="float">
            <text:p>5.91E-07</text:p>
          </table:table-cell>
          <table:table-cell table:formula="of:=[.G115]/[.G114]" office:value-type="float" office:value="0.256120865539707" calcext:value-type="float">
            <text:p>0.25612086553970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8543399800783" calcext:value-type="float">
            <text:p>8.54E-04</text:p>
          </table:table-cell>
          <table:table-cell table:formula="of:=[.B116]/[.B115]" office:value-type="float" office:value="0.581194291387296" calcext:value-type="float">
            <text:p>0.58119429138729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000001521188449869" calcext:value-type="float">
            <text:p>1.52E-07</text:p>
          </table:table-cell>
          <table:table-cell table:formula="of:=[.G116]/[.G115]" office:value-type="float" office:value="0.257510006989814" calcext:value-type="float">
            <text:p>0.257510006989814</text:p>
          </table:table-cell>
          <table:table-cell table:formula="of:=AVERAGE([.H110:.H116])" office:value-type="float" office:value="0.251048543487437" calcext:value-type="float">
            <text:p>0.251048543487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4973183420704" calcext:value-type="float">
            <text:p>4.97E-04</text:p>
          </table:table-cell>
          <table:table-cell table:formula="of:=[.B117]/[.B116]" office:value-type="float" office:value="0.582108239889255" calcext:value-type="float">
            <text:p>0.58210823988925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898894398996" calcext:value-type="float">
            <text:p>2.90E-04</text:p>
          </table:table-cell>
          <table:table-cell table:formula="of:=[.B118]/[.B117]" office:value-type="float" office:value="0.582905184419205" calcext:value-type="float">
            <text:p>0.582905184419205</text:p>
          </table:table-cell>
          <table:table-cell table:number-columns-repeated="2"/>
          <table:table-cell office:value-type="string" calcext:value-type="string">
            <text:p>Chebyshev 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1691813927226" calcext:value-type="float">
            <text:p>1.69E-04</text:p>
          </table:table-cell>
          <table:table-cell table:formula="of:=[.B119]/[.B118]" office:value-type="float" office:value="0.583606608026819" calcext:value-type="float">
            <text:p>0.5836066080268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09.692419449" calcext:value-type="float">
            <text:p>2.71E+0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9884068218899" calcext:value-type="float">
            <text:p>9.88E-05</text:p>
          </table:table-cell>
          <table:table-cell table:formula="of:=[.B120]/[.B119]" office:value-type="float" office:value="0.584229037238481" calcext:value-type="float">
            <text:p>0.5842290372384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042150898198" calcext:value-type="float">
            <text:p>7.04E-01</text:p>
          </table:table-cell>
          <table:table-cell table:formula="of:=[.G120]/[.G119]" office:value-type="float" office:value="0.000259887463523627" calcext:value-type="float">
            <text:p>0.0002598874635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578005871584" calcext:value-type="float">
            <text:p>5.78E-05</text:p>
          </table:table-cell>
          <table:table-cell table:formula="of:=[.B121]/[.B120]" office:value-type="float" office:value="0.584785392798903" calcext:value-type="float">
            <text:p>0.584785392798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4239449230993" calcext:value-type="float">
            <text:p>4.24E-02</text:p>
          </table:table-cell>
          <table:table-cell table:formula="of:=[.G121]/[.G120]" office:value-type="float" office:value="0.0602010563573385" calcext:value-type="float">
            <text:p>0.06020105635733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3382986992557" calcext:value-type="float">
            <text:p>3.38E-05</text:p>
          </table:table-cell>
          <table:table-cell table:formula="of:=[.B122]/[.B121]" office:value-type="float" office:value="0.585285921626725" calcext:value-type="float">
            <text:p>0.5852859216267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456253415683" calcext:value-type="float">
            <text:p>3.46E-03</text:p>
          </table:table-cell>
          <table:table-cell table:formula="of:=[.G122]/[.G121]" office:value-type="float" office:value="0.0815260008402895" calcext:value-type="float">
            <text:p>0.0815260008402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1981546924355" calcext:value-type="float">
            <text:p>1.98E-05</text:p>
          </table:table-cell>
          <table:table-cell table:formula="of:=[.B123]/[.B122]" office:value-type="float" office:value="0.58573885407028" calcext:value-type="float">
            <text:p>0.585738854070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3106282324185" calcext:value-type="float">
            <text:p>3.11E-04</text:p>
          </table:table-cell>
          <table:table-cell table:formula="of:=[.G123]/[.G122]" office:value-type="float" office:value="0.0898742641407606" calcext:value-type="float">
            <text:p>0.08987426414076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1161485466686" calcext:value-type="float">
            <text:p>1.16E-05</text:p>
          </table:table-cell>
          <table:table-cell table:formula="of:=[.B124]/[.B123]" office:value-type="float" office:value="0.586150876575415" calcext:value-type="float">
            <text:p>0.5861508765754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920405177675" calcext:value-type="float">
            <text:p>2.92E-05</text:p>
          </table:table-cell>
          <table:table-cell table:formula="of:=[.G124]/[.G123]" office:value-type="float" office:value="0.0940160897461641" calcext:value-type="float">
            <text:p>0.09401608974616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06812431406439" calcext:value-type="float">
            <text:p>6.81E-06</text:p>
          </table:table-cell>
          <table:table-cell table:formula="of:=[.B125]/[.B124]" office:value-type="float" office:value="0.586527477255184" calcext:value-type="float">
            <text:p>0.58652747725518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2818417498052" calcext:value-type="float">
            <text:p>2.82E-06</text:p>
          </table:table-cell>
          <table:table-cell table:formula="of:=[.G125]/[.G124]" office:value-type="float" office:value="0.0965077558277651" calcext:value-type="float">
            <text:p>0.09650775582776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0399803344012" calcext:value-type="float">
            <text:p>4.00E-06</text:p>
          </table:table-cell>
          <table:table-cell table:formula="of:=[.B126]/[.B125]" office:value-type="float" office:value="0.586873203059501" calcext:value-type="float">
            <text:p>0.5868732030595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00000276794061598" calcext:value-type="float">
            <text:p>2.77E-07</text:p>
          </table:table-cell>
          <table:table-cell table:formula="of:=[.G126]/[.G125]" office:value-type="float" office:value="0.098209034605168" calcext:value-type="float">
            <text:p>0.09820903460516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2347612664592" calcext:value-type="float">
            <text:p>2.35E-06</text:p>
          </table:table-cell>
          <table:table-cell table:formula="of:=[.B127]/[.B126]" office:value-type="float" office:value="0.587191853133059" calcext:value-type="float">
            <text:p>0.5871918531330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00002753244601942" calcext:value-type="float">
            <text:p>2.75E-08</text:p>
          </table:table-cell>
          <table:table-cell table:formula="of:=[.G127]/[.G126]" office:value-type="float" office:value="0.0994690632467635" calcext:value-type="float">
            <text:p>0.099469063246764</text:p>
          </table:table-cell>
          <table:table-cell table:formula="of:=AVERAGE([.H124:.H127])" office:value-type="float" office:value="0.0970504858564652" calcext:value-type="float">
            <text:p>0.0970504858564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137919104173" calcext:value-type="float">
            <text:p>1.38E-06</text:p>
          </table:table-cell>
          <table:table-cell table:formula="of:=[.B128]/[.B127]" office:value-type="float" office:value="0.587486625256256" calcext:value-type="float">
            <text:p>0.587486625256256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08106336500928" calcext:value-type="float">
            <text:p>8.11E-07</text:p>
          </table:table-cell>
          <table:table-cell table:formula="of:=[.B129]/[.B128]" office:value-type="float" office:value="0.587760234489324" calcext:value-type="float">
            <text:p>0.587760234489324</text:p>
          </table:table-cell>
          <table:table-cell table:number-columns-repeated="2"/>
          <table:table-cell office:value-type="string" calcext:value-type="string">
            <text:p>Chebyshev 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04766647421905" calcext:value-type="float">
            <text:p>4.77E-07</text:p>
          </table:table-cell>
          <table:table-cell table:formula="of:=[.B130]/[.B129]" office:value-type="float" office:value="0.588014995597496" calcext:value-type="float">
            <text:p>0.5880149955974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09.709459544" calcext:value-type="float">
            <text:p>2.71E+0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02803994150348" calcext:value-type="float">
            <text:p>2.80E-07</text:p>
          </table:table-cell>
          <table:table-cell table:formula="of:=[.B131]/[.B130]" office:value-type="float" office:value="0.588252896042263" calcext:value-type="float">
            <text:p>0.5882528960422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15540364589" calcext:value-type="float">
            <text:p>6.22E-01</text:p>
          </table:table-cell>
          <table:table-cell table:formula="of:=[.G131]/[.G130]" office:value-type="float" office:value="0.000229380324990081" calcext:value-type="float">
            <text:p>0.0002293803249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1650082300146" calcext:value-type="float">
            <text:p>1.65E-07</text:p>
          </table:table-cell>
          <table:table-cell table:formula="of:=[.B132]/[.B131]" office:value-type="float" office:value="0.588475657105494" calcext:value-type="float">
            <text:p>0.588475657105494</text:p>
          </table:table-cell>
          <table:table-cell table:formula="of:=AVERAGE([.C123:.C132])" office:value-type="float" office:value="0.587247267258427" calcext:value-type="float">
            <text:p>0.5872472672584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819109394362" calcext:value-type="float">
            <text:p>1.82E-02</text:p>
          </table:table-cell>
          <table:table-cell table:formula="of:=[.G132]/[.G131]" office:value-type="float" office:value="0.0292671157720377" calcext:value-type="float">
            <text:p>0.02926711577203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07478909617983" calcext:value-type="float">
            <text:p>7.48E-04</text:p>
          </table:table-cell>
          <table:table-cell table:formula="of:=[.G133]/[.G132]" office:value-type="float" office:value="0.0411130283926988" calcext:value-type="float">
            <text:p>0.041113028392699</text:p>
          </table:table-cell>
          <table:table-cell/>
        </table:table-row>
        <table:table-row table:style-name="ro1">
          <table:table-cell office:value-type="string" calcext:value-type="string">
            <text:p>Chebyshev 3</text:p>
          </table:table-cell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003469450181659" calcext:value-type="float">
            <text:p>3.47E-05</text:p>
          </table:table-cell>
          <table:table-cell table:formula="of:=[.G134]/[.G133]" office:value-type="float" office:value="0.0463897861971313" calcext:value-type="float">
            <text:p>0.04638978619713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89.210095272" calcext:value-type="float">
            <text:p>2.69E+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0001713351526024" calcext:value-type="float">
            <text:p>1.71E-06</text:p>
          </table:table-cell>
          <table:table-cell table:formula="of:=[.G135]/[.G134]" office:value-type="float" office:value="0.0493839495111217" calcext:value-type="float">
            <text:p>0.0493839495111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56340737461" calcext:value-type="float">
            <text:p>2.46E+01</text:p>
          </table:table-cell>
          <table:table-cell table:formula="of:=[.B136]/[.B135]" office:value-type="float" office:value="0.00913406037624053" calcext:value-type="float">
            <text:p>0.0091340603762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0000008788458648041" calcext:value-type="float">
            <text:p>8.79E-08</text:p>
          </table:table-cell>
          <table:table-cell table:formula="of:=[.G136]/[.G135]" office:value-type="float" office:value="0.0512939610730991" calcext:value-type="float">
            <text:p>0.051293961073099</text:p>
          </table:table-cell>
          <table:table-cell table:formula="of:=AVERAGE([.H135:.H136])" office:value-type="float" office:value="0.0503389552921104" calcext:value-type="float">
            <text:p>0.05033895529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43816387869" calcext:value-type="float">
            <text:p>2.44E+00</text:p>
          </table:table-cell>
          <table:table-cell table:formula="of:=[.B137]/[.B136]" office:value-type="float" office:value="0.0994901216512435" calcext:value-type="float">
            <text:p>0.09949012165124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03031056972" calcext:value-type="float">
            <text:p>6.60E-01</text:p>
          </table:table-cell>
          <table:table-cell table:formula="of:=[.B138]/[.B137]" office:value-type="float" office:value="0.270193419184402" calcext:value-type="float">
            <text:p>0.27019341918440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38840782876" calcext:value-type="float">
            <text:p>2.24E-01</text:p>
          </table:table-cell>
          <table:table-cell table:formula="of:=[.B139]/[.B138]" office:value-type="float" office:value="0.339062585585154" calcext:value-type="float">
            <text:p>0.33906258558515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134939159309" calcext:value-type="float">
            <text:p>8.13E-02</text:p>
          </table:table-cell>
          <table:table-cell table:formula="of:=[.B140]/[.B139]" office:value-type="float" office:value="0.363354965727349" calcext:value-type="float">
            <text:p>0.36335496572734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052518412548" calcext:value-type="float">
            <text:p>3.05E-02</text:p>
          </table:table-cell>
          <table:table-cell table:formula="of:=[.B141]/[.B140]" office:value-type="float" office:value="0.375235555272092" calcext:value-type="float">
            <text:p>0.37523555527209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166662761206" calcext:value-type="float">
            <text:p>1.17E-02</text:p>
          </table:table-cell>
          <table:table-cell table:formula="of:=[.B142]/[.B141]" office:value-type="float" office:value="0.382196797375634" calcext:value-type="float">
            <text:p>0.38219679737563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4512074529387" calcext:value-type="float">
            <text:p>4.51E-03</text:p>
          </table:table-cell>
          <table:table-cell table:formula="of:=[.B143]/[.B142]" office:value-type="float" office:value="0.386750540038047" calcext:value-type="float">
            <text:p>0.38675054003804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759519940839" calcext:value-type="float">
            <text:p>1.76E-03</text:p>
          </table:table-cell>
          <table:table-cell table:formula="of:=[.B144]/[.B143]" office:value-type="float" office:value="0.389958084552749" calcext:value-type="float">
            <text:p>0.38995808455274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6903299198077" calcext:value-type="float">
            <text:p>6.90E-04</text:p>
          </table:table-cell>
          <table:table-cell table:formula="of:=[.B145]/[.B144]" office:value-type="float" office:value="0.392339923967288" calcext:value-type="float">
            <text:p>0.39233992396728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721142196602" calcext:value-type="float">
            <text:p>2.72E-04</text:p>
          </table:table-cell>
          <table:table-cell table:formula="of:=[.B146]/[.B145]" office:value-type="float" office:value="0.394179959251948" calcext:value-type="float">
            <text:p>0.39417995925194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076608439581" calcext:value-type="float">
            <text:p>1.08E-04</text:p>
          </table:table-cell>
          <table:table-cell table:formula="of:=[.B147]/[.B146]" office:value-type="float" office:value="0.39564578467285" calcext:value-type="float">
            <text:p>0.3956457846728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4272440252254" calcext:value-type="float">
            <text:p>4.27E-05</text:p>
          </table:table-cell>
          <table:table-cell table:formula="of:=[.B148]/[.B147]" office:value-type="float" office:value="0.396842537656195" calcext:value-type="float">
            <text:p>0.39684253765619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1699745200543" calcext:value-type="float">
            <text:p>1.70E-05</text:p>
          </table:table-cell>
          <table:table-cell table:formula="of:=[.B149]/[.B148]" office:value-type="float" office:value="0.39783943137561" calcext:value-type="float">
            <text:p>0.39783943137561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6776609628649" calcext:value-type="float">
            <text:p>6.78E-06</text:p>
          </table:table-cell>
          <table:table-cell table:formula="of:=[.B150]/[.B149]" office:value-type="float" office:value="0.398683851349258" calcext:value-type="float">
            <text:p>0.39868385134925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706640992785" calcext:value-type="float">
            <text:p>2.71E-06</text:p>
          </table:table-cell>
          <table:table-cell table:formula="of:=[.B151]/[.B150]" office:value-type="float" office:value="0.399409312488995" calcext:value-type="float">
            <text:p>0.39940931248899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01082765148224" calcext:value-type="float">
            <text:p>1.08E-06</text:p>
          </table:table-cell>
          <table:table-cell table:formula="of:=[.B152]/[.B151]" office:value-type="float" office:value="0.400040179362645" calcext:value-type="float">
            <text:p>0.40004017936264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04337498551802" calcext:value-type="float">
            <text:p>4.34E-07</text:p>
          </table:table-cell>
          <table:table-cell table:formula="of:=[.B153]/[.B152]" office:value-type="float" office:value="0.400594584976859" calcext:value-type="float">
            <text:p>0.40059458497685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01739711254792" calcext:value-type="float">
            <text:p>1.74E-07</text:p>
          </table:table-cell>
          <table:table-cell table:formula="of:=[.B154]/[.B153]" office:value-type="float" office:value="0.401086302165851" calcext:value-type="float">
            <text:p>0.401086302165851</text:p>
          </table:table-cell>
          <table:table-cell table:formula="of:=AVERAGE([.C145:.C154])" office:value-type="float" office:value="0.39766618672675" calcext:value-type="float">
            <text:p>0.3976661867267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hebyshev 4</text:p>
          </table:table-cell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89.508220761" calcext:value-type="float">
            <text:p>2.69E+0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2661633977" calcext:value-type="float">
            <text:p>2.43E+01</text:p>
          </table:table-cell>
          <table:table-cell table:formula="of:=[.B158]/[.B157]" office:value-type="float" office:value="0.00902252806307982" calcext:value-type="float">
            <text:p>0.0090225280630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9287061212" calcext:value-type="float">
            <text:p>1.53E+00</text:p>
          </table:table-cell>
          <table:table-cell table:formula="of:=[.B159]/[.B158]" office:value-type="float" office:value="0.0630213782108197" calcext:value-type="float">
            <text:p>0.0630213782108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97142188977" calcext:value-type="float">
            <text:p>2.90E-01</text:p>
          </table:table-cell>
          <table:table-cell table:formula="of:=[.B160]/[.B159]" office:value-type="float" office:value="0.189443974415172" calcext:value-type="float">
            <text:p>0.18944397441517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799228673149" calcext:value-type="float">
            <text:p>6.80E-02</text:p>
          </table:table-cell>
          <table:table-cell table:formula="of:=[.B161]/[.B160]" office:value-type="float" office:value="0.234687434362683" calcext:value-type="float">
            <text:p>0.23468743436268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71758817232" calcext:value-type="float">
            <text:p>1.72E-02</text:p>
          </table:table-cell>
          <table:table-cell table:formula="of:=[.B162]/[.B161]" office:value-type="float" office:value="0.252615150171808" calcext:value-type="float">
            <text:p>0.25261515017180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4496631721396" calcext:value-type="float">
            <text:p>4.50E-03</text:p>
          </table:table-cell>
          <table:table-cell table:formula="of:=[.B163]/[.B162]" office:value-type="float" office:value="0.261799178281617" calcext:value-type="float">
            <text:p>0.261799178281617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201699459786" calcext:value-type="float">
            <text:p>1.20E-03</text:p>
          </table:table-cell>
          <table:table-cell table:formula="of:=[.B164]/[.B163]" office:value-type="float" office:value="0.267244358497949" calcext:value-type="float">
            <text:p>0.26724435849794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254335412639" calcext:value-type="float">
            <text:p>3.25E-04</text:p>
          </table:table-cell>
          <table:table-cell table:formula="of:=[.B165]/[.B164]" office:value-type="float" office:value="0.270811090588202" calcext:value-type="float">
            <text:p>0.27081109058820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8894707880488" calcext:value-type="float">
            <text:p>8.89E-05</text:p>
          </table:table-cell>
          <table:table-cell table:formula="of:=[.B166]/[.B165]" office:value-type="float" office:value="0.273318719574609" calcext:value-type="float">
            <text:p>0.27331871957460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447613021335" calcext:value-type="float">
            <text:p>2.45E-05</text:p>
          </table:table-cell>
          <table:table-cell table:formula="of:=[.B167]/[.B166]" office:value-type="float" office:value="0.27517632441918" calcext:value-type="float">
            <text:p>0.27517632441918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06770306147154" calcext:value-type="float">
            <text:p>6.77E-06</text:p>
          </table:table-cell>
          <table:table-cell table:formula="of:=[.B168]/[.B167]" office:value-type="float" office:value="0.276608519734924" calcext:value-type="float">
            <text:p>0.276608519734924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1880439214769" calcext:value-type="float">
            <text:p>1.88E-06</text:p>
          </table:table-cell>
          <table:table-cell table:formula="of:=[.B169]/[.B168]" office:value-type="float" office:value="0.277748032939319" calcext:value-type="float">
            <text:p>0.27774803293931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005240370115241" calcext:value-type="float">
            <text:p>5.24E-07</text:p>
          </table:table-cell>
          <table:table-cell table:formula="of:=[.B170]/[.B169]" office:value-type="float" office:value="0.27867798512619" calcext:value-type="float">
            <text:p>0.27867798512619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01464436812002" calcext:value-type="float">
            <text:p>1.46E-07</text:p>
          </table:table-cell>
          <table:table-cell table:formula="of:=[.B171]/[.B170]" office:value-type="float" office:value="0.27945293553653" calcext:value-type="float">
            <text:p>0.27945293553653</text:p>
          </table:table-cell>
          <table:table-cell table:formula="of:=AVERAGE([.C165:.C171])" office:value-type="float" office:value="0.275970515416993" calcext:value-type="float">
            <text:p>0.275970515416993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fine p = 8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oarse p = 1</text:p>
          </table:table-cell>
          <table:table-cell table:style-name="Default"/>
          <table:table-cell table:number-columns-repeated="3"/>
          <table:table-cell office:value-type="string" calcext:value-type="string">
            <text:p>coarse p = 2</text:p>
          </table:table-cell>
          <table:table-cell table:number-columns-repeated="4"/>
          <table:table-cell office:value-type="string" calcext:value-type="string">
            <text:p>coarse p = 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Jacobi</text:p>
          </table:table-cell>
          <table:table-cell table:style-name="Default"/>
          <table:table-cell table:number-columns-repeated="3"/>
          <table:table-cell office:value-type="string" calcext:value-type="string">
            <text:p>Jacobi</text:p>
          </table:table-cell>
          <table:table-cell table:number-columns-repeated="4"/>
          <table:table-cell office:value-type="string" calcext:value-type="string">
            <text:p>Jacob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0.709850792" calcext:value-type="float">
            <text:p>2.72E+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float" office:value="2788.307732964" calcext:value-type="float">
            <text:p>2.79E+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float" office:value="2788.262044961" calcext:value-type="float">
            <text:p>2.79E+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45397955355" calcext:value-type="float">
            <text:p>2.45E+01</text:p>
          </table:table-cell>
          <table:table-cell table:formula="of:=[.B5]/[.B4]" office:value-type="float" office:value="0.0089880879971201" calcext:value-type="float">
            <text:p>0.008988087997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1.736706279818" calcext:value-type="float">
            <text:p>1.74E+00</text:p>
          </table:table-cell>
          <table:table-cell table:formula="of:=[.G5]/[.G4]" office:value-type="float" office:value="0.000622853159027703" calcext:value-type="float">
            <text:p>0.0006228531590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.1578813979898" calcext:value-type="float">
            <text:p>1.58E-01</text:p>
          </table:table-cell>
          <table:table-cell table:formula="of:=[.L5]/[.L4]" office:value-type="float" office:value="0.0000566235868236008" calcext:value-type="float">
            <text:p>5.66235868236008E-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75643601589" calcext:value-type="float">
            <text:p>1.38E+01</text:p>
          </table:table-cell>
          <table:table-cell table:formula="of:=[.B6]/[.B5]" office:value-type="float" office:value="0.562543858588161" calcext:value-type="float">
            <text:p>0.5625438585881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1.208926842024" calcext:value-type="float">
            <text:p>1.21E+00</text:p>
          </table:table-cell>
          <table:table-cell table:formula="of:=[.G6]/[.G5]" office:value-type="float" office:value="0.696103224864651" calcext:value-type="float">
            <text:p>0.6961032248646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05707469617516" calcext:value-type="float">
            <text:p>5.71E-02</text:p>
          </table:table-cell>
          <table:table-cell table:formula="of:=[.L6]/[.L5]" office:value-type="float" office:value="0.361503615383792" calcext:value-type="float">
            <text:p>0.36150361538379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6660895128" calcext:value-type="float">
            <text:p>1.06E+01</text:p>
          </table:table-cell>
          <table:table-cell table:formula="of:=[.B7]/[.B6]" office:value-type="float" office:value="0.768121113570009" calcext:value-type="float">
            <text:p>0.7681211135700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9675653074838" calcext:value-type="float">
            <text:p>9.68E-01</text:p>
          </table:table-cell>
          <table:table-cell table:formula="of:=[.G7]/[.G6]" office:value-type="float" office:value="0.800350586859243" calcext:value-type="float">
            <text:p>0.8003505868592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02743836668118" calcext:value-type="float">
            <text:p>2.74E-02</text:p>
          </table:table-cell>
          <table:table-cell table:formula="of:=[.L7]/[.L6]" office:value-type="float" office:value="0.480744857527979" calcext:value-type="float">
            <text:p>0.4807448575279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782196430366" calcext:value-type="float">
            <text:p>8.78E+00</text:p>
          </table:table-cell>
          <table:table-cell table:formula="of:=[.B8]/[.B7]" office:value-type="float" office:value="0.831127230207772" calcext:value-type="float">
            <text:p>0.8311272302077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8057326921481" calcext:value-type="float">
            <text:p>8.06E-01</text:p>
          </table:table-cell>
          <table:table-cell table:formula="of:=[.G8]/[.G7]" office:value-type="float" office:value="0.832742437038639" calcext:value-type="float">
            <text:p>0.83274243703863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01516571458802" calcext:value-type="float">
            <text:p>1.52E-02</text:p>
          </table:table-cell>
          <table:table-cell table:formula="of:=[.L8]/[.L7]" office:value-type="float" office:value="0.55271929135717" calcext:value-type="float">
            <text:p>0.552719291357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93016971108" calcext:value-type="float">
            <text:p>7.59E+00</text:p>
          </table:table-cell>
          <table:table-cell table:formula="of:=[.B9]/[.B8]" office:value-type="float" office:value="0.864592022202304" calcext:value-type="float">
            <text:p>0.8645920222023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6836376030584" calcext:value-type="float">
            <text:p>6.84E-01</text:p>
          </table:table-cell>
          <table:table-cell table:formula="of:=[.G9]/[.G8]" office:value-type="float" office:value="0.84846700366074" calcext:value-type="float">
            <text:p>0.8484670036607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009061328220977" calcext:value-type="float">
            <text:p>9.06E-03</text:p>
          </table:table-cell>
          <table:table-cell table:formula="of:=[.L9]/[.L8]" office:value-type="float" office:value="0.597487719314915" calcext:value-type="float">
            <text:p>0.5974877193149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16941983427" calcext:value-type="float">
            <text:p>6.72E+00</text:p>
          </table:table-cell>
          <table:table-cell table:formula="of:=[.B10]/[.B9]" office:value-type="float" office:value="0.884620962785342" calcext:value-type="float">
            <text:p>0.8846209627853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5861722190918" calcext:value-type="float">
            <text:p>5.86E-01</text:p>
          </table:table-cell>
          <table:table-cell table:formula="of:=[.G10]/[.G9]" office:value-type="float" office:value="0.857431212779157" calcext:value-type="float">
            <text:p>0.85743121277915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005688716200118" calcext:value-type="float">
            <text:p>5.69E-03</text:p>
          </table:table-cell>
          <table:table-cell table:formula="of:=[.L10]/[.L9]" office:value-type="float" office:value="0.627801582879274" calcext:value-type="float">
            <text:p>0.62780158287927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27539137162" calcext:value-type="float">
            <text:p>6.03E+00</text:p>
          </table:table-cell>
          <table:table-cell table:formula="of:=[.B11]/[.B10]" office:value-type="float" office:value="0.897363584803026" calcext:value-type="float">
            <text:p>0.8973635848030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5058583302877" calcext:value-type="float">
            <text:p>5.06E-01</text:p>
          </table:table-cell>
          <table:table-cell table:formula="of:=[.G11]/[.G10]" office:value-type="float" office:value="0.862985849229538" calcext:value-type="float">
            <text:p>0.8629858492295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003702282904461" calcext:value-type="float">
            <text:p>3.70E-03</text:p>
          </table:table-cell>
          <table:table-cell table:formula="of:=[.L11]/[.L10]" office:value-type="float" office:value="0.650811672479672" calcext:value-type="float">
            <text:p>0.65081167247967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60437176454" calcext:value-type="float">
            <text:p>5.46E+00</text:p>
          </table:table-cell>
          <table:table-cell table:formula="of:=[.B12]/[.B11]" office:value-type="float" office:value="0.905914843885192" calcext:value-type="float">
            <text:p>0.90591484388519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4383980339121" calcext:value-type="float">
            <text:p>4.38E-01</text:p>
          </table:table-cell>
          <table:table-cell table:formula="of:=[.G12]/[.G11]" office:value-type="float" office:value="0.866641918623277" calcext:value-type="float">
            <text:p>0.8666419186232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002487303299971" calcext:value-type="float">
            <text:p>2.49E-03</text:p>
          </table:table-cell>
          <table:table-cell table:formula="of:=[.L12]/[.L11]" office:value-type="float" office:value="0.671829615444559" calcext:value-type="float">
            <text:p>0.67182961544455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979595683458" calcext:value-type="float">
            <text:p>4.98E+00</text:p>
          </table:table-cell>
          <table:table-cell table:formula="of:=[.B13]/[.B12]" office:value-type="float" office:value="0.911940843295581" calcext:value-type="float">
            <text:p>0.91194084329558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3810390359572" calcext:value-type="float">
            <text:p>3.81E-01</text:p>
          </table:table-cell>
          <table:table-cell table:formula="of:=[.G13]/[.G12]" office:value-type="float" office:value="0.869162282861878" calcext:value-type="float">
            <text:p>0.8691622828618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00173596854473" calcext:value-type="float">
            <text:p>1.74E-03</text:p>
          </table:table-cell>
          <table:table-cell table:formula="of:=[.L13]/[.L12]" office:value-type="float" office:value="0.697931991144884" calcext:value-type="float">
            <text:p>0.6979319911448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63203535579" calcext:value-type="float">
            <text:p>4.56E+00</text:p>
          </table:table-cell>
          <table:table-cell table:formula="of:=[.B14]/[.B13]" office:value-type="float" office:value="0.916380329980959" calcext:value-type="float">
            <text:p>0.9163803299809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331870048431" calcext:value-type="float">
            <text:p>3.32E-01</text:p>
          </table:table-cell>
          <table:table-cell table:formula="of:=[.G14]/[.G13]" office:value-type="float" office:value="0.87096076022058" calcext:value-type="float">
            <text:p>0.8709607602205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1291464925876" calcext:value-type="float">
            <text:p>1.29E-03</text:p>
          </table:table-cell>
          <table:table-cell table:formula="of:=[.L14]/[.L13]" office:value-type="float" office:value="0.743944888746164" calcext:value-type="float">
            <text:p>0.74394488874616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97168588298" calcext:value-type="float">
            <text:p>4.20E+00</text:p>
          </table:table-cell>
          <table:table-cell table:formula="of:=[.B15]/[.B14]" office:value-type="float" office:value="0.919785531277084" calcext:value-type="float">
            <text:p>0.91978553127708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2894827471394" calcext:value-type="float">
            <text:p>2.89E-01</text:p>
          </table:table-cell>
          <table:table-cell table:formula="of:=[.G15]/[.G14]" office:value-type="float" office:value="0.872277412523376" calcext:value-type="float">
            <text:p>0.8722774125233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001085750104349" calcext:value-type="float">
            <text:p>1.09E-03</text:p>
          </table:table-cell>
          <table:table-cell table:formula="of:=[.L15]/[.L14]" office:value-type="float" office:value="0.840712033749222" calcext:value-type="float">
            <text:p>0.8407120337492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71870872023" calcext:value-type="float">
            <text:p>3.87E+00</text:p>
          </table:table-cell>
          <table:table-cell table:formula="of:=[.B16]/[.B15]" office:value-type="float" office:value="0.92249591374958" calcext:value-type="float">
            <text:p>0.9224959137495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0.2527946070647" calcext:value-type="float">
            <text:p>2.53E-01</text:p>
          </table:table-cell>
          <table:table-cell table:formula="of:=[.G16]/[.G15]" office:value-type="float" office:value="0.873263120385434" calcext:value-type="float">
            <text:p>0.8732631203854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0.001103588850736" calcext:value-type="float">
            <text:p>1.10E-03</text:p>
          </table:table-cell>
          <table:table-cell table:formula="of:=[.L16]/[.L15]" office:value-type="float" office:value="1.01642988226807" calcext:value-type="float">
            <text:p>1.0164298822680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580444036889" calcext:value-type="float">
            <text:p>3.58E+00</text:p>
          </table:table-cell>
          <table:table-cell table:formula="of:=[.B17]/[.B16]" office:value-type="float" office:value="0.924732294860409" calcext:value-type="float">
            <text:p>0.9247322948604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0.2209493417266" calcext:value-type="float">
            <text:p>2.21E-01</text:p>
          </table:table-cell>
          <table:table-cell table:formula="of:=[.G17]/[.G16]" office:value-type="float" office:value="0.874027117477433" calcext:value-type="float">
            <text:p>0.8740271174774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0.001349430866187" calcext:value-type="float">
            <text:p>1.35E-03</text:p>
          </table:table-cell>
          <table:table-cell table:formula="of:=[.L17]/[.L16]" office:value-type="float" office:value="1.22276594701645" calcext:value-type="float">
            <text:p>1.2227659470164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317840556169" calcext:value-type="float">
            <text:p>3.32E+00</text:p>
          </table:table-cell>
          <table:table-cell table:formula="of:=[.B18]/[.B17]" office:value-type="float" office:value="0.926656169454286" calcext:value-type="float">
            <text:p>0.9266561694542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0.1932600352477" calcext:value-type="float">
            <text:p>1.93E-01</text:p>
          </table:table-cell>
          <table:table-cell table:formula="of:=[.G18]/[.G17]" office:value-type="float" office:value="0.874680294304011" calcext:value-type="float">
            <text:p>0.8746802943040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0.001850907550466" calcext:value-type="float">
            <text:p>1.85E-03</text:p>
          </table:table-cell>
          <table:table-cell table:formula="of:=[.L18]/[.L17]" office:value-type="float" office:value="1.37162087873089" calcext:value-type="float">
            <text:p>1.3716208787308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80375353762" calcext:value-type="float">
            <text:p>3.08E+00</text:p>
          </table:table-cell>
          <table:table-cell table:formula="of:=[.B19]/[.B18]" office:value-type="float" office:value="0.928427783557751" calcext:value-type="float">
            <text:p>0.92842778355775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0.1691841539686" calcext:value-type="float">
            <text:p>1.69E-01</text:p>
          </table:table-cell>
          <table:table-cell table:formula="of:=[.G19]/[.G18]" office:value-type="float" office:value="0.875422348711454" calcext:value-type="float">
            <text:p>0.87542234871145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0.00269395968966" calcext:value-type="float">
            <text:p>2.69E-03</text:p>
          </table:table-cell>
          <table:table-cell table:formula="of:=[.L19]/[.L18]" office:value-type="float" office:value="1.4554804149898" calcext:value-type="float">
            <text:p>1.455480414989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65725856606" calcext:value-type="float">
            <text:p>2.87E+00</text:p>
          </table:table-cell>
          <table:table-cell table:formula="of:=[.B20]/[.B19]" office:value-type="float" office:value="0.930317096942795" calcext:value-type="float">
            <text:p>0.9303170969427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1483425513869" calcext:value-type="float">
            <text:p>1.48E-01</text:p>
          </table:table-cell>
          <table:table-cell table:formula="of:=[.G20]/[.G19]" office:value-type="float" office:value="0.876811142812062" calcext:value-type="float">
            <text:p>0.8768111428120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004054727189197" calcext:value-type="float">
            <text:p>4.05E-03</text:p>
          </table:table-cell>
          <table:table-cell table:formula="of:=[.L20]/[.L19]" office:value-type="float" office:value="1.50511798849846" calcext:value-type="float">
            <text:p>1.505117988498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673764525501" calcext:value-type="float">
            <text:p>2.67E+00</text:p>
          </table:table-cell>
          <table:table-cell table:formula="of:=[.B21]/[.B20]" office:value-type="float" office:value="0.933014761107558" calcext:value-type="float">
            <text:p>0.93301476110755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0.1306426913509" calcext:value-type="float">
            <text:p>1.31E-01</text:p>
          </table:table-cell>
          <table:table-cell table:formula="of:=[.G21]/[.G20]" office:value-type="float" office:value="0.880682515768277" calcext:value-type="float">
            <text:p>0.88068251576827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0.006243063135096" calcext:value-type="float">
            <text:p>6.24E-03</text:p>
          </table:table-cell>
          <table:table-cell table:formula="of:=[.L21]/[.L20]" office:value-type="float" office:value="1.53969992154574" calcext:value-type="float">
            <text:p>1.5396999215457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09577264874" calcext:value-type="float">
            <text:p>2.51E+00</text:p>
          </table:table-cell>
          <table:table-cell table:formula="of:=[.B22]/[.B21]" office:value-type="float" office:value="0.938593223501522" calcext:value-type="float">
            <text:p>0.93859322350152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0.1166960992307" calcext:value-type="float">
            <text:p>1.17E-01</text:p>
          </table:table-cell>
          <table:table-cell table:formula="of:=[.G22]/[.G21]" office:value-type="float" office:value="0.893246288973486" calcext:value-type="float">
            <text:p>0.89324628897348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0.009782973778456" calcext:value-type="float">
            <text:p>9.78E-03</text:p>
          </table:table-cell>
          <table:table-cell table:formula="of:=[.L22]/[.L21]" office:value-type="float" office:value="1.56701503200569" calcext:value-type="float">
            <text:p>1.5670150320056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92653774922" calcext:value-type="float">
            <text:p>2.39E+00</text:p>
          </table:table-cell>
          <table:table-cell table:formula="of:=[.B23]/[.B22]" office:value-type="float" office:value="0.953409089415754" calcext:value-type="float">
            <text:p>0.95340908941575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0.1090020270322" calcext:value-type="float">
            <text:p>1.09E-01</text:p>
          </table:table-cell>
          <table:table-cell table:formula="of:=[.G23]/[.G22]" office:value-type="float" office:value="0.934067443134587" calcext:value-type="float">
            <text:p>0.93406744313458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0.01555595596932" calcext:value-type="float">
            <text:p>1.56E-02</text:p>
          </table:table-cell>
          <table:table-cell table:formula="of:=[.L23]/[.L22]" office:value-type="float" office:value="1.59010504592962" calcext:value-type="float">
            <text:p>1.590105045929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81833452738" calcext:value-type="float">
            <text:p>2.38E+00</text:p>
          </table:table-cell>
          <table:table-cell table:formula="of:=[.B24]/[.B23]" office:value-type="float" office:value="0.995477689961911" calcext:value-type="float">
            <text:p>0.9954776899619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0.1143398310419" calcext:value-type="float">
            <text:p>1.14E-01</text:p>
          </table:table-cell>
          <table:table-cell table:formula="of:=[.G24]/[.G23]" office:value-type="float" office:value="1.04896976831562" calcext:value-type="float">
            <text:p>1.0489697683156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0.02505013980662" calcext:value-type="float">
            <text:p>2.51E-02</text:p>
          </table:table-cell>
          <table:table-cell table:formula="of:=[.L24]/[.L23]" office:value-type="float" office:value="1.61032467924342" calcext:value-type="float">
            <text:p>1.610324679243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62663827964" calcext:value-type="float">
            <text:p>2.63E+00</text:p>
          </table:table-cell>
          <table:table-cell table:formula="of:=[.B25]/[.B24]" office:value-type="float" office:value="1.10277999354682" calcext:value-type="float">
            <text:p>1.102779993546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0.1452928571867" calcext:value-type="float">
            <text:p>1.45E-01</text:p>
          </table:table-cell>
          <table:table-cell table:formula="of:=[.G25]/[.G24]" office:value-type="float" office:value="1.27071079135544" calcext:value-type="float">
            <text:p>1.2707107913554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0.04079190817301" calcext:value-type="float">
            <text:p>4.08E-02</text:p>
          </table:table-cell>
          <table:table-cell table:formula="of:=[.L25]/[.L24]" office:value-type="float" office:value="1.628410399619" calcext:value-type="float">
            <text:p>1.6284103996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416684830344" calcext:value-type="float">
            <text:p>3.42E+00</text:p>
          </table:table-cell>
          <table:table-cell table:formula="of:=[.B26]/[.B25]" office:value-type="float" office:value="1.30078239429766" calcext:value-type="float">
            <text:p>1.3007823942976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0.2182237075615" calcext:value-type="float">
            <text:p>2.18E-01</text:p>
          </table:table-cell>
          <table:table-cell table:formula="of:=[.G26]/[.G25]" office:value-type="float" office:value="1.50195757580212" calcext:value-type="float">
            <text:p>1.5019575758021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0.06709608547584" calcext:value-type="float">
            <text:p>6.71E-02</text:p>
          </table:table-cell>
          <table:table-cell table:formula="of:=[.L26]/[.L25]" office:value-type="float" office:value="1.64483811816958" calcext:value-type="float">
            <text:p>1.6448381181695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177736004477" calcext:value-type="float">
            <text:p>5.18E+00</text:p>
          </table:table-cell>
          <table:table-cell table:formula="of:=[.B27]/[.B26]" office:value-type="float" office:value="1.51542687182993" calcext:value-type="float">
            <text:p>1.5154268718299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0.3559977195338" calcext:value-type="float">
            <text:p>3.56E-01</text:p>
          </table:table-cell>
          <table:table-cell table:formula="of:=[.G27]/[.G26]" office:value-type="float" office:value="1.63134300810773" calcext:value-type="float">
            <text:p>1.6313430081077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0.1113761143392" calcext:value-type="float">
            <text:p>1.11E-01</text:p>
          </table:table-cell>
          <table:table-cell table:formula="of:=[.L27]/[.L26]" office:value-type="float" office:value="1.65994951194738" calcext:value-type="float">
            <text:p>1.659949511947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537820151596" calcext:value-type="float">
            <text:p>8.54E+00</text:p>
          </table:table-cell>
          <table:table-cell table:formula="of:=[.B28]/[.B27]" office:value-type="float" office:value="1.64894852580619" calcext:value-type="float">
            <text:p>1.648948525806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0.5991310837773" calcext:value-type="float">
            <text:p>5.99E-01</text:p>
          </table:table-cell>
          <table:table-cell table:formula="of:=[.G28]/[.G27]" office:value-type="float" office:value="1.6829632632532" calcext:value-type="float">
            <text:p>1.68296326325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0.1864439280853" calcext:value-type="float">
            <text:p>1.86E-01</text:p>
          </table:table-cell>
          <table:table-cell table:formula="of:=[.L28]/[.L27]" office:value-type="float" office:value="1.67400280743749" calcext:value-type="float">
            <text:p>1.6740028074374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58583536347" calcext:value-type="float">
            <text:p>1.46E+01</text:p>
          </table:table-cell>
          <table:table-cell table:formula="of:=[.B29]/[.B28]" office:value-type="float" office:value="1.70837931749399" calcext:value-type="float">
            <text:p>1.7083793174939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1.021084473806" calcext:value-type="float">
            <text:p>1.02E+00</text:p>
          </table:table-cell>
          <table:table-cell table:formula="of:=[.G29]/[.G28]" office:value-type="float" office:value="1.70427557750541" calcext:value-type="float">
            <text:p>1.7042755775054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0.3145676977062" calcext:value-type="float">
            <text:p>3.15E-01</text:p>
          </table:table-cell>
          <table:table-cell table:formula="of:=[.L29]/[.L28]" office:value-type="float" office:value="1.68719733024656" calcext:value-type="float">
            <text:p>1.6871973302465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29602505353" calcext:value-type="float">
            <text:p>2.53E+01</text:p>
          </table:table-cell>
          <table:table-cell table:formula="of:=[.B30]/[.B29]" office:value-type="float" office:value="1.73428702732265" calcext:value-type="float">
            <text:p>1.7342870273226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1.752358512629" calcext:value-type="float">
            <text:p>1.75E+00</text:p>
          </table:table-cell>
          <table:table-cell table:formula="of:=[.G30]/[.G29]" office:value-type="float" office:value="1.7161738892153" calcext:value-type="float">
            <text:p>1.716173889215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0.5346668447085" calcext:value-type="float">
            <text:p>5.35E-01</text:p>
          </table:table-cell>
          <table:table-cell table:formula="of:=[.L30]/[.L29]" office:value-type="float" office:value="1.69968769395982" calcext:value-type="float">
            <text:p>1.699687693959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.23029590235" calcext:value-type="float">
            <text:p>4.42E+01</text:p>
          </table:table-cell>
          <table:table-cell table:formula="of:=[.B31]/[.B30]" office:value-type="float" office:value="1.74850775205798" calcext:value-type="float">
            <text:p>1.7485077520579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3.023260456734" calcext:value-type="float">
            <text:p>3.02E+00</text:p>
          </table:table-cell>
          <table:table-cell table:formula="of:=[.G31]/[.G30]" office:value-type="float" office:value="1.72525224430149" calcext:value-type="float">
            <text:p>1.7252522443014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0.9151320697352" calcext:value-type="float">
            <text:p>9.15E-01</text:p>
          </table:table-cell>
          <table:table-cell table:formula="of:=[.L31]/[.L30]" office:value-type="float" office:value="1.71159307668335" calcext:value-type="float">
            <text:p>1.7115930766833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7.79850024568" calcext:value-type="float">
            <text:p>7.78E+01</text:p>
          </table:table-cell>
          <table:table-cell table:formula="of:=[.B32]/[.B31]" office:value-type="float" office:value="1.75894143727731" calcext:value-type="float">
            <text:p>1.7589414372773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5.240585530851" calcext:value-type="float">
            <text:p>5.24E+00</text:p>
          </table:table-cell>
          <table:table-cell table:formula="of:=[.G32]/[.G31]" office:value-type="float" office:value="1.73342178282329" calcext:value-type="float">
            <text:p>1.733421782823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1.576775987437" calcext:value-type="float">
            <text:p>1.58E+00</text:p>
          </table:table-cell>
          <table:table-cell table:formula="of:=[.L32]/[.L31]" office:value-type="float" office:value="1.72300374949514" calcext:value-type="float">
            <text:p>1.723003749495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.5568243528" calcext:value-type="float">
            <text:p>1.38E+02</text:p>
          </table:table-cell>
          <table:table-cell table:formula="of:=[.B33]/[.B32]" office:value-type="float" office:value="1.76811665929818" calcext:value-type="float">
            <text:p>1.768116659298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9.125141888328" calcext:value-type="float">
            <text:p>9.13E+00</text:p>
          </table:table-cell>
          <table:table-cell table:formula="of:=[.G33]/[.G32]" office:value-type="float" office:value="1.74124472057728" calcext:value-type="float">
            <text:p>1.741244720577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2.734107385734" calcext:value-type="float">
            <text:p>2.73E+00</text:p>
          </table:table-cell>
          <table:table-cell table:formula="of:=[.L33]/[.L32]" office:value-type="float" office:value="1.73398593555335" calcext:value-type="float">
            <text:p>1.733985935553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.4130408048" calcext:value-type="float">
            <text:p>2.44E+02</text:p>
          </table:table-cell>
          <table:table-cell table:formula="of:=[.B34]/[.B33]" office:value-type="float" office:value="1.77681508681779" calcext:value-type="float">
            <text:p>1.7768150868177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" office:value-type="float" office:value="15.95899875765" calcext:value-type="float">
            <text:p>1.60E+01</text:p>
          </table:table-cell>
          <table:table-cell table:formula="of:=[.G34]/[.G33]" office:value-type="float" office:value="1.74890417628061" calcext:value-type="float">
            <text:p>1.7489041762806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" office:value-type="float" office:value="4.769884540413" calcext:value-type="float">
            <text:p>4.77E+00</text:p>
          </table:table-cell>
          <table:table-cell table:formula="of:=[.L34]/[.L33]" office:value-type="float" office:value="1.74458566086367" calcext:value-type="float">
            <text:p>1.7445856608636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6.344371881" calcext:value-type="float">
            <text:p>4.36E+02</text:p>
          </table:table-cell>
          <table:table-cell table:formula="of:=[.B35]/[.B34]" office:value-type="float" office:value="1.78527451090257" calcext:value-type="float">
            <text:p>1.7852745109025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float" office:value="28.03154126668" calcext:value-type="float">
            <text:p>2.80E+01</text:p>
          </table:table-cell>
          <table:table-cell table:formula="of:=[.G35]/[.G34]" office:value-type="float" office:value="1.75647242614409" calcext:value-type="float">
            <text:p>1.7564724261440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float" office:value="8.370346218528" calcext:value-type="float">
            <text:p>8.37E+00</text:p>
          </table:table-cell>
          <table:table-cell table:formula="of:=[.L35]/[.L34]" office:value-type="float" office:value="1.75483203998126" calcext:value-type="float">
            <text:p>1.7548320399812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2.610284729" calcext:value-type="float">
            <text:p>7.83E+02</text:p>
          </table:table-cell>
          <table:table-cell table:formula="of:=[.B36]/[.B35]" office:value-type="float" office:value="1.79356108423104" calcext:value-type="float">
            <text:p>1.7935610842310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float" office:value="49.44719277724" calcext:value-type="float">
            <text:p>4.94E+01</text:p>
          </table:table-cell>
          <table:table-cell table:formula="of:=[.G36]/[.G35]" office:value-type="float" office:value="1.76398408873849" calcext:value-type="float">
            <text:p>1.763984088738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float" office:value="14.77148716796" calcext:value-type="float">
            <text:p>1.48E+01</text:p>
          </table:table-cell>
          <table:table-cell table:formula="of:=[.L36]/[.L35]" office:value-type="float" office:value="1.76474028460888" calcext:value-type="float">
            <text:p>1.7647402846088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10.015491254" calcext:value-type="float">
            <text:p>1.41E+03</text:p>
          </table:table-cell>
          <table:table-cell table:formula="of:=[.B37]/[.B36]" office:value-type="float" office:value="1.80168280275317" calcext:value-type="float">
            <text:p>1.8016828027531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float" office:value="87.5935380395" calcext:value-type="float">
            <text:p>8.76E+01</text:p>
          </table:table-cell>
          <table:table-cell table:formula="of:=[.G37]/[.G36]" office:value-type="float" office:value="1.77145623684057" calcext:value-type="float">
            <text:p>1.7714562368405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float" office:value="26.20926527052" calcext:value-type="float">
            <text:p>2.62E+01</text:p>
          </table:table-cell>
          <table:table-cell table:formula="of:=[.L37]/[.L36]" office:value-type="float" office:value="1.77431459490207" calcext:value-type="float">
            <text:p>1.7743145949020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51.599451302" calcext:value-type="float">
            <text:p>2.55E+03</text:p>
          </table:table-cell>
          <table:table-cell table:formula="of:=[.B38]/[.B37]" office:value-type="float" office:value="1.80962511910612" calcext:value-type="float">
            <text:p>1.8096251191061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float" office:value="155.8196398179" calcext:value-type="float">
            <text:p>1.56E+02</text:p>
          </table:table-cell>
          <table:table-cell table:formula="of:=[.G38]/[.G37]" office:value-type="float" office:value="1.77889423472807" calcext:value-type="float">
            <text:p>1.7788942347280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float" office:value="46.74556093229" calcext:value-type="float">
            <text:p>4.67E+01</text:p>
          </table:table-cell>
          <table:table-cell table:formula="of:=[.L38]/[.L37]" office:value-type="float" office:value="1.78355098663789" calcext:value-type="float">
            <text:p>1.7835509866378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37.18365333" calcext:value-type="float">
            <text:p>4.64E+03</text:p>
          </table:table-cell>
          <table:table-cell table:formula="of:=[.B39]/[.B38]" office:value-type="float" office:value="1.81736347801917" calcext:value-type="float">
            <text:p>1.8173634780191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float" office:value="278.3396647188" calcext:value-type="float">
            <text:p>2.78E+02</text:p>
          </table:table-cell>
          <table:table-cell table:formula="of:=[.G39]/[.G38]" office:value-type="float" office:value="1.78629385258549" calcext:value-type="float">
            <text:p>1.7862938525854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float" office:value="83.7886144542" calcext:value-type="float">
            <text:p>8.38E+01</text:p>
          </table:table-cell>
          <table:table-cell table:formula="of:=[.L39]/[.L38]" office:value-type="float" office:value="1.7924400260287" calcext:value-type="float">
            <text:p>1.792440026028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62.252686288" calcext:value-type="float">
            <text:p>8.46E+03</text:p>
          </table:table-cell>
          <table:table-cell table:formula="of:=[.B40]/[.B39]" office:value-type="float" office:value="1.82486899784769" calcext:value-type="float">
            <text:p>1.8248689978476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float" office:value="499.2418688583" calcext:value-type="float">
            <text:p>4.99E+02</text:p>
          </table:table-cell>
          <table:table-cell table:formula="of:=[.G40]/[.G39]" office:value-type="float" office:value="1.79364256029651" calcext:value-type="float">
            <text:p>1.7936425602965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float" office:value="150.9007299813" calcext:value-type="float">
            <text:p>1.51E+02</text:p>
          </table:table-cell>
          <table:table-cell table:formula="of:=[.L40]/[.L39]" office:value-type="float" office:value="1.80096939141755" calcext:value-type="float">
            <text:p>1.800969391417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503.79446118" calcext:value-type="float">
            <text:p>1.55E+04</text:p>
          </table:table-cell>
          <table:table-cell table:formula="of:=[.B41]/[.B40]" office:value-type="float" office:value="1.83211197253681" calcext:value-type="float">
            <text:p>1.8321119725368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1" office:value-type="float" office:value="899.0950721402" calcext:value-type="float">
            <text:p>8.99E+02</text:p>
          </table:table-cell>
          <table:table-cell table:formula="of:=[.G41]/[.G40]" office:value-type="float" office:value="1.80092081258391" calcext:value-type="float">
            <text:p>1.8009208125839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1" office:value-type="float" office:value="272.998458043" calcext:value-type="float">
            <text:p>2.73E+02</text:p>
          </table:table-cell>
          <table:table-cell table:formula="of:=[.L41]/[.L40]" office:value-type="float" office:value="1.80912615914337" calcext:value-type="float">
            <text:p>1.809126159143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512.47738024" calcext:value-type="float">
            <text:p>2.85E+04</text:p>
          </table:table-cell>
          <table:table-cell table:formula="of:=[.B42]/[.B41]" office:value-type="float" office:value="1.83906445945426" calcext:value-type="float">
            <text:p>1.8390644594542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float" office:value="1625.656977524" calcext:value-type="float">
            <text:p>1.63E+03</text:p>
          </table:table-cell>
          <table:table-cell table:formula="of:=[.G42]/[.G41]" office:value-type="float" office:value="1.80810353420612" calcext:value-type="float">
            <text:p>1.8081035342061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float" office:value="496.0105480008" calcext:value-type="float">
            <text:p>4.96E+02</text:p>
          </table:table-cell>
          <table:table-cell table:formula="of:=[.L42]/[.L41]" office:value-type="float" office:value="1.81689871641207" calcext:value-type="float">
            <text:p>1.8168987164120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625.54345188" calcext:value-type="float">
            <text:p>5.26E+04</text:p>
          </table:table-cell>
          <table:table-cell table:formula="of:=[.B43]/[.B42]" office:value-type="float" office:value="1.84570224291878" calcext:value-type="float">
            <text:p>1.8457022429187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1" office:value-type="float" office:value="2950.830465467" calcext:value-type="float">
            <text:p>2.95E+03</text:p>
          </table:table-cell>
          <table:table-cell table:formula="of:=[.G43]/[.G42]" office:value-type="float" office:value="1.81516181227933" calcext:value-type="float">
            <text:p>1.8151618122793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1" office:value-type="float" office:value="904.8612452533" calcext:value-type="float">
            <text:p>9.05E+02</text:p>
          </table:table-cell>
          <table:table-cell table:formula="of:=[.L43]/[.L42]" office:value-type="float" office:value="1.82427823138116" calcext:value-type="float">
            <text:p>1.824278231381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462.83359613" calcext:value-type="float">
            <text:p>9.75E+04</text:p>
          </table:table-cell>
          <table:table-cell table:formula="of:=[.B44]/[.B43]" office:value-type="float" office:value="1.85200621605454" calcext:value-type="float">
            <text:p>1.8520062160545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float" office:value="5376.604080291" calcext:value-type="float">
            <text:p>5.38E+03</text:p>
          </table:table-cell>
          <table:table-cell table:formula="of:=[.G44]/[.G43]" office:value-type="float" office:value="1.82206471812338" calcext:value-type="float">
            <text:p>1.822064718123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float" office:value="1657.035887417" calcext:value-type="float">
            <text:p>1.66E+03</text:p>
          </table:table-cell>
          <table:table-cell table:formula="of:=[.L44]/[.L43]" office:value-type="float" office:value="1.83125965015016" calcext:value-type="float">
            <text:p>1.8312596501501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1082.357515" calcext:value-type="float">
            <text:p>1.81E+05</text:p>
          </table:table-cell>
          <table:table-cell table:formula="of:=[.B45]/[.B44]" office:value-type="float" office:value="1.85796319308112" calcext:value-type="float">
            <text:p>1.8579631930811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1" office:value-type="float" office:value="9832.632147474" calcext:value-type="float">
            <text:p>9.83E+03</text:p>
          </table:table-cell>
          <table:table-cell table:formula="of:=[.G45]/[.G44]" office:value-type="float" office:value="1.82878114152341" calcext:value-type="float">
            <text:p>1.828781141523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1" office:value-type="float" office:value="3045.370534907" calcext:value-type="float">
            <text:p>3.05E+03</text:p>
          </table:table-cell>
          <table:table-cell table:formula="of:=[.L45]/[.L44]" office:value-type="float" office:value="1.8378422326472" calcext:value-type="float">
            <text:p>1.837842232647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7458.9595976" calcext:value-type="float">
            <text:p>3.37E+05</text:p>
          </table:table-cell>
          <table:table-cell table:formula="of:=[.B46]/[.B45]" office:value-type="float" office:value="1.86356619291113" calcext:value-type="float">
            <text:p>1.8635661929111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1" office:value-type="float" office:value="18045.64796019" calcext:value-type="float">
            <text:p>1.80E+04</text:p>
          </table:table-cell>
          <table:table-cell table:formula="of:=[.G46]/[.G45]" office:value-type="float" office:value="1.83528150850491" calcext:value-type="float">
            <text:p>1.8352815085049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1" office:value-type="float" office:value="5615.753642696" calcext:value-type="float">
            <text:p>5.62E+03</text:p>
          </table:table-cell>
          <table:table-cell table:formula="of:=[.L46]/[.L45]" office:value-type="float" office:value="1.84402967662767" calcext:value-type="float">
            <text:p>1.8440296766276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0648.1195405" calcext:value-type="float">
            <text:p>6.31E+05</text:p>
          </table:table-cell>
          <table:table-cell table:formula="of:=[.B47]/[.B46]" office:value-type="float" office:value="1.86881427090426" calcext:value-type="float">
            <text:p>1.8688142709042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1" office:value-type="float" office:value="33231.76927449" calcext:value-type="float">
            <text:p>3.32E+04</text:p>
          </table:table-cell>
          <table:table-cell table:formula="of:=[.G47]/[.G46]" office:value-type="float" office:value="1.84153926463609" calcext:value-type="float">
            <text:p>1.8415392646360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1" office:value-type="float" office:value="10388.18902747" calcext:value-type="float">
            <text:p>1.04E+04</text:p>
          </table:table-cell>
          <table:table-cell table:formula="of:=[.L47]/[.L46]" office:value-type="float" office:value="1.8498299050175" calcext:value-type="float">
            <text:p>1.849829905017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81652.949821" calcext:value-type="float">
            <text:p>1.18E+06</text:p>
          </table:table-cell>
          <table:table-cell table:formula="of:=[.B48]/[.B47]" office:value-type="float" office:value="1.87371200073025" calcext:value-type="float">
            <text:p>1.873712000730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1" office:value-type="float" office:value="61396.75826657" calcext:value-type="float">
            <text:p>6.14E+04</text:p>
          </table:table-cell>
          <table:table-cell table:formula="of:=[.G48]/[.G47]" office:value-type="float" office:value="1.84753203356225" calcext:value-type="float">
            <text:p>1.847532033562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1" office:value-type="float" office:value="19272.73553476" calcext:value-type="float">
            <text:p>1.93E+04</text:p>
          </table:table-cell>
          <table:table-cell table:formula="of:=[.L48]/[.L47]" office:value-type="float" office:value="1.85525460537887" calcext:value-type="float">
            <text:p>1.8552546053788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19461.771545" calcext:value-type="float">
            <text:p>2.22E+06</text:p>
          </table:table-cell>
          <table:table-cell table:formula="of:=[.B49]/[.B48]" office:value-type="float" office:value="1.87826871830787" calcext:value-type="float">
            <text:p>1.8782687183078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1" office:value-type="float" office:value="113783.0755914" calcext:value-type="float">
            <text:p>1.14E+05</text:p>
          </table:table-cell>
          <table:table-cell table:formula="of:=[.G49]/[.G48]" office:value-type="float" office:value="1.85324239917328" calcext:value-type="float">
            <text:p>1.8532423991732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1" office:value-type="float" office:value="35853.42860133" calcext:value-type="float">
            <text:p>3.59E+04</text:p>
          </table:table-cell>
          <table:table-cell table:formula="of:=[.L49]/[.L48]" office:value-type="float" office:value="1.86031861105889" calcext:value-type="float">
            <text:p>1.8603186110588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78131.53595" calcext:value-type="float">
            <text:p>4.18E+06</text:p>
          </table:table-cell>
          <table:table-cell table:formula="of:=[.B50]/[.B49]" office:value-type="float" office:value="1.88249763501966" calcext:value-type="float">
            <text:p>1.8824976350196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1" office:value-type="float" office:value="211483.8579684" calcext:value-type="float">
            <text:p>2.11E+05</text:p>
          </table:table-cell>
          <table:table-cell table:formula="of:=[.G50]/[.G49]" office:value-type="float" office:value="1.8586583010627" calcext:value-type="float">
            <text:p>1.858658301062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1" office:value-type="float" office:value="66868.04999648" calcext:value-type="float">
            <text:p>6.69E+04</text:p>
          </table:table-cell>
          <table:table-cell table:formula="of:=[.L50]/[.L49]" office:value-type="float" office:value="1.86503920559496" calcext:value-type="float">
            <text:p>1.8650392055949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81689.636149" calcext:value-type="float">
            <text:p>7.88E+06</text:p>
          </table:table-cell>
          <table:table-cell table:formula="of:=[.B51]/[.B50]" office:value-type="float" office:value="1.88641491258291" calcext:value-type="float">
            <text:p>1.8864149125829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1" office:value-type="float" office:value="394157.9193525" calcext:value-type="float">
            <text:p>3.94E+05</text:p>
          </table:table-cell>
          <table:table-cell table:formula="of:=[.G51]/[.G50]" office:value-type="float" office:value="1.86377307062081" calcext:value-type="float">
            <text:p>1.8637730706208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1" office:value-type="float" office:value="125005.5009339" calcext:value-type="float">
            <text:p>1.25E+05</text:p>
          </table:table-cell>
          <table:table-cell table:formula="of:=[.L51]/[.L50]" office:value-type="float" office:value="1.86943541707109" calcext:value-type="float">
            <text:p>1.8694354170710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896698.99624" calcext:value-type="float">
            <text:p>1.49E+07</text:p>
          </table:table-cell>
          <table:table-cell table:formula="of:=[.B52]/[.B51]" office:value-type="float" office:value="1.89003877137169" calcext:value-type="float">
            <text:p>1.8900387713716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" office:value-type="float" office:value="736517.6401325" calcext:value-type="float">
            <text:p>7.37E+05</text:p>
          </table:table-cell>
          <table:table-cell table:formula="of:=[.G52]/[.G51]" office:value-type="float" office:value="1.86858516338428" calcext:value-type="float">
            <text:p>1.8685851633842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" office:value-type="float" office:value="234201.2252034" calcext:value-type="float">
            <text:p>2.34E+05</text:p>
          </table:table-cell>
          <table:table-cell table:formula="of:=[.L52]/[.L51]" office:value-type="float" office:value="1.8735273524262" calcext:value-type="float">
            <text:p>1.873527352426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05241.27489" calcext:value-type="float">
            <text:p>2.82E+07</text:p>
          </table:table-cell>
          <table:table-cell table:formula="of:=[.B53]/[.B52]" office:value-type="float" office:value="1.89338868174816" calcext:value-type="float">
            <text:p>1.89338868174816</text:p>
          </table:table-cell>
          <table:table-cell table:formula="of:=AVERAGE([.C44:.C53])" office:value-type="float" office:value="1.87466705927116" calcext:value-type="float">
            <text:p>1.87466705927116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" office:value-type="float" office:value="1379569.468408" calcext:value-type="float">
            <text:p>1.38E+06</text:p>
          </table:table-cell>
          <table:table-cell table:formula="of:=[.G53]/[.G52]" office:value-type="float" office:value="1.87309766017256" calcext:value-type="float">
            <text:p>1.8730976601725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1" office:value-type="float" office:value="439674.2986936" calcext:value-type="float">
            <text:p>4.40E+05</text:p>
          </table:table-cell>
          <table:table-cell table:formula="of:=[.L53]/[.L52]" office:value-type="float" office:value="1.87733560450741" calcext:value-type="float">
            <text:p>1.8773356045074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table:style-name="ce1" office:value-type="float" office:value="2589890.064257" calcext:value-type="float">
            <text:p>2.59E+06</text:p>
          </table:table-cell>
          <table:table-cell table:formula="of:=[.G54]/[.G53]" office:value-type="float" office:value="1.87731761507138" calcext:value-type="float">
            <text:p>1.8773176150713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1" office:value-type="float" office:value="826974.9247163" calcext:value-type="float">
            <text:p>8.27E+05</text:p>
          </table:table-cell>
          <table:table-cell table:formula="of:=[.L54]/[.L53]" office:value-type="float" office:value="1.88088075007678" calcext:value-type="float">
            <text:p>1.88088075007678</text:p>
          </table:table-cell>
          <table:table-cell/>
        </table:table-row>
        <table:table-row table:style-name="ro1">
          <table:table-cell office:value-type="string" calcext:value-type="string">
            <text:p>Chebyshev 2</text:p>
          </table:table-cell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table:style-name="ce1" office:value-type="float" office:value="4872244.472018" calcext:value-type="float">
            <text:p>4.87E+06</text:p>
          </table:table-cell>
          <table:table-cell table:formula="of:=[.G55]/[.G54]" office:value-type="float" office:value="1.8812553240231" calcext:value-type="float">
            <text:p>1.881255324023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1" office:value-type="float" office:value="1558172.049044" calcext:value-type="float">
            <text:p>1.56E+06</text:p>
          </table:table-cell>
          <table:table-cell table:formula="of:=[.L55]/[.L54]" office:value-type="float" office:value="1.88418294494061" calcext:value-type="float">
            <text:p>1.8841829449406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1.283118031" calcext:value-type="float">
            <text:p>2.72E+0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style-name="ce1" office:value-type="float" office:value="9183808.479971" calcext:value-type="float">
            <text:p>9.18E+06</text:p>
          </table:table-cell>
          <table:table-cell table:formula="of:=[.G56]/[.G55]" office:value-type="float" office:value="1.88492357736048" calcext:value-type="float">
            <text:p>1.88492357736048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1" office:value-type="float" office:value="2940678.295724" calcext:value-type="float">
            <text:p>2.94E+06</text:p>
          </table:table-cell>
          <table:table-cell table:formula="of:=[.L56]/[.L55]" office:value-type="float" office:value="1.88726161371475" calcext:value-type="float">
            <text:p>1.887261613714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06062915996" calcext:value-type="float">
            <text:p>3.81E+01</text:p>
          </table:table-cell>
          <table:table-cell table:formula="of:=[.B57]/[.B56]" office:value-type="float" office:value="0.0139862805555855" calcext:value-type="float">
            <text:p>0.01398628055558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1" office:value-type="float" office:value="17342124.84971" calcext:value-type="float">
            <text:p>1.73E+07</text:p>
          </table:table-cell>
          <table:table-cell table:formula="of:=[.G57]/[.G56]" office:value-type="float" office:value="1.8883369451281" calcext:value-type="float">
            <text:p>1.888336945128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1" office:value-type="float" office:value="5558279.635836" calcext:value-type="float">
            <text:p>5.56E+06</text:p>
          </table:table-cell>
          <table:table-cell table:formula="of:=[.L57]/[.L56]" office:value-type="float" office:value="1.89013522625655" calcext:value-type="float">
            <text:p>1.890135226256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33465444342" calcext:value-type="float">
            <text:p>1.93E+01</text:p>
          </table:table-cell>
          <table:table-cell table:formula="of:=[.B58]/[.B57]" office:value-type="float" office:value="0.507996185826591" calcext:value-type="float">
            <text:p>0.50799618582659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" office:value-type="float" office:value="32802822.15841" calcext:value-type="float">
            <text:p>3.28E+07</text:p>
          </table:table-cell>
          <table:table-cell table:formula="of:=[.G58]/[.G57]" office:value-type="float" office:value="1.89151112926964" calcext:value-type="float">
            <text:p>1.89151112926964</text:p>
          </table:table-cell>
          <table:table-cell table:formula="of:=AVERAGE([.H49:.H58])" office:value-type="float" office:value="1.87407011852663" calcext:value-type="float">
            <text:p>1.87407011852663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1" office:value-type="float" office:value="10520829.24862" calcext:value-type="float">
            <text:p>1.05E+07</text:p>
          </table:table-cell>
          <table:table-cell table:formula="of:=[.L58]/[.L57]" office:value-type="float" office:value="1.89282114933348" calcext:value-type="float">
            <text:p>1.892821149333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08101810608" calcext:value-type="float">
            <text:p>1.41E+01</text:p>
          </table:table-cell>
          <table:table-cell table:formula="of:=[.B59]/[.B58]" office:value-type="float" office:value="0.728278757051801" calcext:value-type="float">
            <text:p>0.728278757051801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table:style-name="ce1" office:value-type="float" office:value="19940501.80809" calcext:value-type="float">
            <text:p>1.99E+07</text:p>
          </table:table-cell>
          <table:table-cell table:formula="of:=[.L59]/[.L58]" office:value-type="float" office:value="1.8953355611874" calcext:value-type="float">
            <text:p>1.89533556118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9668046112" calcext:value-type="float">
            <text:p>1.12E+01</text:p>
          </table:table-cell>
          <table:table-cell table:formula="of:=[.B60]/[.B59]" office:value-type="float" office:value="0.795161285694634" calcext:value-type="float">
            <text:p>0.795161285694634</text:p>
          </table:table-cell>
          <table:table-cell table:number-columns-repeated="2"/>
          <table:table-cell office:value-type="string" calcext:value-type="string">
            <text:p>Chebyshev 2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style-name="ce1" office:value-type="float" office:value="37840959.00328" calcext:value-type="float">
            <text:p>3.78E+07</text:p>
          </table:table-cell>
          <table:table-cell table:formula="of:=[.L60]/[.L59]" office:value-type="float" office:value="1.89769341651812" calcext:value-type="float">
            <text:p>1.89769341651812</text:p>
          </table:table-cell>
          <table:table-cell table:formula="of:=AVERAGE([.M51:.M60])" office:value-type="float" office:value="1.88486090360324" calcext:value-type="float">
            <text:p>1.88486090360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192111749934" calcext:value-type="float">
            <text:p>9.19E+00</text:p>
          </table:table-cell>
          <table:table-cell table:formula="of:=[.B61]/[.B60]" office:value-type="float" office:value="0.820967587835807" calcext:value-type="float">
            <text:p>0.8209675878358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788.304684428" calcext:value-type="float">
            <text:p>2.79E+0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669350980096" calcext:value-type="float">
            <text:p>7.67E+00</text:p>
          </table:table-cell>
          <table:table-cell table:formula="of:=[.B62]/[.B61]" office:value-type="float" office:value="0.834340485487578" calcext:value-type="float">
            <text:p>0.8343404854875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2.647035210775" calcext:value-type="float">
            <text:p>2.65E+00</text:p>
          </table:table-cell>
          <table:table-cell table:formula="of:=[.G62]/[.G61]" office:value-type="float" office:value="0.000949334993968932" calcext:value-type="float">
            <text:p>0.000949334993969</text:p>
          </table:table-cell>
          <table:table-cell table:number-columns-repeated="2"/>
          <table:table-cell office:value-type="string" calcext:value-type="string">
            <text:p>Chebyshev 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65207163755" calcext:value-type="float">
            <text:p>6.47E+00</text:p>
          </table:table-cell>
          <table:table-cell table:formula="of:=[.B63]/[.B62]" office:value-type="float" office:value="0.842992735700052" calcext:value-type="float">
            <text:p>0.8429927357000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1.606112897434" calcext:value-type="float">
            <text:p>1.61E+00</text:p>
          </table:table-cell>
          <table:table-cell table:formula="of:=[.G63]/[.G62]" office:value-type="float" office:value="0.606759173771535" calcext:value-type="float">
            <text:p>0.6067591737715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788.167029103" calcext:value-type="float">
            <text:p>2.79E+0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92152973842" calcext:value-type="float">
            <text:p>5.49E+00</text:p>
          </table:table-cell>
          <table:table-cell table:formula="of:=[.B64]/[.B63]" office:value-type="float" office:value="0.849493733879388" calcext:value-type="float">
            <text:p>0.8494937338793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1.115465913955" calcext:value-type="float">
            <text:p>1.12E+00</text:p>
          </table:table-cell>
          <table:table-cell table:formula="of:=[.G64]/[.G63]" office:value-type="float" office:value="0.694512767898894" calcext:value-type="float">
            <text:p>0.6945127678988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.2718290308402" calcext:value-type="float">
            <text:p>2.72E-01</text:p>
          </table:table-cell>
          <table:table-cell table:formula="of:=[.L64]/[.L63]" office:value-type="float" office:value="0.0000974938115266545" calcext:value-type="float">
            <text:p>9.74938115266545E-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95075118837" calcext:value-type="float">
            <text:p>4.70E+00</text:p>
          </table:table-cell>
          <table:table-cell table:formula="of:=[.B65]/[.B64]" office:value-type="float" office:value="0.854869691576087" calcext:value-type="float">
            <text:p>0.85486969157608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8022981817669" calcext:value-type="float">
            <text:p>8.02E-01</text:p>
          </table:table-cell>
          <table:table-cell table:formula="of:=[.G65]/[.G64]" office:value-type="float" office:value="0.719249393217466" calcext:value-type="float">
            <text:p>0.7192493932174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05528264725679" calcext:value-type="float">
            <text:p>5.53E-02</text:p>
          </table:table-cell>
          <table:table-cell table:formula="of:=[.L65]/[.L64]" office:value-type="float" office:value="0.203372859351763" calcext:value-type="float">
            <text:p>0.2033728593517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35805968033" calcext:value-type="float">
            <text:p>4.04E+00</text:p>
          </table:table-cell>
          <table:table-cell table:formula="of:=[.B66]/[.B65]" office:value-type="float" office:value="0.859582832198156" calcext:value-type="float">
            <text:p>0.8595828321981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584622964461" calcext:value-type="float">
            <text:p>5.85E-01</text:p>
          </table:table-cell>
          <table:table-cell table:formula="of:=[.G66]/[.G65]" office:value-type="float" office:value="0.728685391226346" calcext:value-type="float">
            <text:p>0.7286853912263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01763001121966" calcext:value-type="float">
            <text:p>1.76E-02</text:p>
          </table:table-cell>
          <table:table-cell table:formula="of:=[.L66]/[.L65]" office:value-type="float" office:value="0.318906783493343" calcext:value-type="float">
            <text:p>0.31890678349334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86350185388" calcext:value-type="float">
            <text:p>3.49E+00</text:p>
          </table:table-cell>
          <table:table-cell table:formula="of:=[.B67]/[.B66]" office:value-type="float" office:value="0.863854757389935" calcext:value-type="float">
            <text:p>0.8638547573899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4284897496399" calcext:value-type="float">
            <text:p>4.28E-01</text:p>
          </table:table-cell>
          <table:table-cell table:formula="of:=[.G67]/[.G66]" office:value-type="float" office:value="0.732933489937316" calcext:value-type="float">
            <text:p>0.7329334899373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006429589902911" calcext:value-type="float">
            <text:p>6.43E-03</text:p>
          </table:table-cell>
          <table:table-cell table:formula="of:=[.L67]/[.L66]" office:value-type="float" office:value="0.364695735175771" calcext:value-type="float">
            <text:p>0.36469573517577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025431243661" calcext:value-type="float">
            <text:p>3.03E+00</text:p>
          </table:table-cell>
          <table:table-cell table:formula="of:=[.B68]/[.B67]" office:value-type="float" office:value="0.867793274565818" calcext:value-type="float">
            <text:p>0.8677932745658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3149425244616" calcext:value-type="float">
            <text:p>3.15E-01</text:p>
          </table:table-cell>
          <table:table-cell table:formula="of:=[.G68]/[.G67]" office:value-type="float" office:value="0.735005970915933" calcext:value-type="float">
            <text:p>0.7350059709159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002449568719481" calcext:value-type="float">
            <text:p>2.45E-03</text:p>
          </table:table-cell>
          <table:table-cell table:formula="of:=[.L68]/[.L67]" office:value-type="float" office:value="0.380983664039281" calcext:value-type="float">
            <text:p>0.38098366403928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36510931537" calcext:value-type="float">
            <text:p>2.64E+00</text:p>
          </table:table-cell>
          <table:table-cell table:formula="of:=[.B69]/[.B68]" office:value-type="float" office:value="0.87144962790383" calcext:value-type="float">
            <text:p>0.871449627903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2318165096792" calcext:value-type="float">
            <text:p>2.32E-01</text:p>
          </table:table-cell>
          <table:table-cell table:formula="of:=[.G69]/[.G68]" office:value-type="float" office:value="0.736059730503191" calcext:value-type="float">
            <text:p>0.7360597305031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0009476493835966" calcext:value-type="float">
            <text:p>9.48E-04</text:p>
          </table:table-cell>
          <table:table-cell table:formula="of:=[.L69]/[.L68]" office:value-type="float" office:value="0.386863767511443" calcext:value-type="float">
            <text:p>0.3868637675114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06543910048" calcext:value-type="float">
            <text:p>2.31E+00</text:p>
          </table:table-cell>
          <table:table-cell table:formula="of:=[.B70]/[.B69]" office:value-type="float" office:value="0.874847087663452" calcext:value-type="float">
            <text:p>0.87484708766345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1707599926947" calcext:value-type="float">
            <text:p>1.71E-01</text:p>
          </table:table-cell>
          <table:table-cell table:formula="of:=[.G70]/[.G69]" office:value-type="float" office:value="0.736617046521004" calcext:value-type="float">
            <text:p>0.7366170465210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0003687940352763" calcext:value-type="float">
            <text:p>3.69E-04</text:p>
          </table:table-cell>
          <table:table-cell table:formula="of:=[.L70]/[.L69]" office:value-type="float" office:value="0.389167176869383" calcext:value-type="float">
            <text:p>0.38916717686938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25136604902" calcext:value-type="float">
            <text:p>2.03E+00</text:p>
          </table:table-cell>
          <table:table-cell table:formula="of:=[.B71]/[.B70]" office:value-type="float" office:value="0.877996120550706" calcext:value-type="float">
            <text:p>0.87799612055070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1258387620074" calcext:value-type="float">
            <text:p>1.26E-01</text:p>
          </table:table-cell>
          <table:table-cell table:formula="of:=[.G71]/[.G70]" office:value-type="float" office:value="0.736933517163975" calcext:value-type="float">
            <text:p>0.7369335171639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0001439158185075" calcext:value-type="float">
            <text:p>1.44E-04</text:p>
          </table:table-cell>
          <table:table-cell table:formula="of:=[.L71]/[.L70]" office:value-type="float" office:value="0.390233584986477" calcext:value-type="float">
            <text:p>0.3902335849864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83948064025" calcext:value-type="float">
            <text:p>1.78E+00</text:p>
          </table:table-cell>
          <table:table-cell table:formula="of:=[.B72]/[.B71]" office:value-type="float" office:value="0.880902581932901" calcext:value-type="float">
            <text:p>0.8809025819329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09276053782593" calcext:value-type="float">
            <text:p>9.28E-02</text:p>
          </table:table-cell>
          <table:table-cell table:formula="of:=[.G72]/[.G71]" office:value-type="float" office:value="0.737138035579809" calcext:value-type="float">
            <text:p>0.7371380355798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00005625077307361" calcext:value-type="float">
            <text:p>5.63E-05</text:p>
          </table:table-cell>
          <table:table-cell table:formula="of:=[.L72]/[.L71]" office:value-type="float" office:value="0.39085886219435" calcext:value-type="float">
            <text:p>0.390858862194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76246555213" calcext:value-type="float">
            <text:p>1.58E+00</text:p>
          </table:table-cell>
          <table:table-cell table:formula="of:=[.B73]/[.B72]" office:value-type="float" office:value="0.883571997974326" calcext:value-type="float">
            <text:p>0.88357199797432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0.06839193240902" calcext:value-type="float">
            <text:p>6.84E-02</text:p>
          </table:table-cell>
          <table:table-cell table:formula="of:=[.G73]/[.G72]" office:value-type="float" office:value="0.73729555705424" calcext:value-type="float">
            <text:p>0.737295557054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002201186549662" calcext:value-type="float">
            <text:p>2.20E-05</text:p>
          </table:table-cell>
          <table:table-cell table:formula="of:=[.L73]/[.L72]" office:value-type="float" office:value="0.391316675200449" calcext:value-type="float">
            <text:p>0.39131667520044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396572677643" calcext:value-type="float">
            <text:p>1.40E+00</text:p>
          </table:table-cell>
          <table:table-cell table:formula="of:=[.B74]/[.B73]" office:value-type="float" office:value="0.886011565274621" calcext:value-type="float">
            <text:p>0.88601156527462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0.0504348081511" calcext:value-type="float">
            <text:p>5.04E-02</text:p>
          </table:table-cell>
          <table:table-cell table:formula="of:=[.G74]/[.G73]" office:value-type="float" office:value="0.737437975132405" calcext:value-type="float">
            <text:p>0.73743797513240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000008622103297018" calcext:value-type="float">
            <text:p>8.62E-06</text:p>
          </table:table-cell>
          <table:table-cell table:formula="of:=[.L74]/[.L73]" office:value-type="float" office:value="0.391702525092294" calcext:value-type="float">
            <text:p>0.39170252509229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40478885617" calcext:value-type="float">
            <text:p>1.24E+00</text:p>
          </table:table-cell>
          <table:table-cell table:formula="of:=[.B75]/[.B74]" office:value-type="float" office:value="0.888230813530278" calcext:value-type="float">
            <text:p>0.88823081353027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0.03719970693865" calcext:value-type="float">
            <text:p>3.72E-02</text:p>
          </table:table-cell>
          <table:table-cell table:formula="of:=[.G75]/[.G74]" office:value-type="float" office:value="0.737580022654228" calcext:value-type="float">
            <text:p>0.73758002265422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0.000003380296367444" calcext:value-type="float">
            <text:p>3.38E-06</text:p>
          </table:table-cell>
          <table:table-cell table:formula="of:=[.L75]/[.L74]" office:value-type="float" office:value="0.392050089287737" calcext:value-type="float">
            <text:p>0.3920500892877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04325804367" calcext:value-type="float">
            <text:p>1.10E+00</text:p>
          </table:table-cell>
          <table:table-cell table:formula="of:=[.B76]/[.B75]" office:value-type="float" office:value="0.890241516539575" calcext:value-type="float">
            <text:p>0.89024151653957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0.02744325170095" calcext:value-type="float">
            <text:p>2.74E-02</text:p>
          </table:table-cell>
          <table:table-cell table:formula="of:=[.G76]/[.G75]" office:value-type="float" office:value="0.737727631731336" calcext:value-type="float">
            <text:p>0.7377276317313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0.000001326331440985" calcext:value-type="float">
            <text:p>1.33E-06</text:p>
          </table:table-cell>
          <table:table-cell table:formula="of:=[.L76]/[.L75]" office:value-type="float" office:value="0.392371347601069" calcext:value-type="float">
            <text:p>0.39237134760106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51218116296" calcext:value-type="float">
            <text:p>9.85E-01</text:p>
          </table:table-cell>
          <table:table-cell table:formula="of:=[.B77]/[.B76]" office:value-type="float" office:value="0.892057224176041" calcext:value-type="float">
            <text:p>0.8920572241760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0202498912623" calcext:value-type="float">
            <text:p>2.02E-02</text:p>
          </table:table-cell>
          <table:table-cell table:formula="of:=[.G77]/[.G76]" office:value-type="float" office:value="0.737882357490421" calcext:value-type="float">
            <text:p>0.7378823574904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0.0000005208115155234" calcext:value-type="float">
            <text:p>5.21E-07</text:p>
          </table:table-cell>
          <table:table-cell table:formula="of:=[.L77]/[.L76]" office:value-type="float" office:value="0.392670715199678" calcext:value-type="float">
            <text:p>0.39267071519967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03961228187" calcext:value-type="float">
            <text:p>8.80E-01</text:p>
          </table:table-cell>
          <table:table-cell table:formula="of:=[.B78]/[.B77]" office:value-type="float" office:value="0.893692650416844" calcext:value-type="float">
            <text:p>0.89369265041684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0.01494530486536" calcext:value-type="float">
            <text:p>1.49E-02</text:p>
          </table:table-cell>
          <table:table-cell table:formula="of:=[.G78]/[.G77]" office:value-type="float" office:value="0.738043709557307" calcext:value-type="float">
            <text:p>0.73804370955730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0.0000002046529262101" calcext:value-type="float">
            <text:p>2.05E-07</text:p>
          </table:table-cell>
          <table:table-cell table:formula="of:=[.L78]/[.L77]" office:value-type="float" office:value="0.392950079078858" calcext:value-type="float">
            <text:p>0.392950079078858</text:p>
          </table:table-cell>
          <table:table-cell table:formula="of:=AVERAGE([.M69:.M78])" office:value-type="float" office:value="0.391018482302174" calcext:value-type="float">
            <text:p>0.3910184823021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80980862165" calcext:value-type="float">
            <text:p>7.88E-01</text:p>
          </table:table-cell>
          <table:table-cell table:formula="of:=[.B79]/[.B78]" office:value-type="float" office:value="0.895163058752808" calcext:value-type="float">
            <text:p>0.89516305875280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0.01103277891994" calcext:value-type="float">
            <text:p>1.10E-02</text:p>
          </table:table-cell>
          <table:table-cell table:formula="of:=[.G79]/[.G78]" office:value-type="float" office:value="0.738210362340056" calcext:value-type="float">
            <text:p>0.73821036234005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065171056339" calcext:value-type="float">
            <text:p>7.07E-01</text:p>
          </table:table-cell>
          <table:table-cell table:formula="of:=[.B80]/[.B79]" office:value-type="float" office:value="0.896483722001847" calcext:value-type="float">
            <text:p>0.89648372200184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0.008146391727942" calcext:value-type="float">
            <text:p>8.15E-03</text:p>
          </table:table-cell>
          <table:table-cell table:formula="of:=[.G80]/[.G79]" office:value-type="float" office:value="0.738380763999421" calcext:value-type="float">
            <text:p>0.738380763999421</text:p>
          </table:table-cell>
          <table:table-cell table:number-columns-repeated="2"/>
          <table:table-cell office:value-type="string" calcext:value-type="string">
            <text:p>Chebyshev 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42188502419" calcext:value-type="float">
            <text:p>6.34E-01</text:p>
          </table:table-cell>
          <table:table-cell table:formula="of:=[.B81]/[.B80]" office:value-type="float" office:value="0.897669490497144" calcext:value-type="float">
            <text:p>0.89766949049714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0.006016545512067" calcext:value-type="float">
            <text:p>6.02E-03</text:p>
          </table:table-cell>
          <table:table-cell table:formula="of:=[.G81]/[.G80]" office:value-type="float" office:value="0.738553425000463" calcext:value-type="float">
            <text:p>0.7385534250004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788.066070882" calcext:value-type="float">
            <text:p>2.79E+0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699943457294" calcext:value-type="float">
            <text:p>5.70E-01</text:p>
          </table:table-cell>
          <table:table-cell table:formula="of:=[.B82]/[.B81]" office:value-type="float" office:value="0.898734475507936" calcext:value-type="float">
            <text:p>0.89873447550793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0.004444584848975" calcext:value-type="float">
            <text:p>4.44E-03</text:p>
          </table:table-cell>
          <table:table-cell table:formula="of:=[.G82]/[.G81]" office:value-type="float" office:value="0.738727038640492" calcext:value-type="float">
            <text:p>0.7387270386404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.4268832105675" calcext:value-type="float">
            <text:p>4.27E-01</text:p>
          </table:table-cell>
          <table:table-cell table:formula="of:=[.L82]/[.L81]" office:value-type="float" office:value="0.000153110865996248" calcext:value-type="float">
            <text:p>0.00015311086599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128192612087" calcext:value-type="float">
            <text:p>5.13E-01</text:p>
          </table:table-cell>
          <table:table-cell table:formula="of:=[.B83]/[.B82]" office:value-type="float" office:value="0.899691839140027" calcext:value-type="float">
            <text:p>0.8996918391400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0.003284106038767" calcext:value-type="float">
            <text:p>3.28E-03</text:p>
          </table:table-cell>
          <table:table-cell table:formula="of:=[.G83]/[.G82]" office:value-type="float" office:value="0.738900516102055" calcext:value-type="float">
            <text:p>0.7389005161020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04798670180425" calcext:value-type="float">
            <text:p>4.80E-02</text:p>
          </table:table-cell>
          <table:table-cell table:formula="of:=[.L83]/[.L82]" office:value-type="float" office:value="0.112411780590894" calcext:value-type="float">
            <text:p>0.11241178059089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618212699558" calcext:value-type="float">
            <text:p>4.62E-01</text:p>
          </table:table-cell>
          <table:table-cell table:formula="of:=[.B84]/[.B83]" office:value-type="float" office:value="0.900553674343863" calcext:value-type="float">
            <text:p>0.90055367434386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0.002427194038124" calcext:value-type="float">
            <text:p>2.43E-03</text:p>
          </table:table-cell>
          <table:table-cell table:formula="of:=[.G84]/[.G83]" office:value-type="float" office:value="0.739072980431313" calcext:value-type="float">
            <text:p>0.7390729804313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008266823809725" calcext:value-type="float">
            <text:p>8.27E-03</text:p>
          </table:table-cell>
          <table:table-cell table:formula="of:=[.L84]/[.L83]" office:value-type="float" office:value="0.172273223599477" calcext:value-type="float">
            <text:p>0.17227322359947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162538068608" calcext:value-type="float">
            <text:p>4.16E-01</text:p>
          </table:table-cell>
          <table:table-cell table:formula="of:=[.B85]/[.B84]" office:value-type="float" office:value="0.901330956239064" calcext:value-type="float">
            <text:p>0.90133095623906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0.001794288005618" calcext:value-type="float">
            <text:p>1.79E-03</text:p>
          </table:table-cell>
          <table:table-cell table:formula="of:=[.G85]/[.G84]" office:value-type="float" office:value="0.739243742953827" calcext:value-type="float">
            <text:p>0.7392437429538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00157381674811" calcext:value-type="float">
            <text:p>1.57E-03</text:p>
          </table:table-cell>
          <table:table-cell table:formula="of:=[.L85]/[.L84]" office:value-type="float" office:value="0.190377439308502" calcext:value-type="float">
            <text:p>0.19037743930850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754748976828" calcext:value-type="float">
            <text:p>3.75E-01</text:p>
          </table:table-cell>
          <table:table-cell table:formula="of:=[.B86]/[.B85]" office:value-type="float" office:value="0.90203354658655" calcext:value-type="float">
            <text:p>0.9020335465865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0.001326718574783" calcext:value-type="float">
            <text:p>1.33E-03</text:p>
          </table:table-cell>
          <table:table-cell table:formula="of:=[.G86]/[.G85]" office:value-type="float" office:value="0.739412274188414" calcext:value-type="float">
            <text:p>0.7394122741884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0003054051802104" calcext:value-type="float">
            <text:p>3.05E-04</text:p>
          </table:table-cell>
          <table:table-cell table:formula="of:=[.L86]/[.L85]" office:value-type="float" office:value="0.194053837956142" calcext:value-type="float">
            <text:p>0.19405383795614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89300143118" calcext:value-type="float">
            <text:p>3.39E-01</text:p>
          </table:table-cell>
          <table:table-cell table:formula="of:=[.B87]/[.B86]" office:value-type="float" office:value="0.902670235489689" calcext:value-type="float">
            <text:p>0.90267023548968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0.0009812121025114" calcext:value-type="float">
            <text:p>9.81E-04</text:p>
          </table:table-cell>
          <table:table-cell table:formula="of:=[.G87]/[.G86]" office:value-type="float" office:value="0.739578175176969" calcext:value-type="float">
            <text:p>0.7395781751769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00005957209460921" calcext:value-type="float">
            <text:p>5.96E-05</text:p>
          </table:table-cell>
          <table:table-cell table:formula="of:=[.L87]/[.L86]" office:value-type="float" office:value="0.195059214673993" calcext:value-type="float">
            <text:p>0.19505921467399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06138131159" calcext:value-type="float">
            <text:p>3.06E-01</text:p>
          </table:table-cell>
          <table:table-cell table:formula="of:=[.B88]/[.B87]" office:value-type="float" office:value="0.903248807222387" calcext:value-type="float">
            <text:p>0.90324880722238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0.0007258429708498" calcext:value-type="float">
            <text:p>7.26E-04</text:p>
          </table:table-cell>
          <table:table-cell table:formula="of:=[.G88]/[.G87]" office:value-type="float" office:value="0.739741151777495" calcext:value-type="float">
            <text:p>0.7397411517774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00001164543955243" calcext:value-type="float">
            <text:p>1.16E-05</text:p>
          </table:table-cell>
          <table:table-cell table:formula="of:=[.L88]/[.L87]" office:value-type="float" office:value="0.195484809268895" calcext:value-type="float">
            <text:p>0.19548480926889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66803323615" calcext:value-type="float">
            <text:p>2.77E-01</text:p>
          </table:table-cell>
          <table:table-cell table:formula="of:=[.B89]/[.B88]" office:value-type="float" office:value="0.903776119995322" calcext:value-type="float">
            <text:p>0.90377611999532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0.0005370519347605" calcext:value-type="float">
            <text:p>5.37E-04</text:p>
          </table:table-cell>
          <table:table-cell table:formula="of:=[.G89]/[.G88]" office:value-type="float" office:value="0.7399009928163" calcext:value-type="float">
            <text:p>0.73990099281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000002279253385367" calcext:value-type="float">
            <text:p>2.28E-06</text:p>
          </table:table-cell>
          <table:table-cell table:formula="of:=[.L89]/[.L88]" office:value-type="float" office:value="0.195720683200094" calcext:value-type="float">
            <text:p>0.19572068320009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501904571171" calcext:value-type="float">
            <text:p>2.50E-01</text:p>
          </table:table-cell>
          <table:table-cell table:formula="of:=[.B90]/[.B89]" office:value-type="float" office:value="0.90425819205035" calcext:value-type="float">
            <text:p>0.9042581920503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0.0003974493401814" calcext:value-type="float">
            <text:p>3.97E-04</text:p>
          </table:table-cell>
          <table:table-cell table:formula="of:=[.G90]/[.G89]" office:value-type="float" office:value="0.740057552085058" calcext:value-type="float">
            <text:p>0.7400575520850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0000004464305202923" calcext:value-type="float">
            <text:p>4.46E-07</text:p>
          </table:table-cell>
          <table:table-cell table:formula="of:=[.L90]/[.L89]" office:value-type="float" office:value="0.195866998885873" calcext:value-type="float">
            <text:p>0.19586699888587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634737878" calcext:value-type="float">
            <text:p>2.26E-01</text:p>
          </table:table-cell>
          <table:table-cell table:formula="of:=[.B91]/[.B90]" office:value-type="float" office:value="0.90470028868471" calcext:value-type="float">
            <text:p>0.9047002886847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" office:value-type="float" office:value="0.0002941962677591" calcext:value-type="float">
            <text:p>2.94E-04</text:p>
          </table:table-cell>
          <table:table-cell table:formula="of:=[.G91]/[.G90]" office:value-type="float" office:value="0.740210733837992" calcext:value-type="float">
            <text:p>0.74021073383799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000008748358474969" calcext:value-type="float">
            <text:p>8.75E-08</text:p>
          </table:table-cell>
          <table:table-cell table:formula="of:=[.L91]/[.L90]" office:value-type="float" office:value="0.195962374374427" calcext:value-type="float">
            <text:p>0.195962374374427</text:p>
          </table:table-cell>
          <table:table-cell table:formula="of:=AVERAGE([.M85:.M91])" office:value-type="float" office:value="0.194646479666847" calcext:value-type="float">
            <text:p>0.1946464796668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04868598446" calcext:value-type="float">
            <text:p>2.05E-01</text:p>
          </table:table-cell>
          <table:table-cell table:formula="of:=[.B92]/[.B91]" office:value-type="float" office:value="0.905107006541143" calcext:value-type="float">
            <text:p>0.90510700654114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float" office:value="0.0002178112903869" calcext:value-type="float">
            <text:p>2.18E-04</text:p>
          </table:table-cell>
          <table:table-cell table:formula="of:=[.G92]/[.G91]" office:value-type="float" office:value="0.740360481273178" calcext:value-type="float">
            <text:p>0.74036048127317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855049005533" calcext:value-type="float">
            <text:p>1.86E-01</text:p>
          </table:table-cell>
          <table:table-cell table:formula="of:=[.B93]/[.B92]" office:value-type="float" office:value="0.905482352885799" calcext:value-type="float">
            <text:p>0.90548235288579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float" office:value="0.0001612907345686" calcext:value-type="float">
            <text:p>1.61E-04</text:p>
          </table:table-cell>
          <table:table-cell table:formula="of:=[.G93]/[.G92]" office:value-type="float" office:value="0.740506767496294" calcext:value-type="float">
            <text:p>0.740506767496294</text:p>
          </table:table-cell>
          <table:table-cell table:number-columns-repeated="2"/>
          <table:table-cell office:value-type="string" calcext:value-type="string">
            <text:p>Chebyshev 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80358704062" calcext:value-type="float">
            <text:p>1.68E-01</text:p>
          </table:table-cell>
          <table:table-cell table:formula="of:=[.B94]/[.B93]" office:value-type="float" office:value="0.905829818538509" calcext:value-type="float">
            <text:p>0.90582981853850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float" office:value="0.0001194599161807" calcext:value-type="float">
            <text:p>1.19E-04</text:p>
          </table:table-cell>
          <table:table-cell table:formula="of:=[.G94]/[.G93]" office:value-type="float" office:value="0.740649588460343" calcext:value-type="float">
            <text:p>0.7406495884603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788.03900022" calcext:value-type="float">
            <text:p>2.79E+0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522661146309" calcext:value-type="float">
            <text:p>1.52E-01</text:p>
          </table:table-cell>
          <table:table-cell table:formula="of:=[.B95]/[.B94]" office:value-type="float" office:value="0.906152443896776" calcext:value-type="float">
            <text:p>0.90615244389677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float" office:value="0.00008849458677598" calcext:value-type="float">
            <text:p>8.85E-05</text:p>
          </table:table-cell>
          <table:table-cell table:formula="of:=[.G95]/[.G94]" office:value-type="float" office:value="0.740788957545554" calcext:value-type="float">
            <text:p>0.7407889575455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.4329918358213" calcext:value-type="float">
            <text:p>4.33E-01</text:p>
          </table:table-cell>
          <table:table-cell table:formula="of:=[.L95]/[.L94]" office:value-type="float" office:value="0.000155303364044453" calcext:value-type="float">
            <text:p>0.00015530336404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80220578194" calcext:value-type="float">
            <text:p>1.38E-01</text:p>
          </table:table-cell>
          <table:table-cell table:formula="of:=[.B96]/[.B95]" office:value-type="float" office:value="0.906452877936577" calcext:value-type="float">
            <text:p>0.90645287793657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float" office:value="0.00006556784297283" calcext:value-type="float">
            <text:p>6.56E-05</text:p>
          </table:table-cell>
          <table:table-cell table:formula="of:=[.G96]/[.G95]" office:value-type="float" office:value="0.740924901302856" calcext:value-type="float">
            <text:p>0.7409249013028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02967936247656" calcext:value-type="float">
            <text:p>2.97E-02</text:p>
          </table:table-cell>
          <table:table-cell table:formula="of:=[.L96]/[.L95]" office:value-type="float" office:value="0.0685448547090134" calcext:value-type="float">
            <text:p>0.0685448547090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51492139585" calcext:value-type="float">
            <text:p>1.25E-01</text:p>
          </table:table-cell>
          <table:table-cell table:formula="of:=[.B97]/[.B96]" office:value-type="float" office:value="0.906733430407595" calcext:value-type="float">
            <text:p>0.90673343040759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float" office:value="0.00004858953892918" calcext:value-type="float">
            <text:p>4.86E-05</text:p>
          </table:table-cell>
          <table:table-cell table:formula="of:=[.G97]/[.G96]" office:value-type="float" office:value="0.741057456310017" calcext:value-type="float">
            <text:p>0.7410574563100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003022749743095" calcext:value-type="float">
            <text:p>3.02E-03</text:p>
          </table:table-cell>
          <table:table-cell table:formula="of:=[.L97]/[.L96]" office:value-type="float" office:value="0.101846855554336" calcext:value-type="float">
            <text:p>0.10184685555433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35098511891" calcext:value-type="float">
            <text:p>1.14E-01</text:p>
          </table:table-cell>
          <table:table-cell table:formula="of:=[.B98]/[.B97]" office:value-type="float" office:value="0.906996117664313" calcext:value-type="float">
            <text:p>0.90699611766431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1" office:value-type="float" office:value="0.00003601391839409" calcext:value-type="float">
            <text:p>3.60E-05</text:p>
          </table:table-cell>
          <table:table-cell table:formula="of:=[.G98]/[.G97]" office:value-type="float" office:value="0.741186666672858" calcext:value-type="float">
            <text:p>0.7411866666728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0003230438986396" calcext:value-type="float">
            <text:p>3.23E-04</text:p>
          </table:table-cell>
          <table:table-cell table:formula="of:=[.L98]/[.L97]" office:value-type="float" office:value="0.106870871258047" calcext:value-type="float">
            <text:p>0.10687087125804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029809841685" calcext:value-type="float">
            <text:p>1.03E-01</text:p>
          </table:table-cell>
          <table:table-cell table:formula="of:=[.B99]/[.B98]" office:value-type="float" office:value="0.907242702635037" calcext:value-type="float">
            <text:p>0.90724270263503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float" office:value="0.00002669757083588" calcext:value-type="float">
            <text:p>2.67E-05</text:p>
          </table:table-cell>
          <table:table-cell table:formula="of:=[.G99]/[.G98]" office:value-type="float" office:value="0.741312582089406" calcext:value-type="float">
            <text:p>0.74131258208940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00003505292315428" calcext:value-type="float">
            <text:p>3.51E-05</text:p>
          </table:table-cell>
          <table:table-cell table:formula="of:=[.L99]/[.L98]" office:value-type="float" office:value="0.108508234645182" calcext:value-type="float">
            <text:p>0.10850823464518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9345264075344" calcext:value-type="float">
            <text:p>9.35E-02</text:p>
          </table:table-cell>
          <table:table-cell table:formula="of:=[.B100]/[.B99]" office:value-type="float" office:value="0.907474729514436" calcext:value-type="float">
            <text:p>0.90747472951443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1" office:value-type="float" office:value="0.00001979452028227" calcext:value-type="float">
            <text:p>1.98E-05</text:p>
          </table:table-cell>
          <table:table-cell table:formula="of:=[.G100]/[.G99]" office:value-type="float" office:value="0.741435256561518" calcext:value-type="float">
            <text:p>0.7414352565615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000003834649362213" calcext:value-type="float">
            <text:p>3.83E-06</text:p>
          </table:table-cell>
          <table:table-cell table:formula="of:=[.L100]/[.L99]" office:value-type="float" office:value="0.10939599374738" calcext:value-type="float">
            <text:p>0.1093959937473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8482635959406" calcext:value-type="float">
            <text:p>8.48E-02</text:p>
          </table:table-cell>
          <table:table-cell table:formula="of:=[.B101]/[.B100]" office:value-type="float" office:value="0.907693553763354" calcext:value-type="float">
            <text:p>0.90769355376335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float" office:value="0.00001467872048178" calcext:value-type="float">
            <text:p>1.47E-05</text:p>
          </table:table-cell>
          <table:table-cell table:formula="of:=[.G101]/[.G100]" office:value-type="float" office:value="0.741554747094718" calcext:value-type="float">
            <text:p>0.7415547470947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0000004219341474082" calcext:value-type="float">
            <text:p>4.22E-07</text:p>
          </table:table-cell>
          <table:table-cell table:formula="of:=[.L101]/[.L100]" office:value-type="float" office:value="0.110032002290999" calcext:value-type="float">
            <text:p>0.11003200229099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701388308781" calcext:value-type="float">
            <text:p>7.70E-02</text:p>
          </table:table-cell>
          <table:table-cell table:formula="of:=[.B102]/[.B101]" office:value-type="float" office:value="0.90790036795594" calcext:value-type="float">
            <text:p>0.9079003679559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1" office:value-type="float" office:value="0.00001088678295914" calcext:value-type="float">
            <text:p>1.09E-05</text:p>
          </table:table-cell>
          <table:table-cell table:formula="of:=[.G102]/[.G101]" office:value-type="float" office:value="0.74167111313641" calcext:value-type="float">
            <text:p>0.741671113136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0000000466509276222" calcext:value-type="float">
            <text:p>4.67E-08</text:p>
          </table:table-cell>
          <table:table-cell table:formula="of:=[.L102]/[.L101]" office:value-type="float" office:value="0.110564475306777" calcext:value-type="float">
            <text:p>0.110564475306777</text:p>
          </table:table-cell>
          <table:table-cell table:formula="of:=AVERAGE([.M101:.M102])" office:value-type="float" office:value="0.110298238798888" calcext:value-type="float">
            <text:p>0.1102982387988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993601642859" calcext:value-type="float">
            <text:p>6.99E-02</text:p>
          </table:table-cell>
          <table:table-cell table:formula="of:=[.B103]/[.B102]" office:value-type="float" office:value="0.908096224012625" calcext:value-type="float">
            <text:p>0.90809622401262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1" office:value-type="float" office:value="0.000008075645935528" calcext:value-type="float">
            <text:p>8.08E-06</text:p>
          </table:table-cell>
          <table:table-cell table:formula="of:=[.G103]/[.G102]" office:value-type="float" office:value="0.741784415638422" calcext:value-type="float">
            <text:p>0.74178441563842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352162853028" calcext:value-type="float">
            <text:p>6.35E-02</text:p>
          </table:table-cell>
          <table:table-cell table:formula="of:=[.B104]/[.B103]" office:value-type="float" office:value="0.908282052283324" calcext:value-type="float">
            <text:p>0.9082820522833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1" office:value-type="float" office:value="0.000005991279054051" calcext:value-type="float">
            <text:p>5.99E-06</text:p>
          </table:table-cell>
          <table:table-cell table:formula="of:=[.G104]/[.G103]" office:value-type="float" office:value="0.741894716767233" calcext:value-type="float">
            <text:p>0.74189471676723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770677467322" calcext:value-type="float">
            <text:p>5.77E-02</text:p>
          </table:table-cell>
          <table:table-cell table:formula="of:=[.B105]/[.B104]" office:value-type="float" office:value="0.90845867790861" calcext:value-type="float">
            <text:p>0.9084586779086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1" office:value-type="float" office:value="0.000004445541516874" calcext:value-type="float">
            <text:p>4.45E-06</text:p>
          </table:table-cell>
          <table:table-cell table:formula="of:=[.G105]/[.G104]" office:value-type="float" office:value="0.742002079483871" calcext:value-type="float">
            <text:p>0.74200207948387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243392402013" calcext:value-type="float">
            <text:p>5.24E-02</text:p>
          </table:table-cell>
          <table:table-cell table:formula="of:=[.B106]/[.B105]" office:value-type="float" office:value="0.908626834839602" calcext:value-type="float">
            <text:p>0.90862683483960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1" office:value-type="float" office:value="0.000003299065554772" calcext:value-type="float">
            <text:p>3.30E-06</text:p>
          </table:table-cell>
          <table:table-cell table:formula="of:=[.G106]/[.G105]" office:value-type="float" office:value="0.742106567276381" calcext:value-type="float">
            <text:p>0.74210656727638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4765127783388" calcext:value-type="float">
            <text:p>4.77E-02</text:p>
          </table:table-cell>
          <table:table-cell table:formula="of:=[.B107]/[.B106]" office:value-type="float" office:value="0.908787177850472" calcext:value-type="float">
            <text:p>0.90878717785047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1" office:value-type="float" office:value="0.000002448593651227" calcext:value-type="float">
            <text:p>2.45E-06</text:p>
          </table:table-cell>
          <table:table-cell table:formula="of:=[.G107]/[.G106]" office:value-type="float" office:value="0.742208243690454" calcext:value-type="float">
            <text:p>0.74220824369045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4331216642779" calcext:value-type="float">
            <text:p>4.33E-02</text:p>
          </table:table-cell>
          <table:table-cell table:formula="of:=[.B108]/[.B107]" office:value-type="float" office:value="0.908940292824532" calcext:value-type="float">
            <text:p>0.90894029282453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1" office:value-type="float" office:value="0.00000181760862989" calcext:value-type="float">
            <text:p>1.82E-06</text:p>
          </table:table-cell>
          <table:table-cell table:formula="of:=[.G108]/[.G107]" office:value-type="float" office:value="0.742307172518882" calcext:value-type="float">
            <text:p>0.74230717251888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937451468921" calcext:value-type="float">
            <text:p>3.94E-02</text:p>
          </table:table-cell>
          <table:table-cell table:formula="of:=[.B109]/[.B108]" office:value-type="float" office:value="0.909086705576253" calcext:value-type="float">
            <text:p>0.90908670557625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" office:value-type="float" office:value="0.000001349398859025" calcext:value-type="float">
            <text:p>1.35E-06</text:p>
          </table:table-cell>
          <table:table-cell table:formula="of:=[.G109]/[.G108]" office:value-type="float" office:value="0.742403417784534" calcext:value-type="float">
            <text:p>0.742403417784534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580036751314" calcext:value-type="float">
            <text:p>3.58E-02</text:p>
          </table:table-cell>
          <table:table-cell table:formula="of:=[.B110]/[.B109]" office:value-type="float" office:value="0.909226889416127" calcext:value-type="float">
            <text:p>0.90922688941612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1" office:value-type="float" office:value="0.000001001924661368" calcext:value-type="float">
            <text:p>1.00E-06</text:p>
          </table:table-cell>
          <table:table-cell table:formula="of:=[.G110]/[.G109]" office:value-type="float" office:value="0.742497042047253" calcext:value-type="float">
            <text:p>0.742497042047253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255546772714" calcext:value-type="float">
            <text:p>3.26E-02</text:p>
          </table:table-cell>
          <table:table-cell table:formula="of:=[.B111]/[.B110]" office:value-type="float" office:value="0.909361271645913" calcext:value-type="float">
            <text:p>0.90936127164591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1" office:value-type="float" office:value="0.0000007440173405644" calcext:value-type="float">
            <text:p>7.44E-07</text:p>
          </table:table-cell>
          <table:table-cell table:formula="of:=[.G111]/[.G110]" office:value-type="float" office:value="0.742588109916907" calcext:value-type="float">
            <text:p>0.74258810991690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960888012866" calcext:value-type="float">
            <text:p>2.96E-02</text:p>
          </table:table-cell>
          <table:table-cell table:formula="of:=[.B112]/[.B111]" office:value-type="float" office:value="0.909490239145802" calcext:value-type="float">
            <text:p>0.90949023914580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1" office:value-type="float" office:value="0.000000552564329841" calcext:value-type="float">
            <text:p>5.53E-07</text:p>
          </table:table-cell>
          <table:table-cell table:formula="of:=[.G112]/[.G111]" office:value-type="float" office:value="0.742676682000225" calcext:value-type="float">
            <text:p>0.74267668200022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693265612887" calcext:value-type="float">
            <text:p>2.69E-02</text:p>
          </table:table-cell>
          <table:table-cell table:formula="of:=[.B113]/[.B112]" office:value-type="float" office:value="0.90961414318404" calcext:value-type="float">
            <text:p>0.9096141431840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1" office:value-type="float" office:value="0.0000004104242408298" calcext:value-type="float">
            <text:p>4.10E-07</text:p>
          </table:table-cell>
          <table:table-cell table:formula="of:=[.G113]/[.G112]" office:value-type="float" office:value="0.742762821747649" calcext:value-type="float">
            <text:p>0.74276282174764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450153423393" calcext:value-type="float">
            <text:p>2.45E-02</text:p>
          </table:table-cell>
          <table:table-cell table:formula="of:=[.B114]/[.B113]" office:value-type="float" office:value="0.909733303566224" calcext:value-type="float">
            <text:p>0.90973330356622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1" office:value-type="float" office:value="0.0000003048822489042" calcext:value-type="float">
            <text:p>3.05E-07</text:p>
          </table:table-cell>
          <table:table-cell table:formula="of:=[.G114]/[.G113]" office:value-type="float" office:value="0.742846592803061" calcext:value-type="float">
            <text:p>0.74284659280306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229267221913" calcext:value-type="float">
            <text:p>2.23E-02</text:p>
          </table:table-cell>
          <table:table-cell table:formula="of:=[.B115]/[.B114]" office:value-type="float" office:value="0.90984801222198" calcext:value-type="float">
            <text:p>0.9098480122219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" office:value-type="float" office:value="0.000000226505574895" calcext:value-type="float">
            <text:p>2.27E-07</text:p>
          </table:table-cell>
          <table:table-cell table:formula="of:=[.G115]/[.G114]" office:value-type="float" office:value="0.74292805077731" calcext:value-type="float">
            <text:p>0.74292805077731</text:p>
          </table:table-cell>
          <table:table-cell table:formula="of:=AVERAGE([.H106:.H115])" office:value-type="float" office:value="0.742532470056266" calcext:value-type="float">
            <text:p>0.74253247005626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028540738304" calcext:value-type="float">
            <text:p>2.03E-02</text:p>
          </table:table-cell>
          <table:table-cell table:formula="of:=[.B116]/[.B115]" office:value-type="float" office:value="0.909958536313672" calcext:value-type="float">
            <text:p>0.909958536313672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846104172314" calcext:value-type="float">
            <text:p>1.85E-02</text:p>
          </table:table-cell>
          <table:table-cell table:formula="of:=[.B117]/[.B116]" office:value-type="float" office:value="0.910065120928984" calcext:value-type="float">
            <text:p>0.910065120928984</text:p>
          </table:table-cell>
          <table:table-cell table:number-columns-repeated="2"/>
          <table:table-cell office:value-type="string" calcext:value-type="string">
            <text:p>Chebyshev 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680264926495" calcext:value-type="float">
            <text:p>1.68E-02</text:p>
          </table:table-cell>
          <table:table-cell table:formula="of:=[.B118]/[.B117]" office:value-type="float" office:value="0.910167991435105" calcext:value-type="float">
            <text:p>0.910167991435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788.02231636" calcext:value-type="float">
            <text:p>2.79E+0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529490311209" calcext:value-type="float">
            <text:p>1.53E-02</text:p>
          </table:table-cell>
          <table:table-cell table:formula="of:=[.B119]/[.B118]" office:value-type="float" office:value="0.910267355517256" calcext:value-type="float">
            <text:p>0.9102673555172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3.009067983403" calcext:value-type="float">
            <text:p>3.01E+00</text:p>
          </table:table-cell>
          <table:table-cell table:formula="of:=[.G119]/[.G118]" office:value-type="float" office:value="0.00107928403791674" calcext:value-type="float">
            <text:p>0.00107928403791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392392007594" calcext:value-type="float">
            <text:p>1.39E-02</text:p>
          </table:table-cell>
          <table:table-cell table:formula="of:=[.B120]/[.B119]" office:value-type="float" office:value="0.910363404978598" calcext:value-type="float">
            <text:p>0.9103634049785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1.569538351556" calcext:value-type="float">
            <text:p>1.57E+00</text:p>
          </table:table-cell>
          <table:table-cell table:formula="of:=[.G120]/[.G119]" office:value-type="float" office:value="0.521602821941226" calcext:value-type="float">
            <text:p>0.52160282194122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267712099477" calcext:value-type="float">
            <text:p>1.27E-02</text:p>
          </table:table-cell>
          <table:table-cell table:formula="of:=[.B121]/[.B120]" office:value-type="float" office:value="0.9104563173036" calcext:value-type="float">
            <text:p>0.91045631730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9058778768388" calcext:value-type="float">
            <text:p>9.06E-01</text:p>
          </table:table-cell>
          <table:table-cell table:formula="of:=[.G121]/[.G120]" office:value-type="float" office:value="0.57716198902737" calcext:value-type="float">
            <text:p>0.5771619890273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15431050719" calcext:value-type="float">
            <text:p>1.15E-02</text:p>
          </table:table-cell>
          <table:table-cell table:formula="of:=[.B122]/[.B121]" office:value-type="float" office:value="0.910546257045441" calcext:value-type="float">
            <text:p>0.9105462570454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5349117457067" calcext:value-type="float">
            <text:p>5.35E-01</text:p>
          </table:table-cell>
          <table:table-cell table:formula="of:=[.G122]/[.G121]" office:value-type="float" office:value="0.590489909714273" calcext:value-type="float">
            <text:p>0.59048990971427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051153675315" calcext:value-type="float">
            <text:p>1.05E-02</text:p>
          </table:table-cell>
          <table:table-cell table:formula="of:=[.B123]/[.B122]" office:value-type="float" office:value="0.91063337703984" calcext:value-type="float">
            <text:p>0.910633377039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3178775778253" calcext:value-type="float">
            <text:p>3.18E-01</text:p>
          </table:table-cell>
          <table:table-cell table:formula="of:=[.G123]/[.G122]" office:value-type="float" office:value="0.594261727054311" calcext:value-type="float">
            <text:p>0.59426172705431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9573043831217" calcext:value-type="float">
            <text:p>9.57E-03</text:p>
          </table:table-cell>
          <table:table-cell table:formula="of:=[.B124]/[.B123]" office:value-type="float" office:value="0.910717819480414" calcext:value-type="float">
            <text:p>0.9107178194804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1892874345947" calcext:value-type="float">
            <text:p>1.89E-01</text:p>
          </table:table-cell>
          <table:table-cell table:formula="of:=[.G124]/[.G123]" office:value-type="float" office:value="0.595472747369206" calcext:value-type="float">
            <text:p>0.595472747369206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8719125611165" calcext:value-type="float">
            <text:p>8.72E-03</text:p>
          </table:table-cell>
          <table:table-cell table:formula="of:=[.B125]/[.B124]" office:value-type="float" office:value="0.910799716881329" calcext:value-type="float">
            <text:p>0.91079971688132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1128133190355" calcext:value-type="float">
            <text:p>1.13E-01</text:p>
          </table:table-cell>
          <table:table-cell table:formula="of:=[.G125]/[.G124]" office:value-type="float" office:value="0.59598947641218" calcext:value-type="float">
            <text:p>0.59598947641218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7942070099656" calcext:value-type="float">
            <text:p>7.94E-03</text:p>
          </table:table-cell>
          <table:table-cell table:formula="of:=[.B126]/[.B125]" office:value-type="float" office:value="0.910879192918844" calcext:value-type="float">
            <text:p>0.9108791929188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06727581874353" calcext:value-type="float">
            <text:p>6.73E-02</text:p>
          </table:table-cell>
          <table:table-cell table:formula="of:=[.G126]/[.G125]" office:value-type="float" office:value="0.596346418301546" calcext:value-type="float">
            <text:p>0.59634641830154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7234879294182" calcext:value-type="float">
            <text:p>7.23E-03</text:p>
          </table:table-cell>
          <table:table-cell table:formula="of:=[.B127]/[.B126]" office:value-type="float" office:value="0.910956363189916" calcext:value-type="float">
            <text:p>0.9109563631899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04014290542569" calcext:value-type="float">
            <text:p>4.01E-02</text:p>
          </table:table-cell>
          <table:table-cell table:formula="of:=[.G127]/[.G126]" office:value-type="float" office:value="0.596691443900868" calcext:value-type="float">
            <text:p>0.59669144390086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6591201748389" calcext:value-type="float">
            <text:p>6.59E-03</text:p>
          </table:table-cell>
          <table:table-cell table:formula="of:=[.B128]/[.B127]" office:value-type="float" office:value="0.911031335891033" calcext:value-type="float">
            <text:p>0.9110313358910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2396757869324" calcext:value-type="float">
            <text:p>2.40E-02</text:p>
          </table:table-cell>
          <table:table-cell table:formula="of:=[.G128]/[.G127]" office:value-type="float" office:value="0.59705640234754" calcext:value-type="float">
            <text:p>0.5970564023475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6005271677892" calcext:value-type="float">
            <text:p>6.01E-03</text:p>
          </table:table-cell>
          <table:table-cell table:formula="of:=[.B129]/[.B128]" office:value-type="float" office:value="0.911104212423749" calcext:value-type="float">
            <text:p>0.91110421242374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01431919553093" calcext:value-type="float">
            <text:p>1.43E-02</text:p>
          </table:table-cell>
          <table:table-cell table:formula="of:=[.G129]/[.G128]" office:value-type="float" office:value="0.597440221818014" calcext:value-type="float">
            <text:p>0.59744022181801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5471853949193" calcext:value-type="float">
            <text:p>5.47E-03</text:p>
          </table:table-cell>
          <table:table-cell table:formula="of:=[.B130]/[.B129]" office:value-type="float" office:value="0.911175087937696" calcext:value-type="float">
            <text:p>0.91117508793769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0.008560511852544" calcext:value-type="float">
            <text:p>8.56E-03</text:p>
          </table:table-cell>
          <table:table-cell table:formula="of:=[.G130]/[.G129]" office:value-type="float" office:value="0.597834692183159" calcext:value-type="float">
            <text:p>0.59783469218315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4986194363647" calcext:value-type="float">
            <text:p>4.99E-03</text:p>
          </table:table-cell>
          <table:table-cell table:formula="of:=[.B131]/[.B130]" office:value-type="float" office:value="0.911244051823126" calcext:value-type="float">
            <text:p>0.91124405182312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0.005121171635111" calcext:value-type="float">
            <text:p>5.12E-03</text:p>
          </table:table-cell>
          <table:table-cell table:formula="of:=[.G131]/[.G130]" office:value-type="float" office:value="0.59823194258987" calcext:value-type="float">
            <text:p>0.5982319425898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4543974709898" calcext:value-type="float">
            <text:p>4.54E-03</text:p>
          </table:table-cell>
          <table:table-cell table:formula="of:=[.B132]/[.B131]" office:value-type="float" office:value="0.911311188153213" calcext:value-type="float">
            <text:p>0.9113111881532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0.003065666966573" calcext:value-type="float">
            <text:p>3.07E-03</text:p>
          </table:table-cell>
          <table:table-cell table:formula="of:=[.G132]/[.G131]" office:value-type="float" office:value="0.598626092817245" calcext:value-type="float">
            <text:p>0.598626092817245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4141272112931" calcext:value-type="float">
            <text:p>4.14E-03</text:p>
          </table:table-cell>
          <table:table-cell table:formula="of:=[.B133]/[.B132]" office:value-type="float" office:value="0.911376576086613" calcext:value-type="float">
            <text:p>0.9113765760866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0.001836374923737" calcext:value-type="float">
            <text:p>1.84E-03</text:p>
          </table:table-cell>
          <table:table-cell table:formula="of:=[.G133]/[.G132]" office:value-type="float" office:value="0.599013181718763" calcext:value-type="float">
            <text:p>0.599013181718763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3774522256523" calcext:value-type="float">
            <text:p>3.77E-03</text:p>
          </table:table-cell>
          <table:table-cell table:formula="of:=[.B134]/[.B133]" office:value-type="float" office:value="0.911440290228011" calcext:value-type="float">
            <text:p>0.9114402902280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001100706063026" calcext:value-type="float">
            <text:p>1.10E-03</text:p>
          </table:table-cell>
          <table:table-cell table:formula="of:=[.G134]/[.G133]" office:value-type="float" office:value="0.599390706548136" calcext:value-type="float">
            <text:p>0.599390706548136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3440486099302" calcext:value-type="float">
            <text:p>3.44E-03</text:p>
          </table:table-cell>
          <table:table-cell table:formula="of:=[.B135]/[.B134]" office:value-type="float" office:value="0.911502400961147" calcext:value-type="float">
            <text:p>0.91150240096114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0.0006601563587319" calcext:value-type="float">
            <text:p>6.60E-04</text:p>
          </table:table-cell>
          <table:table-cell table:formula="of:=[.G135]/[.G134]" office:value-type="float" office:value="0.599757174878309" calcext:value-type="float">
            <text:p>0.59975717487830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313621974326" calcext:value-type="float">
            <text:p>3.14E-03</text:p>
          </table:table-cell>
          <table:table-cell table:formula="of:=[.B136]/[.B135]" office:value-type="float" office:value="0.911562974748327" calcext:value-type="float">
            <text:p>0.9115629747483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0.0003961675958358" calcext:value-type="float">
            <text:p>3.96E-04</text:p>
          </table:table-cell>
          <table:table-cell table:formula="of:=[.G136]/[.G135]" office:value-type="float" office:value="0.600111762305527" calcext:value-type="float">
            <text:p>0.600111762305527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285904714815" calcext:value-type="float">
            <text:p>2.86E-03</text:p>
          </table:table-cell>
          <table:table-cell table:formula="of:=[.B137]/[.B136]" office:value-type="float" office:value="0.911622074407998" calcext:value-type="float">
            <text:p>0.91162207440799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0.0002378804471308" calcext:value-type="float">
            <text:p>2.38E-04</text:p>
          </table:table-cell>
          <table:table-cell table:formula="of:=[.G137]/[.G136]" office:value-type="float" office:value="0.600454074566448" calcext:value-type="float">
            <text:p>0.600454074566448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2606535416027" calcext:value-type="float">
            <text:p>2.61E-03</text:p>
          </table:table-cell>
          <table:table-cell table:formula="of:=[.B138]/[.B137]" office:value-type="float" office:value="0.911679759360949" calcext:value-type="float">
            <text:p>0.91167975936094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0.0001429147641704" calcext:value-type="float">
            <text:p>1.43E-04</text:p>
          </table:table-cell>
          <table:table-cell table:formula="of:=[.G138]/[.G137]" office:value-type="float" office:value="0.600783990000731" calcext:value-type="float">
            <text:p>0.60078399000073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376472397873" calcext:value-type="float">
            <text:p>2.38E-03</text:p>
          </table:table-cell>
          <table:table-cell table:formula="of:=[.B139]/[.B138]" office:value-type="float" office:value="0.911736085863482" calcext:value-type="float">
            <text:p>0.9117360858634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0.00008590628743244" calcext:value-type="float">
            <text:p>8.59E-05</text:p>
          </table:table-cell>
          <table:table-cell table:formula="of:=[.G139]/[.G138]" office:value-type="float" office:value="0.60110155819879" calcext:value-type="float">
            <text:p>0.6011015581987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166846398931" calcext:value-type="float">
            <text:p>2.17E-03</text:p>
          </table:table-cell>
          <table:table-cell table:formula="of:=[.B140]/[.B139]" office:value-type="float" office:value="0.911791107218573" calcext:value-type="float">
            <text:p>0.91179110721857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0.00005166463711029" calcext:value-type="float">
            <text:p>5.17E-05</text:p>
          </table:table-cell>
          <table:table-cell table:formula="of:=[.G140]/[.G139]" office:value-type="float" office:value="0.601406936028065" calcext:value-type="float">
            <text:p>0.601406936028065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975827781546" calcext:value-type="float">
            <text:p>1.98E-03</text:p>
          </table:table-cell>
          <table:table-cell table:formula="of:=[.B141]/[.B140]" office:value-type="float" office:value="0.911844873970191" calcext:value-type="float">
            <text:p>0.91184487397019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0.00003108663011706" calcext:value-type="float">
            <text:p>3.11E-05</text:p>
          </table:table-cell>
          <table:table-cell table:formula="of:=[.G141]/[.G140]" office:value-type="float" office:value="0.601700347777503" calcext:value-type="float">
            <text:p>0.601700347777503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801752284168" calcext:value-type="float">
            <text:p>1.80E-03</text:p>
          </table:table-cell>
          <table:table-cell table:formula="of:=[.B142]/[.B141]" office:value-type="float" office:value="0.911897434076064" calcext:value-type="float">
            <text:p>0.91189743407606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0.00001871359365124" calcext:value-type="float">
            <text:p>1.87E-05</text:p>
          </table:table-cell>
          <table:table-cell table:formula="of:=[.G142]/[.G141]" office:value-type="float" office:value="0.601982060479762" calcext:value-type="float">
            <text:p>0.60198206047976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64310589305" calcext:value-type="float">
            <text:p>1.64E-03</text:p>
          </table:table-cell>
          <table:table-cell table:formula="of:=[.B143]/[.B142]" office:value-type="float" office:value="0.911948833082091" calcext:value-type="float">
            <text:p>0.91194883308209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0.00001127030610235" calcext:value-type="float">
            <text:p>1.13E-05</text:p>
          </table:table-cell>
          <table:table-cell table:formula="of:=[.G143]/[.G142]" office:value-type="float" office:value="0.602252368646639" calcext:value-type="float">
            <text:p>0.60225236864663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498511119102" calcext:value-type="float">
            <text:p>1.50E-03</text:p>
          </table:table-cell>
          <table:table-cell table:formula="of:=[.B144]/[.B143]" office:value-type="float" office:value="0.911999114263051" calcext:value-type="float">
            <text:p>0.91199911426305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0.000006790489992068" calcext:value-type="float">
            <text:p>6.79E-06</text:p>
          </table:table-cell>
          <table:table-cell table:formula="of:=[.G144]/[.G143]" office:value-type="float" office:value="0.602511584902924" calcext:value-type="float">
            <text:p>0.60251158490292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366714546842" calcext:value-type="float">
            <text:p>1.37E-03</text:p>
          </table:table-cell>
          <table:table-cell table:formula="of:=[.B145]/[.B144]" office:value-type="float" office:value="0.912048318774584" calcext:value-type="float">
            <text:p>0.91204831877458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0.000004093035980374" calcext:value-type="float">
            <text:p>4.09E-06</text:p>
          </table:table-cell>
          <table:table-cell table:formula="of:=[.G145]/[.G144]" office:value-type="float" office:value="0.602760034276627" calcext:value-type="float">
            <text:p>0.60276003427662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246575535224" calcext:value-type="float">
            <text:p>1.25E-03</text:p>
          </table:table-cell>
          <table:table-cell table:formula="of:=[.B146]/[.B145]" office:value-type="float" office:value="0.912096485769029" calcext:value-type="float">
            <text:p>0.9120964857690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0.000002468092713273" calcext:value-type="float">
            <text:p>2.47E-06</text:p>
          </table:table-cell>
          <table:table-cell table:formula="of:=[.G146]/[.G145]" office:value-type="float" office:value="0.602998049640277" calcext:value-type="float">
            <text:p>0.602998049640277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137055961852" calcext:value-type="float">
            <text:p>1.14E-03</text:p>
          </table:table-cell>
          <table:table-cell table:formula="of:=[.B147]/[.B146]" office:value-type="float" office:value="0.912143652528589" calcext:value-type="float">
            <text:p>0.91214365252858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0.000001488817617899" calcext:value-type="float">
            <text:p>1.49E-06</text:p>
          </table:table-cell>
          <table:table-cell table:formula="of:=[.G147]/[.G146]" office:value-type="float" office:value="0.603225968737877" calcext:value-type="float">
            <text:p>0.603225968737877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1037210912481" calcext:value-type="float">
            <text:p>1.04E-03</text:p>
          </table:table-cell>
          <table:table-cell table:formula="of:=[.B148]/[.B147]" office:value-type="float" office:value="0.912189854571119" calcext:value-type="float">
            <text:p>0.9121898545711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" office:value-type="float" office:value="0.0000008984182599557" calcext:value-type="float">
            <text:p>8.98E-07</text:p>
          </table:table-cell>
          <table:table-cell table:formula="of:=[.G148]/[.G147]" office:value-type="float" office:value="0.603444135235003" calcext:value-type="float">
            <text:p>0.60344413523500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946180227179" calcext:value-type="float">
            <text:p>9.46E-04</text:p>
          </table:table-cell>
          <table:table-cell table:formula="of:=[.B149]/[.B148]" office:value-type="float" office:value="0.912235125752529" calcext:value-type="float">
            <text:p>0.9122351257525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float" office:value="0.0000005423327792358" calcext:value-type="float">
            <text:p>5.42E-07</text:p>
          </table:table-cell>
          <table:table-cell table:formula="of:=[.G149]/[.G148]" office:value-type="float" office:value="0.603652890205662" calcext:value-type="float">
            <text:p>0.603652890205662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8631808230126" calcext:value-type="float">
            <text:p>8.63E-04</text:p>
          </table:table-cell>
          <table:table-cell table:formula="of:=[.B150]/[.B149]" office:value-type="float" office:value="0.912279498363795" calcext:value-type="float">
            <text:p>0.9122794983637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float" office:value="0.000000327489047585" calcext:value-type="float">
            <text:p>3.27E-07</text:p>
          </table:table-cell>
          <table:table-cell table:formula="of:=[.G150]/[.G149]" office:value-type="float" office:value="0.603852579308343" calcext:value-type="float">
            <text:p>0.603852579308343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787499720776" calcext:value-type="float">
            <text:p>7.87E-04</text:p>
          </table:table-cell>
          <table:table-cell table:formula="of:=[.B151]/[.B150]" office:value-type="float" office:value="0.912323003223746" calcext:value-type="float">
            <text:p>0.91232300322374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float" office:value="0.0000001978176456994" calcext:value-type="float">
            <text:p>1.98E-07</text:p>
          </table:table-cell>
          <table:table-cell table:formula="of:=[.G151]/[.G150]" office:value-type="float" office:value="0.604043546366406" calcext:value-type="float">
            <text:p>0.604043546366406</text:p>
          </table:table-cell>
          <table:table-cell table:formula="of:=AVERAGE([.H142:.H151])" office:value-type="float" office:value="0.603072321779952" calcext:value-type="float">
            <text:p>0.603072321779952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7184877101795" calcext:value-type="float">
            <text:p>7.18E-04</text:p>
          </table:table-cell>
          <table:table-cell table:formula="of:=[.B152]/[.B151]" office:value-type="float" office:value="0.912365669757323" calcext:value-type="float">
            <text:p>0.912365669757323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6555535941637" calcext:value-type="float">
            <text:p>6.56E-04</text:p>
          </table:table-cell>
          <table:table-cell table:formula="of:=[.B153]/[.B152]" office:value-type="float" office:value="0.912407526079914" calcext:value-type="float">
            <text:p>0.912407526079914</text:p>
          </table:table-cell>
          <table:table-cell table:number-columns-repeated="2"/>
          <table:table-cell office:value-type="string" calcext:value-type="string">
            <text:p>Chebyshev 4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5981589586048" calcext:value-type="float">
            <text:p>5.98E-04</text:p>
          </table:table-cell>
          <table:table-cell table:formula="of:=[.B154]/[.B153]" office:value-type="float" office:value="0.912448599062111" calcext:value-type="float">
            <text:p>0.9124485990621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787.80300873" calcext:value-type="float">
            <text:p>2.79E+03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5458134187768" calcext:value-type="float">
            <text:p>5.46E-04</text:p>
          </table:table-cell>
          <table:table-cell table:formula="of:=[.B155]/[.B154]" office:value-type="float" office:value="0.912488914401457" calcext:value-type="float">
            <text:p>0.9124889144014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3.070118630293" calcext:value-type="float">
            <text:p>3.07E+00</text:p>
          </table:table-cell>
          <table:table-cell table:formula="of:=[.G155]/[.G154]" office:value-type="float" office:value="0.00110126813863065" calcext:value-type="float">
            <text:p>0.00110126813863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4980702985109" calcext:value-type="float">
            <text:p>4.98E-04</text:p>
          </table:table-cell>
          <table:table-cell table:formula="of:=[.B156]/[.B155]" office:value-type="float" office:value="0.91252849669234" calcext:value-type="float">
            <text:p>0.912528496692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1.357757859947" calcext:value-type="float">
            <text:p>1.36E+00</text:p>
          </table:table-cell>
          <table:table-cell table:formula="of:=[.G156]/[.G155]" office:value-type="float" office:value="0.44224931458672" calcext:value-type="float">
            <text:p>0.44224931458672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4545227021222" calcext:value-type="float">
            <text:p>4.55E-04</text:p>
          </table:table-cell>
          <table:table-cell table:formula="of:=[.B157]/[.B156]" office:value-type="float" office:value="0.912567369467933" calcext:value-type="float">
            <text:p>0.9125673694679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6514548674429" calcext:value-type="float">
            <text:p>6.51E-01</text:p>
          </table:table-cell>
          <table:table-cell table:formula="of:=[.G157]/[.G156]" office:value-type="float" office:value="0.479801948978097" calcext:value-type="float">
            <text:p>0.479801948978097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4147999429558" calcext:value-type="float">
            <text:p>4.15E-04</text:p>
          </table:table-cell>
          <table:table-cell table:formula="of:=[.B158]/[.B157]" office:value-type="float" office:value="0.912605555276048" calcext:value-type="float">
            <text:p>0.9126055552760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0.3171980381612" calcext:value-type="float">
            <text:p>3.17E-01</text:p>
          </table:table-cell>
          <table:table-cell table:formula="of:=[.G158]/[.G157]" office:value-type="float" office:value="0.486907158137094" calcext:value-type="float">
            <text:p>0.486907158137094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378564295747" calcext:value-type="float">
            <text:p>3.79E-04</text:p>
          </table:table-cell>
          <table:table-cell table:formula="of:=[.B159]/[.B158]" office:value-type="float" office:value="0.912643075718404" calcext:value-type="float">
            <text:p>0.9126430757184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0.1549710423449" calcext:value-type="float">
            <text:p>1.55E-01</text:p>
          </table:table-cell>
          <table:table-cell table:formula="of:=[.G159]/[.G158]" office:value-type="float" office:value="0.488562423788207" calcext:value-type="float">
            <text:p>0.488562423788207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3455080430827" calcext:value-type="float">
            <text:p>3.46E-04</text:p>
          </table:table-cell>
          <table:table-cell table:formula="of:=[.B160]/[.B159]" office:value-type="float" office:value="0.91267995150184" calcext:value-type="float">
            <text:p>0.9126799515018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07581929445939" calcext:value-type="float">
            <text:p>7.58E-02</text:p>
          </table:table-cell>
          <table:table-cell table:formula="of:=[.G160]/[.G159]" office:value-type="float" office:value="0.489248141537619" calcext:value-type="float">
            <text:p>0.48924814153761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3153507890094" calcext:value-type="float">
            <text:p>3.15E-04</text:p>
          </table:table-cell>
          <table:table-cell table:formula="of:=[.B161]/[.B160]" office:value-type="float" office:value="0.912716202481916" calcext:value-type="float">
            <text:p>0.9127162024819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03713713682758" calcext:value-type="float">
            <text:p>3.71E-02</text:p>
          </table:table-cell>
          <table:table-cell table:formula="of:=[.G161]/[.G160]" office:value-type="float" office:value="0.489811163403416" calcext:value-type="float">
            <text:p>0.489811163403416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2878370153481" calcext:value-type="float">
            <text:p>2.88E-04</text:p>
          </table:table-cell>
          <table:table-cell table:formula="of:=[.B162]/[.B161]" office:value-type="float" office:value="0.912751847719398" calcext:value-type="float">
            <text:p>0.9127518477193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01821156869651" calcext:value-type="float">
            <text:p>1.82E-02</text:p>
          </table:table-cell>
          <table:table-cell table:formula="of:=[.G162]/[.G161]" office:value-type="float" office:value="0.490386988664811" calcext:value-type="float">
            <text:p>0.49038698866481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2627338585266" calcext:value-type="float">
            <text:p>2.63E-04</text:p>
          </table:table-cell>
          <table:table-cell table:formula="of:=[.B163]/[.B162]" office:value-type="float" office:value="0.912786905495316" calcext:value-type="float">
            <text:p>0.9127869054953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008941483000263" calcext:value-type="float">
            <text:p>8.94E-03</text:p>
          </table:table-cell>
          <table:table-cell table:formula="of:=[.G163]/[.G162]" office:value-type="float" office:value="0.490978188055624" calcext:value-type="float">
            <text:p>0.490978188055624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2398290868279" calcext:value-type="float">
            <text:p>2.40E-04</text:p>
          </table:table-cell>
          <table:table-cell table:formula="of:=[.B164]/[.B163]" office:value-type="float" office:value="0.912821393378269" calcext:value-type="float">
            <text:p>0.9128213933782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.004395365446881" calcext:value-type="float">
            <text:p>4.40E-03</text:p>
          </table:table-cell>
          <table:table-cell table:formula="of:=[.G164]/[.G163]" office:value-type="float" office:value="0.491570072520601" calcext:value-type="float">
            <text:p>0.491570072520601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2189292597768" calcext:value-type="float">
            <text:p>2.19E-04</text:p>
          </table:table-cell>
          <table:table-cell table:formula="of:=[.B165]/[.B164]" office:value-type="float" office:value="0.912855328235905" calcext:value-type="float">
            <text:p>0.91285532823590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002163184508088" calcext:value-type="float">
            <text:p>2.16E-03</text:p>
          </table:table-cell>
          <table:table-cell table:formula="of:=[.G165]/[.G164]" office:value-type="float" office:value="0.492151229341583" calcext:value-type="float">
            <text:p>0.49215122934158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1998580531028" calcext:value-type="float">
            <text:p>2.00E-04</text:p>
          </table:table-cell>
          <table:table-cell table:formula="of:=[.B166]/[.B165]" office:value-type="float" office:value="0.912888726278784" calcext:value-type="float">
            <text:p>0.91288872627878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0.001065833458774" calcext:value-type="float">
            <text:p>1.07E-03</text:p>
          </table:table-cell>
          <table:table-cell table:formula="of:=[.G166]/[.G165]" office:value-type="float" office:value="0.492715001789686" calcext:value-type="float">
            <text:p>0.492715001789686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1824547342309" calcext:value-type="float">
            <text:p>1.82E-04</text:p>
          </table:table-cell>
          <table:table-cell table:formula="of:=[.B167]/[.B166]" office:value-type="float" office:value="0.912921603099234" calcext:value-type="float">
            <text:p>0.91292160309923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0.0005257308607725" calcext:value-type="float">
            <text:p>5.26E-04</text:p>
          </table:table-cell>
          <table:table-cell table:formula="of:=[.G167]/[.G166]" office:value-type="float" office:value="0.493257981765026" calcext:value-type="float">
            <text:p>0.493257981765026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1665727746335" calcext:value-type="float">
            <text:p>1.67E-04</text:p>
          </table:table-cell>
          <table:table-cell table:formula="of:=[.B168]/[.B167]" office:value-type="float" office:value="0.91295397368368" calcext:value-type="float">
            <text:p>0.9129539736836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0.0002595946697203" calcext:value-type="float">
            <text:p>2.60E-04</text:p>
          </table:table-cell>
          <table:table-cell table:formula="of:=[.G168]/[.G167]" office:value-type="float" office:value="0.493778640536445" calcext:value-type="float">
            <text:p>0.49377864053644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152078586645" calcext:value-type="float">
            <text:p>1.52E-04</text:p>
          </table:table-cell>
          <table:table-cell table:formula="of:=[.B169]/[.B168]" office:value-type="float" office:value="0.912985852457638" calcext:value-type="float">
            <text:p>0.91298585245763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0.0001283115363532" calcext:value-type="float">
            <text:p>1.28E-04</text:p>
          </table:table-cell>
          <table:table-cell table:formula="of:=[.G169]/[.G168]" office:value-type="float" office:value="0.494276467584828" calcext:value-type="float">
            <text:p>0.494276467584828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1388503734651" calcext:value-type="float">
            <text:p>1.39E-04</text:p>
          </table:table-cell>
          <table:table-cell table:formula="of:=[.B170]/[.B169]" office:value-type="float" office:value="0.91301725330484" calcext:value-type="float">
            <text:p>0.9130172533048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00006348232374554" calcext:value-type="float">
            <text:p>6.35E-05</text:p>
          </table:table-cell>
          <table:table-cell table:formula="of:=[.G170]/[.G169]" office:value-type="float" office:value="0.49475148961504" calcext:value-type="float">
            <text:p>0.4947514896150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1267770821161" calcext:value-type="float">
            <text:p>1.27E-04</text:p>
          </table:table-cell>
          <table:table-cell table:formula="of:=[.B171]/[.B170]" office:value-type="float" office:value="0.913048189589244" calcext:value-type="float">
            <text:p>0.91304818958924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0.0000314367017607" calcext:value-type="float">
            <text:p>3.14E-05</text:p>
          </table:table-cell>
          <table:table-cell table:formula="of:=[.G171]/[.G170]" office:value-type="float" office:value="0.495204017526353" calcext:value-type="float">
            <text:p>0.495204017526353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1157574500554" calcext:value-type="float">
            <text:p>1.16E-04</text:p>
          </table:table-cell>
          <table:table-cell table:formula="of:=[.B172]/[.B171]" office:value-type="float" office:value="0.913078674183332" calcext:value-type="float">
            <text:p>0.91307867418333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0.00001558111453176" calcext:value-type="float">
            <text:p>1.56E-05</text:p>
          </table:table-cell>
          <table:table-cell table:formula="of:=[.G172]/[.G171]" office:value-type="float" office:value="0.495634518225396" calcext:value-type="float">
            <text:p>0.49563451822539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1056991369908" calcext:value-type="float">
            <text:p>1.06E-04</text:p>
          </table:table-cell>
          <table:table-cell table:formula="of:=[.B173]/[.B172]" office:value-type="float" office:value="0.913108719483833" calcext:value-type="float">
            <text:p>0.9131087194838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0.000007728911387848" calcext:value-type="float">
            <text:p>7.73E-06</text:p>
          </table:table-cell>
          <table:table-cell table:formula="of:=[.G173]/[.G172]" office:value-type="float" office:value="0.496043551447726" calcext:value-type="float">
            <text:p>0.496043551447726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09651793422334" calcext:value-type="float">
            <text:p>9.65E-05</text:p>
          </table:table-cell>
          <table:table-cell table:formula="of:=[.B174]/[.B173]" office:value-type="float" office:value="0.913138337465715" calcext:value-type="float">
            <text:p>0.9131383374657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0.000003836876917689" calcext:value-type="float">
            <text:p>3.84E-06</text:p>
          </table:table-cell>
          <table:table-cell table:formula="of:=[.G174]/[.G173]" office:value-type="float" office:value="0.496431738591497" calcext:value-type="float">
            <text:p>0.496431738591497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08813704452598" calcext:value-type="float">
            <text:p>8.81E-05</text:p>
          </table:table-cell>
          <table:table-cell table:formula="of:=[.B175]/[.B174]" office:value-type="float" office:value="0.913167539641215" calcext:value-type="float">
            <text:p>0.9131675396412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0.000001906159480652" calcext:value-type="float">
            <text:p>1.91E-06</text:p>
          </table:table-cell>
          <table:table-cell table:formula="of:=[.G175]/[.G174]" office:value-type="float" office:value="0.496799746654397" calcext:value-type="float">
            <text:p>0.496799746654397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8048642622567" calcext:value-type="float">
            <text:p>8.05E-05</text:p>
          </table:table-cell>
          <table:table-cell table:formula="of:=[.B176]/[.B175]" office:value-type="float" office:value="0.913196337119577" calcext:value-type="float">
            <text:p>0.91319633711957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0.0000009476439054825" calcext:value-type="float">
            <text:p>9.48E-07</text:p>
          </table:table-cell>
          <table:table-cell table:formula="of:=[.G176]/[.G175]" office:value-type="float" office:value="0.497148279092765" calcext:value-type="float">
            <text:p>0.497148279092765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007350219571522" calcext:value-type="float">
            <text:p>7.35E-05</text:p>
          </table:table-cell>
          <table:table-cell table:formula="of:=[.B177]/[.B176]" office:value-type="float" office:value="0.913224740643007" calcext:value-type="float">
            <text:p>0.91322474064300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0.0000004714320602743" calcext:value-type="float">
            <text:p>4.71E-07</text:p>
          </table:table-cell>
          <table:table-cell table:formula="of:=[.G177]/[.G176]" office:value-type="float" office:value="0.497478069079405" calcext:value-type="float">
            <text:p>0.497478069079405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6712608314269" calcext:value-type="float">
            <text:p>6.71E-05</text:p>
          </table:table-cell>
          <table:table-cell table:formula="of:=[.B178]/[.B177]" office:value-type="float" office:value="0.91325276054019" calcext:value-type="float">
            <text:p>0.913252760540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0.0000002346741050344" calcext:value-type="float">
            <text:p>2.35E-07</text:p>
          </table:table-cell>
          <table:table-cell table:formula="of:=[.G178]/[.G177]" office:value-type="float" office:value="0.497789872198883" calcext:value-type="float">
            <text:p>0.497789872198883</text:p>
          </table:table-cell>
          <table:table-cell table:formula="of:=AVERAGE([.H169:.H178])" office:value-type="float" office:value="0.496155775001629" calcext:value-type="float">
            <text:p>0.496155775001629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006130493652162" calcext:value-type="float">
            <text:p>6.13E-05</text:p>
          </table:table-cell>
          <table:table-cell table:formula="of:=[.B179]/[.B178]" office:value-type="float" office:value="0.913280406832379" calcext:value-type="float">
            <text:p>0.913280406832379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005599026990682" calcext:value-type="float">
            <text:p>5.60E-05</text:p>
          </table:table-cell>
          <table:table-cell table:formula="of:=[.B180]/[.B179]" office:value-type="float" office:value="0.913307689129966" calcext:value-type="float">
            <text:p>0.913307689129966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005113785170948" calcext:value-type="float">
            <text:p>5.11E-05</text:p>
          </table:table-cell>
          <table:table-cell table:formula="of:=[.B181]/[.B180]" office:value-type="float" office:value="0.913334616792963" calcext:value-type="float">
            <text:p>0.913334616792963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00467073295412" calcext:value-type="float">
            <text:p>4.67E-05</text:p>
          </table:table-cell>
          <table:table-cell table:formula="of:=[.B182]/[.B181]" office:value-type="float" office:value="0.913361198795556" calcext:value-type="float">
            <text:p>0.913361198795556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004266188833869" calcext:value-type="float">
            <text:p>4.27E-05</text:p>
          </table:table-cell>
          <table:table-cell table:formula="of:=[.B183]/[.B182]" office:value-type="float" office:value="0.913387443849866" calcext:value-type="float">
            <text:p>0.913387443849866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896793878802" calcext:value-type="float">
            <text:p>3.90E-05</text:p>
          </table:table-cell>
          <table:table-cell table:formula="of:=[.B184]/[.B183]" office:value-type="float" office:value="0.913413360389864" calcext:value-type="float">
            <text:p>0.913413360389864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003559483334381" calcext:value-type="float">
            <text:p>3.56E-05</text:p>
          </table:table-cell>
          <table:table-cell table:formula="of:=[.B185]/[.B184]" office:value-type="float" office:value="0.913438956508344" calcext:value-type="float">
            <text:p>0.913438956508344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03251460739318" calcext:value-type="float">
            <text:p>3.25E-05</text:p>
          </table:table-cell>
          <table:table-cell table:formula="of:=[.B186]/[.B185]" office:value-type="float" office:value="0.913464240136254" calcext:value-type="float">
            <text:p>0.913464240136254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002970174330797" calcext:value-type="float">
            <text:p>2.97E-05</text:p>
          </table:table-cell>
          <table:table-cell table:formula="of:=[.B187]/[.B186]" office:value-type="float" office:value="0.913489218824152" calcext:value-type="float">
            <text:p>0.913489218824152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02713295536621" calcext:value-type="float">
            <text:p>2.71E-05</text:p>
          </table:table-cell>
          <table:table-cell table:formula="of:=[.B188]/[.B187]" office:value-type="float" office:value="0.913513900004963" calcext:value-type="float">
            <text:p>0.913513900004963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02478699366897" calcext:value-type="float">
            <text:p>2.48E-05</text:p>
          </table:table-cell>
          <table:table-cell table:formula="of:=[.B189]/[.B188]" office:value-type="float" office:value="0.913538290776775" calcext:value-type="float">
            <text:p>0.913538290776775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02264446537659" calcext:value-type="float">
            <text:p>2.26E-05</text:p>
          </table:table-cell>
          <table:table-cell table:formula="of:=[.B190]/[.B189]" office:value-type="float" office:value="0.913562398046595" calcext:value-type="float">
            <text:p>0.913562398046595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02068767172036" calcext:value-type="float">
            <text:p>2.07E-05</text:p>
          </table:table-cell>
          <table:table-cell table:formula="of:=[.B191]/[.B190]" office:value-type="float" office:value="0.913586228524832" calcext:value-type="float">
            <text:p>0.913586228524832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01890045938944" calcext:value-type="float">
            <text:p>1.89E-05</text:p>
          </table:table-cell>
          <table:table-cell table:formula="of:=[.B192]/[.B191]" office:value-type="float" office:value="0.913609788714837" calcext:value-type="float">
            <text:p>0.913609788714837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001726808501723" calcext:value-type="float">
            <text:p>1.73E-05</text:p>
          </table:table-cell>
          <table:table-cell table:formula="of:=[.B193]/[.B192]" office:value-type="float" office:value="0.913633084859195" calcext:value-type="float">
            <text:p>0.913633084859195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001577709160855" calcext:value-type="float">
            <text:p>1.58E-05</text:p>
          </table:table-cell>
          <table:table-cell table:formula="of:=[.B194]/[.B193]" office:value-type="float" office:value="0.913656123004242" calcext:value-type="float">
            <text:p>0.913656123004242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001441519585188" calcext:value-type="float">
            <text:p>1.44E-05</text:p>
          </table:table-cell>
          <table:table-cell table:formula="of:=[.B195]/[.B194]" office:value-type="float" office:value="0.91367890924003" calcext:value-type="float">
            <text:p>0.91367890924003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01317118533826" calcext:value-type="float">
            <text:p>1.32E-05</text:p>
          </table:table-cell>
          <table:table-cell table:formula="of:=[.B196]/[.B195]" office:value-type="float" office:value="0.913701449054002" calcext:value-type="float">
            <text:p>0.913701449054002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001203482483419" calcext:value-type="float">
            <text:p>1.20E-05</text:p>
          </table:table-cell>
          <table:table-cell table:formula="of:=[.B197]/[.B196]" office:value-type="float" office:value="0.913723748099644" calcext:value-type="float">
            <text:p>0.913723748099644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1099677078905" calcext:value-type="float">
            <text:p>1.10E-05</text:p>
          </table:table-cell>
          <table:table-cell table:formula="of:=[.B198]/[.B197]" office:value-type="float" office:value="0.913745811888265" calcext:value-type="float">
            <text:p>0.913745811888265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00100484933517" calcext:value-type="float">
            <text:p>1.00E-05</text:p>
          </table:table-cell>
          <table:table-cell table:formula="of:=[.B199]/[.B198]" office:value-type="float" office:value="0.913767645471501" calcext:value-type="float">
            <text:p>0.913767645471501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00091822052434" calcext:value-type="float">
            <text:p>9.18E-06</text:p>
          </table:table-cell>
          <table:table-cell table:formula="of:=[.B200]/[.B199]" office:value-type="float" office:value="0.913789253972742" calcext:value-type="float">
            <text:p>0.913789253972742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0008390796871472" calcext:value-type="float">
            <text:p>8.39E-06</text:p>
          </table:table-cell>
          <table:table-cell table:formula="of:=[.B201]/[.B200]" office:value-type="float" office:value="0.913810642329428" calcext:value-type="float">
            <text:p>0.913810642329428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7667777137468" calcext:value-type="float">
            <text:p>7.67E-06</text:p>
          </table:table-cell>
          <table:table-cell table:formula="of:=[.B202]/[.B201]" office:value-type="float" office:value="0.913831815371171" calcext:value-type="float">
            <text:p>0.913831815371171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0007007219436148" calcext:value-type="float">
            <text:p>7.01E-06</text:p>
          </table:table-cell>
          <table:table-cell table:formula="of:=[.B203]/[.B202]" office:value-type="float" office:value="0.913852777737601" calcext:value-type="float">
            <text:p>0.913852777737601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006403712388062" calcext:value-type="float">
            <text:p>6.40E-06</text:p>
          </table:table-cell>
          <table:table-cell table:formula="of:=[.B204]/[.B203]" office:value-type="float" office:value="0.913873533776793" calcext:value-type="float">
            <text:p>0.913873533776793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05852314893293" calcext:value-type="float">
            <text:p>5.85E-06</text:p>
          </table:table-cell>
          <table:table-cell table:formula="of:=[.B205]/[.B204]" office:value-type="float" office:value="0.913894088092255" calcext:value-type="float">
            <text:p>0.913894088092255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005348515116634" calcext:value-type="float">
            <text:p>5.35E-06</text:p>
          </table:table-cell>
          <table:table-cell table:formula="of:=[.B206]/[.B205]" office:value-type="float" office:value="0.913914444823129" calcext:value-type="float">
            <text:p>0.913914444823129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0004888193068019" calcext:value-type="float">
            <text:p>4.89E-06</text:p>
          </table:table-cell>
          <table:table-cell table:formula="of:=[.B207]/[.B206]" office:value-type="float" office:value="0.913934608283449" calcext:value-type="float">
            <text:p>0.913934608283449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0004467586452828" calcext:value-type="float">
            <text:p>4.47E-06</text:p>
          </table:table-cell>
          <table:table-cell table:formula="of:=[.B208]/[.B207]" office:value-type="float" office:value="0.913954582125076" calcext:value-type="float">
            <text:p>0.913954582125076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0004083259516572" calcext:value-type="float">
            <text:p>4.08E-06</text:p>
          </table:table-cell>
          <table:table-cell table:formula="of:=[.B209]/[.B208]" office:value-type="float" office:value="0.913974370655386" calcext:value-type="float">
            <text:p>0.913974370655386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003732074606777" calcext:value-type="float">
            <text:p>3.73E-06</text:p>
          </table:table-cell>
          <table:table-cell table:formula="of:=[.B210]/[.B209]" office:value-type="float" office:value="0.913993977514849" calcext:value-type="float">
            <text:p>0.913993977514849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0003411166223727" calcext:value-type="float">
            <text:p>3.41E-06</text:p>
          </table:table-cell>
          <table:table-cell table:formula="of:=[.B211]/[.B210]" office:value-type="float" office:value="0.914013406252043" calcext:value-type="float">
            <text:p>0.914013406252043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00311791734029" calcext:value-type="float">
            <text:p>3.12E-06</text:p>
          </table:table-cell>
          <table:table-cell table:formula="of:=[.B212]/[.B211]" office:value-type="float" office:value="0.914032660913076" calcext:value-type="float">
            <text:p>0.914032660913076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0002849937784201" calcext:value-type="float">
            <text:p>2.85E-06</text:p>
          </table:table-cell>
          <table:table-cell table:formula="of:=[.B213]/[.B212]" office:value-type="float" office:value="0.914051744532754" calcext:value-type="float">
            <text:p>0.914051744532754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0002605044513661" calcext:value-type="float">
            <text:p>2.61E-06</text:p>
          </table:table-cell>
          <table:table-cell table:formula="of:=[.B214]/[.B213]" office:value-type="float" office:value="0.914070660806142" calcext:value-type="float">
            <text:p>0.914070660806142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0002381243610114" calcext:value-type="float">
            <text:p>2.38E-06</text:p>
          </table:table-cell>
          <table:table-cell table:formula="of:=[.B215]/[.B214]" office:value-type="float" office:value="0.914089412916603" calcext:value-type="float">
            <text:p>0.914089412916603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2176713843054" calcext:value-type="float">
            <text:p>2.18E-06</text:p>
          </table:table-cell>
          <table:table-cell table:formula="of:=[.B216]/[.B215]" office:value-type="float" office:value="0.914108003821495" calcext:value-type="float">
            <text:p>0.914108003821495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001989791671463" calcext:value-type="float">
            <text:p>1.99E-06</text:p>
          </table:table-cell>
          <table:table-cell table:formula="of:=[.B217]/[.B216]" office:value-type="float" office:value="0.914126437800964" calcext:value-type="float">
            <text:p>0.914126437800964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0001818957543016" calcext:value-type="float">
            <text:p>1.82E-06</text:p>
          </table:table-cell>
          <table:table-cell table:formula="of:=[.B218]/[.B217]" office:value-type="float" office:value="0.914144716305203" calcext:value-type="float">
            <text:p>0.914144716305203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0001662823399878" calcext:value-type="float">
            <text:p>1.66E-06</text:p>
          </table:table-cell>
          <table:table-cell table:formula="of:=[.B219]/[.B218]" office:value-type="float" office:value="0.914162843581761" calcext:value-type="float">
            <text:p>0.914162843581761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0001520121262629" calcext:value-type="float">
            <text:p>1.52E-06</text:p>
          </table:table-cell>
          <table:table-cell table:formula="of:=[.B220]/[.B219]" office:value-type="float" office:value="0.914180822052739" calcext:value-type="float">
            <text:p>0.914180822052739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001389692812731" calcext:value-type="float">
            <text:p>1.39E-06</text:p>
          </table:table-cell>
          <table:table-cell table:formula="of:=[.B221]/[.B220]" office:value-type="float" office:value="0.914198654341281" calcext:value-type="float">
            <text:p>0.914198654341281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001270479882134" calcext:value-type="float">
            <text:p>1.27E-06</text:p>
          </table:table-cell>
          <table:table-cell table:formula="of:=[.B222]/[.B221]" office:value-type="float" office:value="0.91421634370928" calcext:value-type="float">
            <text:p>0.91421634370928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00116151576774" calcext:value-type="float">
            <text:p>1.16E-06</text:p>
          </table:table-cell>
          <table:table-cell table:formula="of:=[.B223]/[.B222]" office:value-type="float" office:value="0.91423389230613" calcext:value-type="float">
            <text:p>0.91423389230613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0001061917304627" calcext:value-type="float">
            <text:p>1.06E-06</text:p>
          </table:table-cell>
          <table:table-cell table:formula="of:=[.B224]/[.B223]" office:value-type="float" office:value="0.914251303443954" calcext:value-type="float">
            <text:p>0.914251303443954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00009708776251818" calcext:value-type="float">
            <text:p>9.71E-07</text:p>
          </table:table-cell>
          <table:table-cell table:formula="of:=[.B225]/[.B224]" office:value-type="float" office:value="0.914268579061175" calcext:value-type="float">
            <text:p>0.914268579061175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0008876595499569" calcext:value-type="float">
            <text:p>8.88E-07</text:p>
          </table:table-cell>
          <table:table-cell table:formula="of:=[.B226]/[.B225]" office:value-type="float" office:value="0.914285721427232" calcext:value-type="float">
            <text:p>0.914285721427232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00008115895541785" calcext:value-type="float">
            <text:p>8.12E-07</text:p>
          </table:table-cell>
          <table:table-cell table:formula="of:=[.B227]/[.B226]" office:value-type="float" office:value="0.914302734891892" calcext:value-type="float">
            <text:p>0.914302734891892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0007420522513493" calcext:value-type="float">
            <text:p>7.42E-07</text:p>
          </table:table-cell>
          <table:table-cell table:formula="of:=[.B228]/[.B227]" office:value-type="float" office:value="0.914319618246459" calcext:value-type="float">
            <text:p>0.914319618246459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00006784853675956" calcext:value-type="float">
            <text:p>6.78E-07</text:p>
          </table:table-cell>
          <table:table-cell table:formula="of:=[.B229]/[.B228]" office:value-type="float" office:value="0.914336377744136" calcext:value-type="float">
            <text:p>0.914336377744136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00006203751401281" calcext:value-type="float">
            <text:p>6.20E-07</text:p>
          </table:table-cell>
          <table:table-cell table:formula="of:=[.B230]/[.B229]" office:value-type="float" office:value="0.91435301298622" calcext:value-type="float">
            <text:p>0.91435301298622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00005672521234026" calcext:value-type="float">
            <text:p>5.67E-07</text:p>
          </table:table-cell>
          <table:table-cell table:formula="of:=[.B231]/[.B230]" office:value-type="float" office:value="0.914369526937313" calcext:value-type="float">
            <text:p>0.914369526937313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0005186873556486" calcext:value-type="float">
            <text:p>5.19E-07</text:p>
          </table:table-cell>
          <table:table-cell table:formula="of:=[.B232]/[.B231]" office:value-type="float" office:value="0.914385921620373" calcext:value-type="float">
            <text:p>0.914385921620373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00004742888594758" calcext:value-type="float">
            <text:p>4.74E-07</text:p>
          </table:table-cell>
          <table:table-cell table:formula="of:=[.B233]/[.B232]" office:value-type="float" office:value="0.91440220069124" calcext:value-type="float">
            <text:p>0.91440220069124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00004336984424754" calcext:value-type="float">
            <text:p>4.34E-07</text:p>
          </table:table-cell>
          <table:table-cell table:formula="of:=[.B234]/[.B233]" office:value-type="float" office:value="0.914418363009281" calcext:value-type="float">
            <text:p>0.914418363009281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00003965887814034" calcext:value-type="float">
            <text:p>3.97E-07</text:p>
          </table:table-cell>
          <table:table-cell table:formula="of:=[.B235]/[.B234]" office:value-type="float" office:value="0.914434414704856" calcext:value-type="float">
            <text:p>0.914434414704856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0003626607504726" calcext:value-type="float">
            <text:p>3.63E-07</text:p>
          </table:table-cell>
          <table:table-cell table:formula="of:=[.B236]/[.B235]" office:value-type="float" office:value="0.914450351291482" calcext:value-type="float">
            <text:p>0.914450351291482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00003316409926894" calcext:value-type="float">
            <text:p>3.32E-07</text:p>
          </table:table-cell>
          <table:table-cell table:formula="of:=[.B237]/[.B236]" office:value-type="float" office:value="0.914466184325774" calcext:value-type="float">
            <text:p>0.914466184325774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00003032796870284" calcext:value-type="float">
            <text:p>3.03E-07</text:p>
          </table:table-cell>
          <table:table-cell table:formula="of:=[.B238]/[.B237]" office:value-type="float" office:value="0.914481905777064" calcext:value-type="float">
            <text:p>0.914481905777064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00002773485227551" calcext:value-type="float">
            <text:p>2.77E-07</text:p>
          </table:table-cell>
          <table:table-cell table:formula="of:=[.B239]/[.B238]" office:value-type="float" office:value="0.914497523631144" calcext:value-type="float">
            <text:p>0.914497523631144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000253638840252" calcext:value-type="float">
            <text:p>2.54E-07</text:p>
          </table:table-cell>
          <table:table-cell table:formula="of:=[.B240]/[.B239]" office:value-type="float" office:value="0.914513038441399" calcext:value-type="float">
            <text:p>0.914513038441399</text:p>
          </table:table-cell>
          <table:table-cell table:formula="of:=AVERAGE([.C231:.C240])" office:value-type="float" office:value="0.914441943042993" calcext:value-type="float">
            <text:p>0.914441943042993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hebyshev 3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1.790534666" calcext:value-type="float">
            <text:p>2.72E+0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39132753979" calcext:value-type="float">
            <text:p>4.84E+01</text:p>
          </table:table-cell>
          <table:table-cell table:formula="of:=[.B244]/[.B243]" office:value-type="float" office:value="0.0177792254486359" calcext:value-type="float">
            <text:p>0.01777922544863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21775353731" calcext:value-type="float">
            <text:p>2.22E+01</text:p>
          </table:table-cell>
          <table:table-cell table:formula="of:=[.B245]/[.B244]" office:value-type="float" office:value="0.459126762311725" calcext:value-type="float">
            <text:p>0.45912676231172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31079116159" calcext:value-type="float">
            <text:p>1.53E+01</text:p>
          </table:table-cell>
          <table:table-cell table:formula="of:=[.B246]/[.B245]" office:value-type="float" office:value="0.689124178818474" calcext:value-type="float">
            <text:p>0.68912417881847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28840655597" calcext:value-type="float">
            <text:p>1.13E+01</text:p>
          </table:table-cell>
          <table:table-cell table:formula="of:=[.B247]/[.B246]" office:value-type="float" office:value="0.737284339968603" calcext:value-type="float">
            <text:p>0.73728433996860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553253266261" calcext:value-type="float">
            <text:p>8.55E+00</text:p>
          </table:table-cell>
          <table:table-cell table:formula="of:=[.B248]/[.B247]" office:value-type="float" office:value="0.757702446652005" calcext:value-type="float">
            <text:p>0.75770244665200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99835623795" calcext:value-type="float">
            <text:p>6.60E+00</text:p>
          </table:table-cell>
          <table:table-cell table:formula="of:=[.B249]/[.B248]" office:value-type="float" office:value="0.771616999794521" calcext:value-type="float">
            <text:p>0.77161699979452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67907016507" calcext:value-type="float">
            <text:p>5.17E+00</text:p>
          </table:table-cell>
          <table:table-cell table:formula="of:=[.B250]/[.B249]" office:value-type="float" office:value="0.783035716507039" calcext:value-type="float">
            <text:p>0.783035716507039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9811091736" calcext:value-type="float">
            <text:p>4.10E+00</text:p>
          </table:table-cell>
          <table:table-cell table:formula="of:=[.B251]/[.B250]" office:value-type="float" office:value="0.792992386331657" calcext:value-type="float">
            <text:p>0.792992386331657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85758217051" calcext:value-type="float">
            <text:p>3.29E+00</text:p>
          </table:table-cell>
          <table:table-cell table:formula="of:=[.B252]/[.B251]" office:value-type="float" office:value="0.801773861984117" calcext:value-type="float">
            <text:p>0.801773861984117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659695853743" calcext:value-type="float">
            <text:p>2.66E+00</text:p>
          </table:table-cell>
          <table:table-cell table:formula="of:=[.B253]/[.B252]" office:value-type="float" office:value="0.809461828305219" calcext:value-type="float">
            <text:p>0.80946182830521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17058968031" calcext:value-type="float">
            <text:p>2.17E+00</text:p>
          </table:table-cell>
          <table:table-cell table:formula="of:=[.B254]/[.B253]" office:value-type="float" office:value="0.816104471966342" calcext:value-type="float">
            <text:p>0.816104471966342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83723224014" calcext:value-type="float">
            <text:p>1.78E+00</text:p>
          </table:table-cell>
          <table:table-cell table:formula="of:=[.B255]/[.B254]" office:value-type="float" office:value="0.821768959925789" calcext:value-type="float">
            <text:p>0.82176895992578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4333333546" calcext:value-type="float">
            <text:p>1.47E+00</text:p>
          </table:table-cell>
          <table:table-cell table:formula="of:=[.B256]/[.B255]" office:value-type="float" office:value="0.826548263596768" calcext:value-type="float">
            <text:p>0.826548263596768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24510340899" calcext:value-type="float">
            <text:p>1.22E+00</text:p>
          </table:table-cell>
          <table:table-cell table:formula="of:=[.B257]/[.B256]" office:value-type="float" office:value="0.8305518928707" calcext:value-type="float">
            <text:p>0.8305518928707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21111567439" calcext:value-type="float">
            <text:p>1.02E+00</text:p>
          </table:table-cell>
          <table:table-cell table:formula="of:=[.B258]/[.B257]" office:value-type="float" office:value="0.833893788670931" calcext:value-type="float">
            <text:p>0.83389378867093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43463789176" calcext:value-type="float">
            <text:p>8.54E-01</text:p>
          </table:table-cell>
          <table:table-cell table:formula="of:=[.B259]/[.B258]" office:value-type="float" office:value="0.836682695760997" calcext:value-type="float">
            <text:p>0.83668269576099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168105485171" calcext:value-type="float">
            <text:p>7.17E-01</text:p>
          </table:table-cell>
          <table:table-cell table:formula="of:=[.B260]/[.B259]" office:value-type="float" office:value="0.839016312593554" calcext:value-type="float">
            <text:p>0.839016312593554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028224295876" calcext:value-type="float">
            <text:p>6.03E-01</text:p>
          </table:table-cell>
          <table:table-cell table:formula="of:=[.B261]/[.B260]" office:value-type="float" office:value="0.840978736759228" calcext:value-type="float">
            <text:p>0.84097873675922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079624086673" calcext:value-type="float">
            <text:p>5.08E-01</text:p>
          </table:table-cell>
          <table:table-cell table:formula="of:=[.B262]/[.B261]" office:value-type="float" office:value="0.842640193422804" calcext:value-type="float">
            <text:p>0.84264019342280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287497788056" calcext:value-type="float">
            <text:p>4.29E-01</text:p>
          </table:table-cell>
          <table:table-cell table:formula="of:=[.B263]/[.B262]" office:value-type="float" office:value="0.844058086759759" calcext:value-type="float">
            <text:p>0.844058086759759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624130399046" calcext:value-type="float">
            <text:p>3.62E-01</text:p>
          </table:table-cell>
          <table:table-cell table:formula="of:=[.B264]/[.B263]" office:value-type="float" office:value="0.845278663266488" calcext:value-type="float">
            <text:p>0.845278663266488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067242297191" calcext:value-type="float">
            <text:p>3.07E-01</text:p>
          </table:table-cell>
          <table:table-cell table:formula="of:=[.B265]/[.B264]" office:value-type="float" office:value="0.846338834275502" calcext:value-type="float">
            <text:p>0.84633883427550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598775958592" calcext:value-type="float">
            <text:p>2.60E-01</text:p>
          </table:table-cell>
          <table:table-cell table:formula="of:=[.B266]/[.B265]" office:value-type="float" office:value="0.847267906083577" calcext:value-type="float">
            <text:p>0.847267906083577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203993565811" calcext:value-type="float">
            <text:p>2.20E-01</text:p>
          </table:table-cell>
          <table:table-cell table:formula="of:=[.B267]/[.B266]" office:value-type="float" office:value="0.848089100764619" calcext:value-type="float">
            <text:p>0.848089100764619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70795651103" calcext:value-type="float">
            <text:p>1.87E-01</text:p>
          </table:table-cell>
          <table:table-cell table:formula="of:=[.B268]/[.B267]" office:value-type="float" office:value="0.848820831477612" calcext:value-type="float">
            <text:p>0.848820831477612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89199260658" calcext:value-type="float">
            <text:p>1.59E-01</text:p>
          </table:table-cell>
          <table:table-cell table:formula="of:=[.B269]/[.B268]" office:value-type="float" office:value="0.849477739442587" calcext:value-type="float">
            <text:p>0.849477739442587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35093303077" calcext:value-type="float">
            <text:p>1.35E-01</text:p>
          </table:table-cell>
          <table:table-cell table:formula="of:=[.B270]/[.B269]" office:value-type="float" office:value="0.850071519798375" calcext:value-type="float">
            <text:p>0.85007151979837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49119266398" calcext:value-type="float">
            <text:p>1.15E-01</text:p>
          </table:table-cell>
          <table:table-cell table:formula="of:=[.B271]/[.B270]" office:value-type="float" office:value="0.850611570096135" calcext:value-type="float">
            <text:p>0.850611570096135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780217218099" calcext:value-type="float">
            <text:p>9.78E-02</text:p>
          </table:table-cell>
          <table:table-cell table:formula="of:=[.B272]/[.B271]" office:value-type="float" office:value="0.851105494798275" calcext:value-type="float">
            <text:p>0.85110549479827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328436839603" calcext:value-type="float">
            <text:p>8.33E-02</text:p>
          </table:table-cell>
          <table:table-cell table:formula="of:=[.B273]/[.B272]" office:value-type="float" office:value="0.851559495446648" calcext:value-type="float">
            <text:p>0.851559495446648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095650554157" calcext:value-type="float">
            <text:p>7.10E-02</text:p>
          </table:table-cell>
          <table:table-cell table:formula="of:=[.B274]/[.B273]" office:value-type="float" office:value="0.851978671485637" calcext:value-type="float">
            <text:p>0.851978671485637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048100163863" calcext:value-type="float">
            <text:p>6.05E-02</text:p>
          </table:table-cell>
          <table:table-cell table:formula="of:=[.B275]/[.B274]" office:value-type="float" office:value="0.852367251980822" calcext:value-type="float">
            <text:p>0.85236725198082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57389039344" calcext:value-type="float">
            <text:p>5.16E-02</text:p>
          </table:table-cell>
          <table:table-cell table:formula="of:=[.B276]/[.B275]" office:value-type="float" office:value="0.852728774261885" calcext:value-type="float">
            <text:p>0.852728774261885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4399594383094" calcext:value-type="float">
            <text:p>4.40E-02</text:p>
          </table:table-cell>
          <table:table-cell table:formula="of:=[.B277]/[.B276]" office:value-type="float" office:value="0.85306622198383" calcext:value-type="float">
            <text:p>0.85306622198383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754535235525" calcext:value-type="float">
            <text:p>3.75E-02</text:p>
          </table:table-cell>
          <table:table-cell table:formula="of:=[.B278]/[.B277]" office:value-type="float" office:value="0.853382132214797" calcext:value-type="float">
            <text:p>0.853382132214797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205166679777" calcext:value-type="float">
            <text:p>3.21E-02</text:p>
          </table:table-cell>
          <table:table-cell table:formula="of:=[.B279]/[.B278]" office:value-type="float" office:value="0.853678678908128" calcext:value-type="float">
            <text:p>0.853678678908128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737076888833" calcext:value-type="float">
            <text:p>2.74E-02</text:p>
          </table:table-cell>
          <table:table-cell table:formula="of:=[.B280]/[.B279]" office:value-type="float" office:value="0.853957738329987" calcext:value-type="float">
            <text:p>0.85395773832998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338068394723" calcext:value-type="float">
            <text:p>2.34E-02</text:p>
          </table:table-cell>
          <table:table-cell table:formula="of:=[.B281]/[.B280]" office:value-type="float" office:value="0.854220940691175" calcext:value-type="float">
            <text:p>0.854220940691175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97808625938" calcext:value-type="float">
            <text:p>2.00E-02</text:p>
          </table:table-cell>
          <table:table-cell table:formula="of:=[.B282]/[.B281]" office:value-type="float" office:value="0.854469711171426" calcext:value-type="float">
            <text:p>0.854469711171426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07537626494" calcext:value-type="float">
            <text:p>1.71E-02</text:p>
          </table:table-cell>
          <table:table-cell table:formula="of:=[.B283]/[.B282]" office:value-type="float" office:value="0.854705302762564" calcext:value-type="float">
            <text:p>0.854705302762564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45982313287" calcext:value-type="float">
            <text:p>1.46E-02</text:p>
          </table:table-cell>
          <table:table-cell table:formula="of:=[.B284]/[.B283]" office:value-type="float" office:value="0.854928822779373" calcext:value-type="float">
            <text:p>0.854928822779373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248354985055" calcext:value-type="float">
            <text:p>1.25E-02</text:p>
          </table:table-cell>
          <table:table-cell table:formula="of:=[.B285]/[.B284]" office:value-type="float" office:value="0.855141254407131" calcext:value-type="float">
            <text:p>0.855141254407131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067772290182" calcext:value-type="float">
            <text:p>1.07E-02</text:p>
          </table:table-cell>
          <table:table-cell table:formula="of:=[.B286]/[.B285]" office:value-type="float" office:value="0.855343474384376" calcext:value-type="float">
            <text:p>0.855343474384376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9135179197726" calcext:value-type="float">
            <text:p>9.14E-03</text:p>
          </table:table-cell>
          <table:table-cell table:formula="of:=[.B287]/[.B286]" office:value-type="float" office:value="0.855536267584629" calcext:value-type="float">
            <text:p>0.855536267584629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7817158641555" calcext:value-type="float">
            <text:p>7.82E-03</text:p>
          </table:table-cell>
          <table:table-cell table:formula="of:=[.B288]/[.B287]" office:value-type="float" office:value="0.855720339180747" calcext:value-type="float">
            <text:p>0.855720339180747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690677351827" calcext:value-type="float">
            <text:p>6.69E-03</text:p>
          </table:table-cell>
          <table:table-cell table:formula="of:=[.B289]/[.B288]" office:value-type="float" office:value="0.855896324818103" calcext:value-type="float">
            <text:p>0.855896324818103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5727653363805" calcext:value-type="float">
            <text:p>5.73E-03</text:p>
          </table:table-cell>
          <table:table-cell table:formula="of:=[.B290]/[.B289]" office:value-type="float" office:value="0.85606479921513" calcext:value-type="float">
            <text:p>0.85606479921513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4904167352646" calcext:value-type="float">
            <text:p>4.90E-03</text:p>
          </table:table-cell>
          <table:table-cell table:formula="of:=[.B291]/[.B290]" office:value-type="float" office:value="0.85622628346141" calcext:value-type="float">
            <text:p>0.85622628346141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199836973809" calcext:value-type="float">
            <text:p>4.20E-03</text:p>
          </table:table-cell>
          <table:table-cell table:formula="of:=[.B292]/[.B291]" office:value-type="float" office:value="0.856381251252165" calcext:value-type="float">
            <text:p>0.856381251252165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597286926999" calcext:value-type="float">
            <text:p>3.60E-03</text:p>
          </table:table-cell>
          <table:table-cell table:formula="of:=[.B293]/[.B292]" office:value-type="float" office:value="0.856530134248634" calcext:value-type="float">
            <text:p>0.856530134248634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081699758843" calcext:value-type="float">
            <text:p>3.08E-03</text:p>
          </table:table-cell>
          <table:table-cell table:formula="of:=[.B294]/[.B293]" office:value-type="float" office:value="0.856673326698984" calcext:value-type="float">
            <text:p>0.856673326698984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640434835919" calcext:value-type="float">
            <text:p>2.64E-03</text:p>
          </table:table-cell>
          <table:table-cell table:formula="of:=[.B295]/[.B294]" office:value-type="float" office:value="0.8568111894555" calcext:value-type="float">
            <text:p>0.8568111894555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262704931198" calcext:value-type="float">
            <text:p>2.26E-03</text:p>
          </table:table-cell>
          <table:table-cell table:formula="of:=[.B296]/[.B295]" office:value-type="float" office:value="0.85694405346325" calcext:value-type="float">
            <text:p>0.85694405346325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939301544974" calcext:value-type="float">
            <text:p>1.94E-03</text:p>
          </table:table-cell>
          <table:table-cell table:formula="of:=[.B297]/[.B296]" office:value-type="float" office:value="0.857072222822809" calcext:value-type="float">
            <text:p>0.857072222822809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1662361483453" calcext:value-type="float">
            <text:p>1.66E-03</text:p>
          </table:table-cell>
          <table:table-cell table:formula="of:=[.B298]/[.B297]" office:value-type="float" office:value="0.857195977469964" calcext:value-type="float">
            <text:p>0.857195977469964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425168391942" calcext:value-type="float">
            <text:p>1.43E-03</text:p>
          </table:table-cell>
          <table:table-cell table:formula="of:=[.B299]/[.B298]" office:value-type="float" office:value="0.857315575539978" calcext:value-type="float">
            <text:p>0.857315575539978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221983923541" calcext:value-type="float">
            <text:p>1.22E-03</text:p>
          </table:table-cell>
          <table:table-cell table:formula="of:=[.B300]/[.B299]" office:value-type="float" office:value="0.857431255457377" calcext:value-type="float">
            <text:p>0.85743125545737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047904050312" calcext:value-type="float">
            <text:p>1.05E-03</text:p>
          </table:table-cell>
          <table:table-cell table:formula="of:=[.B301]/[.B300]" office:value-type="float" office:value="0.857543237782899" calcext:value-type="float">
            <text:p>0.857543237782899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8987367183371" calcext:value-type="float">
            <text:p>8.99E-04</text:p>
          </table:table-cell>
          <table:table-cell table:formula="of:=[.B302]/[.B301]" office:value-type="float" office:value="0.857651726863268" calcext:value-type="float">
            <text:p>0.857651726863268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7708976324827" calcext:value-type="float">
            <text:p>7.71E-04</text:p>
          </table:table-cell>
          <table:table-cell table:formula="of:=[.B303]/[.B302]" office:value-type="float" office:value="0.857756912290247" calcext:value-type="float">
            <text:p>0.857756912290247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6613214491425" calcext:value-type="float">
            <text:p>6.61E-04</text:p>
          </table:table-cell>
          <table:table-cell table:formula="of:=[.B304]/[.B303]" office:value-type="float" office:value="0.857858970214623" calcext:value-type="float">
            <text:p>0.857858970214623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5673860705256" calcext:value-type="float">
            <text:p>5.67E-04</text:p>
          </table:table-cell>
          <table:table-cell table:formula="of:=[.B305]/[.B304]" office:value-type="float" office:value="0.857958064510533" calcext:value-type="float">
            <text:p>0.857958064510533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4868480847128" calcext:value-type="float">
            <text:p>4.87E-04</text:p>
          </table:table-cell>
          <table:table-cell table:formula="of:=[.B306]/[.B305]" office:value-type="float" office:value="0.858054347830229" calcext:value-type="float">
            <text:p>0.858054347830229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4177876919683" calcext:value-type="float">
            <text:p>4.18E-04</text:p>
          </table:table-cell>
          <table:table-cell table:formula="of:=[.B307]/[.B306]" office:value-type="float" office:value="0.858147962551317" calcext:value-type="float">
            <text:p>0.858147962551317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3585617083535" calcext:value-type="float">
            <text:p>3.59E-04</text:p>
          </table:table-cell>
          <table:table-cell table:formula="of:=[.B308]/[.B307]" office:value-type="float" office:value="0.8582390416152" calcext:value-type="float">
            <text:p>0.858239041615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3077634497757" calcext:value-type="float">
            <text:p>3.08E-04</text:p>
          </table:table-cell>
          <table:table-cell table:formula="of:=[.B309]/[.B308]" office:value-type="float" office:value="0.858327709305426" calcext:value-type="float">
            <text:p>0.85832770930542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2641884791943" calcext:value-type="float">
            <text:p>2.64E-04</text:p>
          </table:table-cell>
          <table:table-cell table:formula="of:=[.B310]/[.B309]" office:value-type="float" office:value="0.858414081941317" calcext:value-type="float">
            <text:p>0.85841408194131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2268053519425" calcext:value-type="float">
            <text:p>2.27E-04</text:p>
          </table:table-cell>
          <table:table-cell table:formula="of:=[.B311]/[.B310]" office:value-type="float" office:value="0.858498268486923" calcext:value-type="float">
            <text:p>0.858498268486923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1947306232503" calcext:value-type="float">
            <text:p>1.95E-04</text:p>
          </table:table-cell>
          <table:table-cell table:formula="of:=[.B312]/[.B311]" office:value-type="float" office:value="0.858580371153095" calcext:value-type="float">
            <text:p>0.858580371153095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1672074915754" calcext:value-type="float">
            <text:p>1.67E-04</text:p>
          </table:table-cell>
          <table:table-cell table:formula="of:=[.B313]/[.B312]" office:value-type="float" office:value="0.858660485877854" calcext:value-type="float">
            <text:p>0.858660485877854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1435875444215" calcext:value-type="float">
            <text:p>1.44E-04</text:p>
          </table:table-cell>
          <table:table-cell table:formula="of:=[.B314]/[.B313]" office:value-type="float" office:value="0.858738702845447" calcext:value-type="float">
            <text:p>0.858738702845447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1233151522995" calcext:value-type="float">
            <text:p>1.23E-04</text:p>
          </table:table-cell>
          <table:table-cell table:formula="of:=[.B315]/[.B314]" office:value-type="float" office:value="0.858815106813927" calcext:value-type="float">
            <text:p>0.858815106813927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1059141237427" calcext:value-type="float">
            <text:p>1.06E-04</text:p>
          </table:table-cell>
          <table:table-cell table:formula="of:=[.B316]/[.B315]" office:value-type="float" office:value="0.858889777676814" calcext:value-type="float">
            <text:p>0.858889777676814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9097629129866" calcext:value-type="float">
            <text:p>9.10E-05</text:p>
          </table:table-cell>
          <table:table-cell table:formula="of:=[.B317]/[.B316]" office:value-type="float" office:value="0.858962790644156" calcext:value-type="float">
            <text:p>0.858962790644156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781517471309" calcext:value-type="float">
            <text:p>7.82E-05</text:p>
          </table:table-cell>
          <table:table-cell table:formula="of:=[.B318]/[.B317]" office:value-type="float" office:value="0.859034216665756" calcext:value-type="float">
            <text:p>0.859034216665756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6714048815832" calcext:value-type="float">
            <text:p>6.71E-05</text:p>
          </table:table-cell>
          <table:table-cell table:formula="of:=[.B319]/[.B318]" office:value-type="float" office:value="0.859104122725027" calcext:value-type="float">
            <text:p>0.859104122725027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5768526589954" calcext:value-type="float">
            <text:p>5.77E-05</text:p>
          </table:table-cell>
          <table:table-cell table:formula="of:=[.B320]/[.B319]" office:value-type="float" office:value="0.859172572047969" calcext:value-type="float">
            <text:p>0.859172572047969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4956546621134" calcext:value-type="float">
            <text:p>4.96E-05</text:p>
          </table:table-cell>
          <table:table-cell table:formula="of:=[.B321]/[.B320]" office:value-type="float" office:value="0.859239624511035" calcext:value-type="float">
            <text:p>0.859239624511035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4259186962697" calcext:value-type="float">
            <text:p>4.26E-05</text:p>
          </table:table-cell>
          <table:table-cell table:formula="of:=[.B322]/[.B321]" office:value-type="float" office:value="0.859305336610059" calcext:value-type="float">
            <text:p>0.859305336610059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3660216486558" calcext:value-type="float">
            <text:p>3.66E-05</text:p>
          </table:table-cell>
          <table:table-cell table:formula="of:=[.B323]/[.B322]" office:value-type="float" office:value="0.859369762026197" calcext:value-type="float">
            <text:p>0.859369762026197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3145710657785" calcext:value-type="float">
            <text:p>3.15E-05</text:p>
          </table:table-cell>
          <table:table-cell table:formula="of:=[.B324]/[.B323]" office:value-type="float" office:value="0.859432951394405" calcext:value-type="float">
            <text:p>0.859432951394405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2703722433968" calcext:value-type="float">
            <text:p>2.70E-05</text:p>
          </table:table-cell>
          <table:table-cell table:formula="of:=[.B325]/[.B324]" office:value-type="float" office:value="0.859494953001107" calcext:value-type="float">
            <text:p>0.859494953001107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2324000333075" calcext:value-type="float">
            <text:p>2.32E-05</text:p>
          </table:table-cell>
          <table:table-cell table:formula="of:=[.B326]/[.B325]" office:value-type="float" office:value="0.859555812341388" calcext:value-type="float">
            <text:p>0.859555812341388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1997746877728" calcext:value-type="float">
            <text:p>2.00E-05</text:p>
          </table:table-cell>
          <table:table-cell table:formula="of:=[.B327]/[.B326]" office:value-type="float" office:value="0.859615572896533" calcext:value-type="float">
            <text:p>0.859615572896533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17174116004" calcext:value-type="float">
            <text:p>1.72E-05</text:p>
          </table:table-cell>
          <table:table-cell table:formula="of:=[.B328]/[.B327]" office:value-type="float" office:value="0.859674275828768" calcext:value-type="float">
            <text:p>0.859674275828768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001476513641693" calcext:value-type="float">
            <text:p>1.48E-05</text:p>
          </table:table-cell>
          <table:table-cell table:formula="of:=[.B329]/[.B328]" office:value-type="float" office:value="0.85973196020634" calcext:value-type="float">
            <text:p>0.85973196020634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1269489690573" calcext:value-type="float">
            <text:p>1.27E-05</text:p>
          </table:table-cell>
          <table:table-cell table:formula="of:=[.B330]/[.B329]" office:value-type="float" office:value="0.859788663460893" calcext:value-type="float">
            <text:p>0.859788663460893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01091563627776" calcext:value-type="float">
            <text:p>1.09E-05</text:p>
          </table:table-cell>
          <table:table-cell table:formula="of:=[.B331]/[.B330]" office:value-type="float" office:value="0.859844420858045" calcext:value-type="float">
            <text:p>0.859844420858045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9386347625877" calcext:value-type="float">
            <text:p>9.39E-06</text:p>
          </table:table-cell>
          <table:table-cell table:formula="of:=[.B332]/[.B331]" office:value-type="float" office:value="0.859899266248103" calcext:value-type="float">
            <text:p>0.859899266248103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008071819975368" calcext:value-type="float">
            <text:p>8.07E-06</text:p>
          </table:table-cell>
          <table:table-cell table:formula="of:=[.B333]/[.B332]" office:value-type="float" office:value="0.859953231767699" calcext:value-type="float">
            <text:p>0.859953231767699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0006941816420263" calcext:value-type="float">
            <text:p>6.94E-06</text:p>
          </table:table-cell>
          <table:table-cell table:formula="of:=[.B334]/[.B333]" office:value-type="float" office:value="0.860006348189959" calcext:value-type="float">
            <text:p>0.860006348189959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005970369221727" calcext:value-type="float">
            <text:p>5.97E-06</text:p>
          </table:table-cell>
          <table:table-cell table:formula="of:=[.B335]/[.B334]" office:value-type="float" office:value="0.860058644636529" calcext:value-type="float">
            <text:p>0.860058644636529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05135175160759" calcext:value-type="float">
            <text:p>5.14E-06</text:p>
          </table:table-cell>
          <table:table-cell table:formula="of:=[.B336]/[.B335]" office:value-type="float" office:value="0.860110148978959" calcext:value-type="float">
            <text:p>0.860110148978959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04417076827355" calcext:value-type="float">
            <text:p>4.42E-06</text:p>
          </table:table-cell>
          <table:table-cell table:formula="of:=[.B337]/[.B336]" office:value-type="float" office:value="0.860160888202719" calcext:value-type="float">
            <text:p>0.860160888202719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3799617576849" calcext:value-type="float">
            <text:p>3.80E-06</text:p>
          </table:table-cell>
          <table:table-cell table:formula="of:=[.B338]/[.B337]" office:value-type="float" office:value="0.860210887281365" calcext:value-type="float">
            <text:p>0.860210887281365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003268659667748" calcext:value-type="float">
            <text:p>3.27E-06</text:p>
          </table:table-cell>
          <table:table-cell table:formula="of:=[.B339]/[.B338]" office:value-type="float" office:value="0.86026017135616" calcext:value-type="float">
            <text:p>0.86026017135616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2812056553532" calcext:value-type="float">
            <text:p>2.81E-06</text:p>
          </table:table-cell>
          <table:table-cell table:formula="of:=[.B340]/[.B339]" office:value-type="float" office:value="0.860308762419862" calcext:value-type="float">
            <text:p>0.860308762419862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002419371652325" calcext:value-type="float">
            <text:p>2.42E-06</text:p>
          </table:table-cell>
          <table:table-cell table:formula="of:=[.B341]/[.B340]" office:value-type="float" office:value="0.860356684251681" calcext:value-type="float">
            <text:p>0.860356684251681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2081636943168" calcext:value-type="float">
            <text:p>2.08E-06</text:p>
          </table:table-cell>
          <table:table-cell table:formula="of:=[.B342]/[.B341]" office:value-type="float" office:value="0.860403957022296" calcext:value-type="float">
            <text:p>0.860403957022296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791145760674" calcext:value-type="float">
            <text:p>1.79E-06</text:p>
          </table:table-cell>
          <table:table-cell table:formula="of:=[.B343]/[.B342]" office:value-type="float" office:value="0.860450601894148" calcext:value-type="float">
            <text:p>0.860450601894148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0001541274905124" calcext:value-type="float">
            <text:p>1.54E-06</text:p>
          </table:table-cell>
          <table:table-cell table:formula="of:=[.B344]/[.B343]" office:value-type="float" office:value="0.860496637941976" calcext:value-type="float">
            <text:p>0.860496637941976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001326331918172" calcext:value-type="float">
            <text:p>1.33E-06</text:p>
          </table:table-cell>
          <table:table-cell table:formula="of:=[.B345]/[.B344]" office:value-type="float" office:value="0.86054208354563" calcext:value-type="float">
            <text:p>0.86054208354563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001141423951379" calcext:value-type="float">
            <text:p>1.14E-06</text:p>
          </table:table-cell>
          <table:table-cell table:formula="of:=[.B346]/[.B345]" office:value-type="float" office:value="0.860586958468249" calcext:value-type="float">
            <text:p>0.860586958468249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0009823451536778" calcext:value-type="float">
            <text:p>9.82E-07</text:p>
          </table:table-cell>
          <table:table-cell table:formula="of:=[.B347]/[.B346]" office:value-type="float" office:value="0.860631277704476" calcext:value-type="float">
            <text:p>0.860631277704476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0008454799732081" calcext:value-type="float">
            <text:p>8.45E-07</text:p>
          </table:table-cell>
          <table:table-cell table:formula="of:=[.B348]/[.B347]" office:value-type="float" office:value="0.860675059110038" calcext:value-type="float">
            <text:p>0.860675059110038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0007277201006981" calcext:value-type="float">
            <text:p>7.28E-07</text:p>
          </table:table-cell>
          <table:table-cell table:formula="of:=[.B349]/[.B348]" office:value-type="float" office:value="0.860718318302478" calcext:value-type="float">
            <text:p>0.860718318302478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006263931326027" calcext:value-type="float">
            <text:p>6.26E-07</text:p>
          </table:table-cell>
          <table:table-cell table:formula="of:=[.B350]/[.B349]" office:value-type="float" office:value="0.860761070089727" calcext:value-type="float">
            <text:p>0.860761070089727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005392012939736" calcext:value-type="float">
            <text:p>5.39E-07</text:p>
          </table:table-cell>
          <table:table-cell table:formula="of:=[.B351]/[.B350]" office:value-type="float" office:value="0.860803329265739" calcext:value-type="float">
            <text:p>0.860803329265739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004641687986472" calcext:value-type="float">
            <text:p>4.64E-07</text:p>
          </table:table-cell>
          <table:table-cell table:formula="of:=[.B352]/[.B351]" office:value-type="float" office:value="0.8608451126416" calcext:value-type="float">
            <text:p>0.8608451126416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003995966188726" calcext:value-type="float">
            <text:p>4.00E-07</text:p>
          </table:table-cell>
          <table:table-cell table:formula="of:=[.B353]/[.B352]" office:value-type="float" office:value="0.860886427603939" calcext:value-type="float">
            <text:p>0.860886427603939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00003440236354116" calcext:value-type="float">
            <text:p>3.44E-07</text:p>
          </table:table-cell>
          <table:table-cell table:formula="of:=[.B354]/[.B353]" office:value-type="float" office:value="0.860927293084234" calcext:value-type="float">
            <text:p>0.860927293084234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0002961932442494" calcext:value-type="float">
            <text:p>2.96E-07</text:p>
          </table:table-cell>
          <table:table-cell table:formula="of:=[.B355]/[.B354]" office:value-type="float" office:value="0.860967717799464" calcext:value-type="float">
            <text:p>0.860967717799464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0002550246687188" calcext:value-type="float">
            <text:p>2.55E-07</text:p>
          </table:table-cell>
          <table:table-cell table:formula="of:=[.B356]/[.B355]" office:value-type="float" office:value="0.861007715976346" calcext:value-type="float">
            <text:p>0.861007715976346</text:p>
          </table:table-cell>
          <table:table-cell table:formula="of:=AVERAGE([.C347:.C356])" office:value-type="float" office:value="0.860822332157804" calcext:value-type="float">
            <text:p>0.860822332157804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hebyshev 4</text:p>
          </table:table-cell>
          <table:table-cell table:style-name="Default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2.149688814" calcext:value-type="float">
            <text:p>2.72E+0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85921775888" calcext:value-type="float">
            <text:p>5.49E+01</text:p>
          </table:table-cell>
          <table:table-cell table:formula="of:=[.B360]/[.B359]" office:value-type="float" office:value="0.0201529026799336" calcext:value-type="float">
            <text:p>0.02015290267993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22158842475" calcext:value-type="float">
            <text:p>2.32E+01</text:p>
          </table:table-cell>
          <table:table-cell table:formula="of:=[.B361]/[.B360]" office:value-type="float" office:value="0.423294195094336" calcext:value-type="float">
            <text:p>0.42329419509433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94238460036" calcext:value-type="float">
            <text:p>1.49E+01</text:p>
          </table:table-cell>
          <table:table-cell table:formula="of:=[.B362]/[.B361]" office:value-type="float" office:value="0.643469530466492" calcext:value-type="float">
            <text:p>0.6434695304664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22425035306" calcext:value-type="float">
            <text:p>1.02E+01</text:p>
          </table:table-cell>
          <table:table-cell table:formula="of:=[.B363]/[.B362]" office:value-type="float" office:value="0.684244893068384" calcext:value-type="float">
            <text:p>0.68424489306838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32480439437" calcext:value-type="float">
            <text:p>7.23E+00</text:p>
          </table:table-cell>
          <table:table-cell table:formula="of:=[.B364]/[.B363]" office:value-type="float" office:value="0.707384912310212" calcext:value-type="float">
            <text:p>0.70738491231021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248533646757" calcext:value-type="float">
            <text:p>5.25E+00</text:p>
          </table:table-cell>
          <table:table-cell table:formula="of:=[.B365]/[.B364]" office:value-type="float" office:value="0.725689297151499" calcext:value-type="float">
            <text:p>0.725689297151499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889131718687" calcext:value-type="float">
            <text:p>3.89E+00</text:p>
          </table:table-cell>
          <table:table-cell table:formula="of:=[.B366]/[.B365]" office:value-type="float" office:value="0.740993957634251" calcext:value-type="float">
            <text:p>0.740993957634251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3105056194" calcext:value-type="float">
            <text:p>2.93E+00</text:p>
          </table:table-cell>
          <table:table-cell table:formula="of:=[.B367]/[.B366]" office:value-type="float" office:value="0.753651656449822" calcext:value-type="float">
            <text:p>0.753651656449822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38953235608" calcext:value-type="float">
            <text:p>2.24E+00</text:p>
          </table:table-cell>
          <table:table-cell table:formula="of:=[.B368]/[.B367]" office:value-type="float" office:value="0.763873972247713" calcext:value-type="float">
            <text:p>0.76387397224771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2839212214" calcext:value-type="float">
            <text:p>1.73E+00</text:p>
          </table:table-cell>
          <table:table-cell table:formula="of:=[.B369]/[.B368]" office:value-type="float" office:value="0.77196436917569" calcext:value-type="float">
            <text:p>0.77196436917569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45194972749" calcext:value-type="float">
            <text:p>1.35E+00</text:p>
          </table:table-cell>
          <table:table-cell table:formula="of:=[.B370]/[.B369]" office:value-type="float" office:value="0.778292700781032" calcext:value-type="float">
            <text:p>0.778292700781032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3595629871" calcext:value-type="float">
            <text:p>1.05E+00</text:p>
          </table:table-cell>
          <table:table-cell table:formula="of:=[.B371]/[.B370]" office:value-type="float" office:value="0.783228937971649" calcext:value-type="float">
            <text:p>0.783228937971649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292833032522" calcext:value-type="float">
            <text:p>8.29E-01</text:p>
          </table:table-cell>
          <table:table-cell table:formula="of:=[.B372]/[.B371]" office:value-type="float" office:value="0.787098275411161" calcext:value-type="float">
            <text:p>0.78709827541116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52698246032" calcext:value-type="float">
            <text:p>6.55E-01</text:p>
          </table:table-cell>
          <table:table-cell table:formula="of:=[.B373]/[.B372]" office:value-type="float" office:value="0.790164015160354" calcext:value-type="float">
            <text:p>0.790164015160354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93855989792" calcext:value-type="float">
            <text:p>5.19E-01</text:p>
          </table:table-cell>
          <table:table-cell table:formula="of:=[.B374]/[.B373]" office:value-type="float" office:value="0.792628592799485" calcext:value-type="float">
            <text:p>0.79262859279948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27260371619" calcext:value-type="float">
            <text:p>4.13E-01</text:p>
          </table:table-cell>
          <table:table-cell table:formula="of:=[.B375]/[.B374]" office:value-type="float" office:value="0.794642820234276" calcext:value-type="float">
            <text:p>0.79464282023427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286608048035" calcext:value-type="float">
            <text:p>3.29E-01</text:p>
          </table:table-cell>
          <table:table-cell table:formula="of:=[.B376]/[.B375]" office:value-type="float" office:value="0.796317109197975" calcext:value-type="float">
            <text:p>0.79631710919797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62183145278" calcext:value-type="float">
            <text:p>2.62E-01</text:p>
          </table:table-cell>
          <table:table-cell table:formula="of:=[.B377]/[.B376]" office:value-type="float" office:value="0.797731708333016" calcext:value-type="float">
            <text:p>0.797731708333016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094699023613" calcext:value-type="float">
            <text:p>2.09E-01</text:p>
          </table:table-cell>
          <table:table-cell table:formula="of:=[.B378]/[.B377]" office:value-type="float" office:value="0.798944959406881" calcext:value-type="float">
            <text:p>0.798944959406881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7575823647" calcext:value-type="float">
            <text:p>1.68E-01</text:p>
          </table:table-cell>
          <table:table-cell table:formula="of:=[.B379]/[.B378]" office:value-type="float" office:value="0.799999530996869" calcext:value-type="float">
            <text:p>0.799999530996869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4215993094" calcext:value-type="float">
            <text:p>1.34E-01</text:p>
          </table:table-cell>
          <table:table-cell table:formula="of:=[.B380]/[.B379]" office:value-type="float" office:value="0.800926948607617" calcext:value-type="float">
            <text:p>0.800926948607617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76077817459" calcext:value-type="float">
            <text:p>1.08E-01</text:p>
          </table:table-cell>
          <table:table-cell table:formula="of:=[.B381]/[.B380]" office:value-type="float" office:value="0.801750814230726" calcext:value-type="float">
            <text:p>0.801750814230726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8635406838349" calcext:value-type="float">
            <text:p>8.64E-02</text:p>
          </table:table-cell>
          <table:table-cell table:formula="of:=[.B382]/[.B381]" office:value-type="float" office:value="0.802489067076975" calcext:value-type="float">
            <text:p>0.80248906707697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6935575042933" calcext:value-type="float">
            <text:p>6.94E-02</text:p>
          </table:table-cell>
          <table:table-cell table:formula="of:=[.B383]/[.B382]" office:value-type="float" office:value="0.803155563225208" calcext:value-type="float">
            <text:p>0.803155563225208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574545979389" calcext:value-type="float">
            <text:p>5.57E-02</text:p>
          </table:table-cell>
          <table:table-cell table:formula="of:=[.B384]/[.B383]" office:value-type="float" office:value="0.803761179841775" calcext:value-type="float">
            <text:p>0.80376117984177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483688667016" calcext:value-type="float">
            <text:p>4.48E-02</text:p>
          </table:table-cell>
          <table:table-cell table:formula="of:=[.B385]/[.B384]" office:value-type="float" office:value="0.804314590568223" calcext:value-type="float">
            <text:p>0.804314590568223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608574931567" calcext:value-type="float">
            <text:p>3.61E-02</text:p>
          </table:table-cell>
          <table:table-cell table:formula="of:=[.B386]/[.B385]" office:value-type="float" office:value="0.804822814329923" calcext:value-type="float">
            <text:p>0.804822814329923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905955108817" calcext:value-type="float">
            <text:p>2.91E-02</text:p>
          </table:table-cell>
          <table:table-cell table:formula="of:=[.B387]/[.B386]" office:value-type="float" office:value="0.805291607885529" calcext:value-type="float">
            <text:p>0.805291607885529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341402859986" calcext:value-type="float">
            <text:p>2.34E-02</text:p>
          </table:table-cell>
          <table:table-cell table:formula="of:=[.B388]/[.B387]" office:value-type="float" office:value="0.80572575016108" calcext:value-type="float">
            <text:p>0.80572575016108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887473334058" calcext:value-type="float">
            <text:p>1.89E-02</text:p>
          </table:table-cell>
          <table:table-cell table:formula="of:=[.B389]/[.B388]" office:value-type="float" office:value="0.806129251106017" calcext:value-type="float">
            <text:p>0.806129251106017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522257638963" calcext:value-type="float">
            <text:p>1.52E-02</text:p>
          </table:table-cell>
          <table:table-cell table:formula="of:=[.B390]/[.B389]" office:value-type="float" office:value="0.806505507386534" calcext:value-type="float">
            <text:p>0.806505507386534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228244871485" calcext:value-type="float">
            <text:p>1.23E-02</text:p>
          </table:table-cell>
          <table:table-cell table:formula="of:=[.B391]/[.B390]" office:value-type="float" office:value="0.806857420220739" calcext:value-type="float">
            <text:p>0.806857420220739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9914238898654" calcext:value-type="float">
            <text:p>9.91E-03</text:p>
          </table:table-cell>
          <table:table-cell table:formula="of:=[.B392]/[.B391]" office:value-type="float" office:value="0.807187485885226" calcext:value-type="float">
            <text:p>0.807187485885226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8005726755831" calcext:value-type="float">
            <text:p>8.01E-03</text:p>
          </table:table-cell>
          <table:table-cell table:formula="of:=[.B393]/[.B392]" office:value-type="float" office:value="0.807497866217234" calcext:value-type="float">
            <text:p>0.8074978662172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466949572974" calcext:value-type="float">
            <text:p>6.47E-03</text:p>
          </table:table-cell>
          <table:table-cell table:formula="of:=[.B394]/[.B393]" office:value-type="float" office:value="0.807790444292115" calcext:value-type="float">
            <text:p>0.80779044429211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5225727692767" calcext:value-type="float">
            <text:p>5.23E-03</text:p>
          </table:table-cell>
          <table:table-cell table:formula="of:=[.B395]/[.B394]" office:value-type="float" office:value="0.808066868899955" calcext:value-type="float">
            <text:p>0.808066868899955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4224105100199" calcext:value-type="float">
            <text:p>4.22E-03</text:p>
          </table:table-cell>
          <table:table-cell table:formula="of:=[.B396]/[.B395]" office:value-type="float" office:value="0.808328590493844" calcext:value-type="float">
            <text:p>0.808328590493844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415513767189" calcext:value-type="float">
            <text:p>3.42E-03</text:p>
          </table:table-cell>
          <table:table-cell table:formula="of:=[.B397]/[.B396]" office:value-type="float" office:value="0.808576890529569" calcext:value-type="float">
            <text:p>0.808576890529569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2762511614202" calcext:value-type="float">
            <text:p>2.76E-03</text:p>
          </table:table-cell>
          <table:table-cell table:formula="of:=[.B398]/[.B397]" office:value-type="float" office:value="0.808812905613194" calcext:value-type="float">
            <text:p>0.808812905613194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234975897696" calcext:value-type="float">
            <text:p>2.23E-03</text:p>
          </table:table-cell>
          <table:table-cell table:formula="of:=[.B399]/[.B398]" office:value-type="float" office:value="0.809037647554511" calcext:value-type="float">
            <text:p>0.809037647554511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808658760123" calcext:value-type="float">
            <text:p>1.81E-03</text:p>
          </table:table-cell>
          <table:table-cell table:formula="of:=[.B400]/[.B399]" office:value-type="float" office:value="0.809252020116869" calcext:value-type="float">
            <text:p>0.809252020116869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464031192156" calcext:value-type="float">
            <text:p>1.46E-03</text:p>
          </table:table-cell>
          <table:table-cell table:formula="of:=[.B401]/[.B400]" office:value-type="float" office:value="0.809456833115627" calcext:value-type="float">
            <text:p>0.809456833115627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185356975011" calcext:value-type="float">
            <text:p>1.19E-03</text:p>
          </table:table-cell>
          <table:table-cell table:formula="of:=[.B402]/[.B401]" office:value-type="float" office:value="0.809652814340239" calcext:value-type="float">
            <text:p>0.809652814340239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959950227201" calcext:value-type="float">
            <text:p>9.60E-04</text:p>
          </table:table-cell>
          <table:table-cell table:formula="of:=[.B403]/[.B402]" office:value-type="float" office:value="0.809840619693567" calcext:value-type="float">
            <text:p>0.809840619693567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7775796911787" calcext:value-type="float">
            <text:p>7.78E-04</text:p>
          </table:table-cell>
          <table:table-cell table:formula="of:=[.B404]/[.B403]" office:value-type="float" office:value="0.81002084185755" calcext:value-type="float">
            <text:p>0.8100208418575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6299904141012" calcext:value-type="float">
            <text:p>6.30E-04</text:p>
          </table:table-cell>
          <table:table-cell table:formula="of:=[.B405]/[.B404]" office:value-type="float" office:value="0.810194017729841" calcext:value-type="float">
            <text:p>0.810194017729841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5105194319077" calcext:value-type="float">
            <text:p>5.11E-04</text:p>
          </table:table-cell>
          <table:table-cell table:formula="of:=[.B406]/[.B405]" office:value-type="float" office:value="0.810360634829741" calcext:value-type="float">
            <text:p>0.810360634829741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4137867903323" calcext:value-type="float">
            <text:p>4.14E-04</text:p>
          </table:table-cell>
          <table:table-cell table:formula="of:=[.B407]/[.B406]" office:value-type="float" office:value="0.810521136846973" calcext:value-type="float">
            <text:p>0.810521136846973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3354469904287" calcext:value-type="float">
            <text:p>3.35E-04</text:p>
          </table:table-cell>
          <table:table-cell table:formula="of:=[.B408]/[.B407]" office:value-type="float" office:value="0.81067592843965" calcext:value-type="float">
            <text:p>0.81067592843965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2719889332993" calcext:value-type="float">
            <text:p>2.72E-04</text:p>
          </table:table-cell>
          <table:table-cell table:formula="of:=[.B409]/[.B408]" office:value-type="float" office:value="0.810825379448774" calcext:value-type="float">
            <text:p>0.810825379448774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2205748186014" calcext:value-type="float">
            <text:p>2.21E-04</text:p>
          </table:table-cell>
          <table:table-cell table:formula="of:=[.B410]/[.B409]" office:value-type="float" office:value="0.810969828535916" calcext:value-type="float">
            <text:p>0.810969828535916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1789103498872" calcext:value-type="float">
            <text:p>1.79E-04</text:p>
          </table:table-cell>
          <table:table-cell table:formula="of:=[.B411]/[.B410]" office:value-type="float" office:value="0.811109586405274" calcext:value-type="float">
            <text:p>0.811109586405274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1451401158132" calcext:value-type="float">
            <text:p>1.45E-04</text:p>
          </table:table-cell>
          <table:table-cell table:formula="of:=[.B412]/[.B411]" office:value-type="float" office:value="0.811244938622659" calcext:value-type="float">
            <text:p>0.811244938622659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1177632281038" calcext:value-type="float">
            <text:p>1.18E-04</text:p>
          </table:table-cell>
          <table:table-cell table:formula="of:=[.B413]/[.B412]" office:value-type="float" office:value="0.81137614810343" calcext:value-type="float">
            <text:p>0.81137614810343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9556526674989" calcext:value-type="float">
            <text:p>9.56E-05</text:p>
          </table:table-cell>
          <table:table-cell table:formula="of:=[.B414]/[.B413]" office:value-type="float" office:value="0.811503457307199" calcext:value-type="float">
            <text:p>0.811503457307199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7756335937318" calcext:value-type="float">
            <text:p>7.76E-05</text:p>
          </table:table-cell>
          <table:table-cell table:formula="of:=[.B415]/[.B414]" office:value-type="float" office:value="0.811627090166305" calcext:value-type="float">
            <text:p>0.811627090166305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6296184397211" calcext:value-type="float">
            <text:p>6.30E-05</text:p>
          </table:table-cell>
          <table:table-cell table:formula="of:=[.B416]/[.B415]" office:value-type="float" office:value="0.81174725386999" calcext:value-type="float">
            <text:p>0.81174725386999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05111646332707" calcext:value-type="float">
            <text:p>5.11E-05</text:p>
          </table:table-cell>
          <table:table-cell table:formula="of:=[.B417]/[.B416]" office:value-type="float" office:value="0.811864140283326" calcext:value-type="float">
            <text:p>0.811864140283326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041505439954" calcext:value-type="float">
            <text:p>4.15E-05</text:p>
          </table:table-cell>
          <table:table-cell table:formula="of:=[.B418]/[.B417]" office:value-type="float" office:value="0.811977927510876" calcext:value-type="float">
            <text:p>0.811977927510876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3370610213416" calcext:value-type="float">
            <text:p>3.37E-05</text:p>
          </table:table-cell>
          <table:table-cell table:formula="of:=[.B419]/[.B418]" office:value-type="float" office:value="0.812088780928863" calcext:value-type="float">
            <text:p>0.812088780928863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02737599012485" calcext:value-type="float">
            <text:p>2.74E-05</text:p>
          </table:table-cell>
          <table:table-cell table:formula="of:=[.B420]/[.B419]" office:value-type="float" office:value="0.812196854322866" calcext:value-type="float">
            <text:p>0.812196854322866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0222375794989" calcext:value-type="float">
            <text:p>2.22E-05</text:p>
          </table:table-cell>
          <table:table-cell table:formula="of:=[.B421]/[.B420]" office:value-type="float" office:value="0.81230229107638" calcext:value-type="float">
            <text:p>0.81230229107638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01806592576877" calcext:value-type="float">
            <text:p>1.81E-05</text:p>
          </table:table-cell>
          <table:table-cell table:formula="of:=[.B422]/[.B421]" office:value-type="float" office:value="0.812405224663217" calcext:value-type="float">
            <text:p>0.812405224663217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46786691077" calcext:value-type="float">
            <text:p>1.47E-05</text:p>
          </table:table-cell>
          <table:table-cell table:formula="of:=[.B423]/[.B422]" office:value-type="float" office:value="0.81250577997362" calcext:value-type="float">
            <text:p>0.81250577997362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001192794630972" calcext:value-type="float">
            <text:p>1.19E-05</text:p>
          </table:table-cell>
          <table:table-cell table:formula="of:=[.B424]/[.B423]" office:value-type="float" office:value="0.812604073448522" calcext:value-type="float">
            <text:p>0.812604073448522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009693844518259" calcext:value-type="float">
            <text:p>9.69E-06</text:p>
          </table:table-cell>
          <table:table-cell table:formula="of:=[.B425]/[.B424]" office:value-type="float" office:value="0.812700213980637" calcext:value-type="float">
            <text:p>0.812700213980637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007879101610352" calcext:value-type="float">
            <text:p>7.88E-06</text:p>
          </table:table-cell>
          <table:table-cell table:formula="of:=[.B426]/[.B425]" office:value-type="float" office:value="0.812794304211419" calcext:value-type="float">
            <text:p>0.812794304211419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006404814853668" calcext:value-type="float">
            <text:p>6.40E-06</text:p>
          </table:table-cell>
          <table:table-cell table:formula="of:=[.B427]/[.B426]" office:value-type="float" office:value="0.812886439394689" calcext:value-type="float">
            <text:p>0.812886439394689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005206965304656" calcext:value-type="float">
            <text:p>5.21E-06</text:p>
          </table:table-cell>
          <table:table-cell table:formula="of:=[.B428]/[.B427]" office:value-type="float" office:value="0.812976709494421" calcext:value-type="float">
            <text:p>0.812976709494421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0004233602283068" calcext:value-type="float">
            <text:p>4.23E-06</text:p>
          </table:table-cell>
          <table:table-cell table:formula="of:=[.B429]/[.B428]" office:value-type="float" office:value="0.813065199278814" calcext:value-type="float">
            <text:p>0.813065199278814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344256210973" calcext:value-type="float">
            <text:p>3.44E-06</text:p>
          </table:table-cell>
          <table:table-cell table:formula="of:=[.B430]/[.B429]" office:value-type="float" office:value="0.813151987256406" calcext:value-type="float">
            <text:p>0.813151987256406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0002799619396567" calcext:value-type="float">
            <text:p>2.80E-06</text:p>
          </table:table-cell>
          <table:table-cell table:formula="of:=[.B431]/[.B430]" office:value-type="float" office:value="0.813237149347052" calcext:value-type="float">
            <text:p>0.813237149347052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2276988560344" calcext:value-type="float">
            <text:p>2.28E-06</text:p>
          </table:table-cell>
          <table:table-cell table:formula="of:=[.B432]/[.B431]" office:value-type="float" office:value="0.813320754648339" calcext:value-type="float">
            <text:p>0.813320754648339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1852109030409" calcext:value-type="float">
            <text:p>1.85E-06</text:p>
          </table:table-cell>
          <table:table-cell table:formula="of:=[.B433]/[.B432]" office:value-type="float" office:value="0.813402870205544" calcext:value-type="float">
            <text:p>0.813402870205544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1506660243589" calcext:value-type="float">
            <text:p>1.51E-06</text:p>
          </table:table-cell>
          <table:table-cell table:formula="of:=[.B434]/[.B433]" office:value-type="float" office:value="0.813483557853117" calcext:value-type="float">
            <text:p>0.813483557853117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001225762843538" calcext:value-type="float">
            <text:p>1.23E-06</text:p>
          </table:table-cell>
          <table:table-cell table:formula="of:=[.B435]/[.B434]" office:value-type="float" office:value="0.81356287773156" calcext:value-type="float">
            <text:p>0.81356287773156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09973307641475" calcext:value-type="float">
            <text:p>9.97E-07</text:p>
          </table:table-cell>
          <table:table-cell table:formula="of:=[.B436]/[.B435]" office:value-type="float" office:value="0.813640884454319" calcext:value-type="float">
            <text:p>0.813640884454319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0008115456274878" calcext:value-type="float">
            <text:p>8.12E-07</text:p>
          </table:table-cell>
          <table:table-cell table:formula="of:=[.B437]/[.B436]" office:value-type="float" office:value="0.813717631764317" calcext:value-type="float">
            <text:p>0.813717631764317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00006604302868688" calcext:value-type="float">
            <text:p>6.60E-07</text:p>
          </table:table-cell>
          <table:table-cell table:formula="of:=[.B438]/[.B437]" office:value-type="float" office:value="0.813793167629048" calcext:value-type="float">
            <text:p>0.813793167629048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05375027745433" calcext:value-type="float">
            <text:p>5.38E-07</text:p>
          </table:table-cell>
          <table:table-cell table:formula="of:=[.B439]/[.B438]" office:value-type="float" office:value="0.813867542464901" calcext:value-type="float">
            <text:p>0.813867542464901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0000437495437381" calcext:value-type="float">
            <text:p>4.37E-07</text:p>
          </table:table-cell>
          <table:table-cell table:formula="of:=[.B440]/[.B439]" office:value-type="float" office:value="0.813940798264207" calcext:value-type="float">
            <text:p>0.813940798264207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0003561269630278" calcext:value-type="float">
            <text:p>3.56E-07</text:p>
          </table:table-cell>
          <table:table-cell table:formula="of:=[.B441]/[.B440]" office:value-type="float" office:value="0.814012976134563" calcext:value-type="float">
            <text:p>0.814012976134563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02899173052581" calcext:value-type="float">
            <text:p>2.90E-07</text:p>
          </table:table-cell>
          <table:table-cell table:formula="of:=[.B442]/[.B441]" office:value-type="float" office:value="0.814084119868982" calcext:value-type="float">
            <text:p>0.814084119868982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00002360374131165" calcext:value-type="float">
            <text:p>2.36E-07</text:p>
          </table:table-cell>
          <table:table-cell table:formula="of:=[.B443]/[.B442]" office:value-type="float" office:value="0.814154273772539" calcext:value-type="float">
            <text:p>0.814154273772539</text:p>
          </table:table-cell>
          <table:table-cell table:formula="of:=AVERAGE([.C434:.C443])" office:value-type="float" office:value="0.813825782993755" calcext:value-type="float">
            <text:p>0.81382578299375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08:41:29.549234689</meta:creation-date>
    <dc:date>2021-06-22T16:30:58.603446655</dc:date>
    <meta:editing-duration>PT1H27M44S</meta:editing-duration>
    <meta:editing-cycles>1</meta:editing-cycles>
    <meta:document-statistic meta:table-count="3" meta:cell-count="3114" meta:object-count="0"/>
    <meta:generator>LibreOffice/6.4.7.2$Linux_X86_64 LibreOffice_project/40$Build-2</meta:generator>
  </office:meta>
</office:document-meta>
</file>